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549cm"/>
    </style:style>
    <style:style style:name="co9" style:family="table-column">
      <style:table-column-properties fo:break-before="auto" style:column-width="1.48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52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646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1.462cm"/>
    </style:style>
    <style:style style:name="co19" style:family="table-column">
      <style:table-column-properties fo:break-before="auto" style:column-width="1.82cm"/>
    </style:style>
    <style:style style:name="co20" style:family="table-column">
      <style:table-column-properties fo:break-before="auto" style:column-width="1.616cm"/>
    </style:style>
    <style:style style:name="co21" style:family="table-column">
      <style:table-column-properties fo:break-before="auto" style:column-width="1.378cm"/>
    </style:style>
    <style:style style:name="co22" style:family="table-column">
      <style:table-column-properties fo:break-before="auto" style:column-width="1.68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0.50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number:percentage-style style:name="N10011" number:language="pt" number:country="BR">
      <number:number number:decimal-places="2" number:min-decimal-places="2" number:min-integer-digits="1"/>
      <number:text>%</number:text>
    </number:percentag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Liberation Serif" style:font-name-asian="Liberation Serif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13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3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21" style:family="table-cell" style:parent-style-name="Default" style:data-style-name="N10011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11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2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12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128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29" style:family="table-cell" style:parent-style-name="Default" style:data-style-name="N10126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0126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126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33" style:family="table-cell" style:parent-style-name="Default" style:data-style-name="N10011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 style:data-style-name="N1001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36" style:family="table-cell" style:parent-style-name="Default" style:data-style-name="N1012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1012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124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40" style:family="table-cell" style:parent-style-name="Default" style:data-style-name="N1012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 style:data-style-name="N1012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12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 style:font-name-complex="DejaVu Sans"/>
    </style:style>
    <style:style style:name="ce109" style:family="table-cell" style:parent-style-name="Default" style:data-style-name="N1012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46" style:family="table-cell" style:parent-style-name="Default" style:data-style-name="N1000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12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12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49" style:family="table-cell" style:parent-style-name="Default" style:data-style-name="N1011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 style:data-style-name="N1011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118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53" style:family="table-cell" style:parent-style-name="Default" style:data-style-name="N10116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 style:data-style-name="N10116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116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57" style:family="table-cell" style:parent-style-name="Default" style:data-style-name="N1010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10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0104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 style:font-name-complex="DejaVu Sans"/>
    </style:style>
    <style:style style:name="ce121" style:family="table-cell" style:parent-style-name="Default" style:data-style-name="N10104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62" style:family="table-cell" style:parent-style-name="Default" style:data-style-name="N1011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11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114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66" style:family="table-cell" style:parent-style-name="Default" style:data-style-name="N1011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 style:data-style-name="N1011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011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70" style:family="table-cell" style:parent-style-name="Default" style:data-style-name="N1011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011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74" style:family="table-cell" style:parent-style-name="Default" style:data-style-name="N1014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1014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14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 style:font-name-complex="DejaVu Sans"/>
    </style:style>
    <style:style style:name="ce135" style:family="table-cell" style:parent-style-name="Default" style:data-style-name="N1014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79" style:family="table-cell" style:parent-style-name="Default" style:data-style-name="N1014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4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014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 style:font-name-complex="DejaVu Sans"/>
    </style:style>
    <style:style style:name="ce138" style:family="table-cell" style:parent-style-name="Default" style:data-style-name="N1014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84" style:family="table-cell" style:parent-style-name="Default" style:data-style-name="N10011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 style:data-style-name="N1010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1010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92" style:family="table-cell" style:parent-style-name="Default" style:data-style-name="N1013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 style:data-style-name="N10132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132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96" style:family="table-cell" style:parent-style-name="Default" style:data-style-name="N1013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10134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134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100" style:family="table-cell" style:parent-style-name="Default" style:data-style-name="N1013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 style:data-style-name="N10138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138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style:font-name-asian="Liberation Serif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erif" fo:font-weight="bold" style:font-name-asian="Liberation Serif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erif" style:font-name-asian="Liberation Serif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erif" fo:font-weight="bold" style:font-name-asian="Liberation Serif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erif" style:font-name-asian="Liberation Serif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erif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column table:style-name="co7" table:default-cell-style-name="ce27"/>
        <table:table-column table:style-name="co8" table:default-cell-style-name="ce27"/>
        <table:table-column table:style-name="co8" table:default-cell-style-name="ce91"/>
        <table:table-column table:style-name="co4" table:default-cell-style-name="ce102"/>
        <table:table-column table:style-name="co4" table:default-cell-style-name="ce105"/>
        <table:table-column table:style-name="co9" table:default-cell-style-name="ce105"/>
        <table:table-column table:style-name="co9" table:default-cell-style-name="ce109"/>
        <table:table-column table:style-name="co10" table:default-cell-style-name="ce102"/>
        <table:table-column table:style-name="co10" table:default-cell-style-name="ce112"/>
        <table:table-column table:style-name="co11" table:default-cell-style-name="ce102"/>
        <table:table-column table:style-name="co11" table:default-cell-style-name="ce115"/>
        <table:table-column table:style-name="co12" table:default-cell-style-name="ce102"/>
        <table:table-column table:style-name="co12" table:default-cell-style-name="ce118"/>
        <table:table-column table:style-name="co13" table:default-cell-style-name="ce102"/>
        <table:table-column table:style-name="co14" table:default-cell-style-name="ce121"/>
        <table:table-column table:style-name="co15" table:default-cell-style-name="ce102"/>
        <table:table-column table:style-name="co16" table:default-cell-style-name="ce125"/>
        <table:table-column table:style-name="co17" table:default-cell-style-name="ce102"/>
        <table:table-column table:style-name="co17" table:default-cell-style-name="ce128"/>
        <table:table-column table:style-name="co7" table:default-cell-style-name="ce102"/>
        <table:table-column table:style-name="co7" table:default-cell-style-name="ce131"/>
        <table:table-column table:style-name="co10" table:default-cell-style-name="ce102"/>
        <table:table-column table:style-name="co10" table:default-cell-style-name="ce135"/>
        <table:table-column table:style-name="co18" table:default-cell-style-name="ce102"/>
        <table:table-column table:style-name="co18" table:default-cell-style-name="ce138"/>
        <table:table-column table:style-name="co19" table:default-cell-style-name="ce102"/>
        <table:table-column table:style-name="co19" table:default-cell-style-name="ce143"/>
        <table:table-column table:style-name="co20" table:default-cell-style-name="ce102"/>
        <table:table-column table:style-name="co20" table:default-cell-style-name="ce146"/>
        <table:table-column table:style-name="co21" table:default-cell-style-name="ce102"/>
        <table:table-column table:style-name="co21" table:default-cell-style-name="ce149"/>
        <table:table-column table:style-name="co22" table:default-cell-style-name="ce149"/>
        <table:table-column table:style-name="co22" table:default-cell-style-name="ce152"/>
        <table:table-column table:style-name="co23" table:default-cell-style-name="ce152"/>
        <table:table-column table:style-name="co24" table:default-cell-style-name="ce6"/>
        <table:table-column table:style-name="co23" table:default-cell-style-name="ce155"/>
        <table:table-column table:style-name="co23" table:number-columns-repeated="982" table:default-cell-style-name="ce157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Moeda </text:p>
          </table:table-cell>
          <table:table-cell table:style-name="ce11" office:value-type="string" calcext:value-type="string">
            <text:p>Sigla</text:p>
          </table:table-cell>
          <table:table-cell table:style-name="ce16" office:value-type="string" calcext:value-type="string">
            <text:p><text:s/>EURO</text:p>
          </table:table-cell>
          <table:table-cell table:style-name="ce16" office:value-type="string" calcext:value-type="string">
            <text:p>EURO %</text:p>
          </table:table-cell>
          <table:table-cell table:style-name="ce23" office:value-type="string" calcext:value-type="string">
            <text:p>USD</text:p>
          </table:table-cell>
          <table:table-cell table:style-name="ce23" office:value-type="string" calcext:value-type="string">
            <text:p>USD %</text:p>
          </table:table-cell>
          <table:table-cell table:style-name="ce29" office:value-type="string" calcext:value-type="string">
            <text:p>AUD</text:p>
          </table:table-cell>
          <table:table-cell table:style-name="ce33" office:value-type="string" calcext:value-type="string">
            <text:p>AUD %</text:p>
          </table:table-cell>
          <table:table-cell table:style-name="ce36" office:value-type="string" calcext:value-type="string">
            <text:p>GBP</text:p>
          </table:table-cell>
          <table:table-cell table:style-name="ce36" office:value-type="string" calcext:value-type="string">
            <text:p>GBP %</text:p>
          </table:table-cell>
          <table:table-cell table:style-name="ce40" office:value-type="string" calcext:value-type="string">
            <text:p>CAD</text:p>
          </table:table-cell>
          <table:table-cell table:style-name="ce33" office:value-type="string" calcext:value-type="string">
            <text:p>CAD %</text:p>
          </table:table-cell>
          <table:table-cell table:style-name="ce40" office:value-type="string" calcext:value-type="string">
            <text:p>DKK</text:p>
          </table:table-cell>
          <table:table-cell table:style-name="ce33" office:value-type="string" calcext:value-type="string">
            <text:p><text:span text:style-name="T1">DKK</text:span>%</text:p>
          </table:table-cell>
          <table:table-cell table:style-name="ce49" office:value-type="string" calcext:value-type="string">
            <text:p>PLN</text:p>
          </table:table-cell>
          <table:table-cell table:style-name="ce33" office:value-type="string" calcext:value-type="string">
            <text:p>PLN %</text:p>
          </table:table-cell>
          <table:table-cell table:style-name="ce53" office:value-type="string" calcext:value-type="string">
            <text:p>SEK</text:p>
          </table:table-cell>
          <table:table-cell table:style-name="ce33" office:value-type="string" calcext:value-type="string">
            <text:p>SEK %</text:p>
          </table:table-cell>
          <table:table-cell table:style-name="ce57" office:value-type="string" calcext:value-type="string">
            <text:p>BRL</text:p>
          </table:table-cell>
          <table:table-cell table:style-name="ce33" office:value-type="string" calcext:value-type="string">
            <text:p>BRL %</text:p>
          </table:table-cell>
          <table:table-cell table:style-name="ce62" office:value-type="string" calcext:value-type="string">
            <text:p>CZK</text:p>
          </table:table-cell>
          <table:table-cell table:style-name="ce33" office:value-type="string" calcext:value-type="string">
            <text:p>CZK %</text:p>
          </table:table-cell>
          <table:table-cell table:style-name="ce66" office:value-type="string" calcext:value-type="string">
            <text:p>NOK</text:p>
          </table:table-cell>
          <table:table-cell table:style-name="ce33" office:value-type="string" calcext:value-type="string">
            <text:p>NOK %</text:p>
          </table:table-cell>
          <table:table-cell table:style-name="ce70" office:value-type="string" calcext:value-type="string">
            <text:p>NZD</text:p>
          </table:table-cell>
          <table:table-cell table:style-name="ce33" office:value-type="string" calcext:value-type="string">
            <text:p>NZD %</text:p>
          </table:table-cell>
          <table:table-cell table:style-name="ce74" office:value-type="string" calcext:value-type="string">
            <text:p>CHF</text:p>
          </table:table-cell>
          <table:table-cell table:style-name="ce33" office:value-type="string" calcext:value-type="string">
            <text:p>CHF %</text:p>
          </table:table-cell>
          <table:table-cell table:style-name="ce79" office:value-type="string" calcext:value-type="string">
            <text:p>JPY</text:p>
          </table:table-cell>
          <table:table-cell table:style-name="ce84" office:value-type="string" calcext:value-type="string">
            <text:p>JPY %</text:p>
          </table:table-cell>
          <table:table-cell table:style-name="ce85" office:value-type="string" calcext:value-type="string">
            <text:p>RON</text:p>
          </table:table-cell>
          <table:table-cell table:style-name="ce33" office:value-type="string" calcext:value-type="string">
            <text:p>RON %</text:p>
          </table:table-cell>
          <table:table-cell table:style-name="ce92" office:value-type="string" calcext:value-type="string">
            <text:p>BGN</text:p>
          </table:table-cell>
          <table:table-cell table:style-name="ce33" office:value-type="string" calcext:value-type="string">
            <text:p>BGN %</text:p>
          </table:table-cell>
          <table:table-cell table:style-name="ce96" office:value-type="string" calcext:value-type="string">
            <text:p>TRY</text:p>
          </table:table-cell>
          <table:table-cell table:style-name="ce96" office:value-type="string" calcext:value-type="string">
            <text:p>TRY %</text:p>
          </table:table-cell>
          <table:table-cell table:style-name="ce100" office:value-type="string" calcext:value-type="string">
            <text:p>ILS</text:p>
          </table:table-cell>
          <table:table-cell table:style-name="ce100" office:value-type="string" calcext:value-type="string">
            <text:p>ILS %</text:p>
          </table:table-cell>
          <table:table-cell table:style-name="ce1"/>
          <table:table-cell table:style-name="ce113" office:value-type="string" calcext:value-type="string">
            <text:p>Valor</text:p>
          </table:table-cell>
          <table:table-cell table:style-name="ce156" table:number-columns-repeated="982"/>
        </table:table-row>
        <table:table-row table:style-name="ro2">
          <table:table-cell table:style-name="ce5" office:value-type="string" calcext:value-type="string">
            <text:p>Alemanha</text:p>
          </table:table-cell>
          <table:table-cell table:style-name="ce5" office:value-type="float" office:value="49" calcext:value-type="float">
            <text:p>49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]/[.AP2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]/[.AP2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]/[.AP2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]/[.AP2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]/[.AP2]" office:value-type="percentage" office:value="0.00877" calcext:value-type="percentage">
            <text:p>0,88%</text:p>
          </table:table-cell>
          <table:table-cell table:style-name="ce46" office:value-type="float" office:value="8.02" calcext:value-type="float">
            <text:p>8,02</text:p>
          </table:table-cell>
          <table:table-cell table:style-name="ce21" table:formula="of:=[.O2]/[.AP2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]/[.AP2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]/[.AP2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]/[.AP2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]/[.AP2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]/[.AP2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]/[.AP2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]/[.AP2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]/[.AP2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]/[.AP2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]/[.AP2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]/[.AP2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]/[.AP2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Austrália</text:p>
          </table:table-cell>
          <table:table-cell table:style-name="ce5" office:value-type="float" office:value="61" calcext:value-type="float">
            <text:p>61</text:p>
          </table:table-cell>
          <table:table-cell table:style-name="ce8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table:style-name="ce14" office:value-type="currency" office:currency="EUR" office:value="5.78" calcext:value-type="currency">
            <text:p>€ 5,78</text:p>
          </table:table-cell>
          <table:table-cell table:style-name="ce21" table:formula="of:=[.E3]/[.AP3]" office:value-type="percentage" office:value="0.00578" calcext:value-type="percentage">
            <text:p>0,58%</text:p>
          </table:table-cell>
          <table:table-cell table:style-name="ce25" office:value-type="currency" office:currency="USD" office:value="8.91" calcext:value-type="currency">
            <text:p>$8,91</text:p>
          </table:table-cell>
          <table:table-cell table:style-name="ce21" table:formula="of:=[.G3]/[.AP3]" office:value-type="percentage" office:value="0.00891" calcext:value-type="percentage">
            <text:p>0,89%</text:p>
          </table:table-cell>
          <table:table-cell table:style-name="ce90" office:value-type="currency" office:currency="AUD" office:value="0" calcext:value-type="currency">
            <text:p>$0,00</text:p>
          </table:table-cell>
          <table:table-cell table:style-name="ce21" table:formula="of:=[.I3]/[.AP3]" office:value-type="percentage" office:value="0" calcext:value-type="percentage">
            <text:p>0,00%</text:p>
          </table:table-cell>
          <table:table-cell table:style-name="ce104" office:value-type="currency" office:currency="GBP" office:value="4.35" calcext:value-type="currency">
            <text:p>£4,35</text:p>
          </table:table-cell>
          <table:table-cell table:style-name="ce21" table:formula="of:=[.K3]/[.AP3]" office:value-type="percentage" office:value="0.00435" calcext:value-type="percentage">
            <text:p>0,44%</text:p>
          </table:table-cell>
          <table:table-cell table:style-name="ce107" office:value-type="currency" office:currency="CAD" office:value="8.69" calcext:value-type="currency">
            <text:p>$8,69</text:p>
          </table:table-cell>
          <table:table-cell table:style-name="ce21" table:formula="of:=[.M3]/[.AP3]" office:value-type="percentage" office:value="0.00869" calcext:value-type="percentage">
            <text:p>0,87%</text:p>
          </table:table-cell>
          <table:table-cell table:style-name="ce111" office:value-type="currency" office:currency="DKK" office:value="8.33" calcext:value-type="currency">
            <text:p>kr. 8,33</text:p>
          </table:table-cell>
          <table:table-cell table:style-name="ce21" table:formula="of:=[.O3]/[.AP3]" office:value-type="percentage" office:value="0.00833" calcext:value-type="percentage">
            <text:p>0,83%</text:p>
          </table:table-cell>
          <table:table-cell table:style-name="ce114" office:value-type="currency" office:currency="PLN" office:value="7.31" calcext:value-type="currency">
            <text:p>7,31 zł</text:p>
          </table:table-cell>
          <table:table-cell table:style-name="ce21" table:formula="of:=[.Q3]/[.AP3]" office:value-type="percentage" office:value="0.00731" calcext:value-type="percentage">
            <text:p>0,73%</text:p>
          </table:table-cell>
          <table:table-cell table:style-name="ce117" office:value-type="currency" office:currency="SEK" office:value="11.42" calcext:value-type="currency">
            <text:p>11,42 kr</text:p>
          </table:table-cell>
          <table:table-cell table:style-name="ce21" table:formula="of:=[.S3]/[.AP3]" office:value-type="percentage" office:value="0.01142" calcext:value-type="percentage">
            <text:p>1,14%</text:p>
          </table:table-cell>
          <table:table-cell table:style-name="ce120" office:value-type="currency" office:currency="BRL" office:value="22.02" calcext:value-type="currency">
            <text:p>R$ 22,02</text:p>
          </table:table-cell>
          <table:table-cell table:style-name="ce21" table:formula="of:=[.U3]/[.AP3]" office:value-type="percentage" office:value="0.02202" calcext:value-type="percentage">
            <text:p>2,20%</text:p>
          </table:table-cell>
          <table:table-cell table:style-name="ce124" office:value-type="currency" office:currency="CZK" office:value="11.74" calcext:value-type="currency">
            <text:p>11,74 Kč</text:p>
          </table:table-cell>
          <table:table-cell table:style-name="ce21" table:formula="of:=[.W3]/[.AP3]" office:value-type="percentage" office:value="0.01174" calcext:value-type="percentage">
            <text:p>1,17%</text:p>
          </table:table-cell>
          <table:table-cell table:style-name="ce127" office:value-type="currency" office:currency="NOK" office:value="7.44" calcext:value-type="currency">
            <text:p>kr 7,44</text:p>
          </table:table-cell>
          <table:table-cell table:style-name="ce21" table:formula="of:=[.Y3]/[.AP3]" office:value-type="percentage" office:value="0.00744" calcext:value-type="percentage">
            <text:p>0,74%</text:p>
          </table:table-cell>
          <table:table-cell table:style-name="ce130" office:value-type="currency" office:currency="NZD" office:value="4.87" calcext:value-type="currency">
            <text:p>$4,87</text:p>
          </table:table-cell>
          <table:table-cell table:style-name="ce21" table:formula="of:=[.AA3]/[.AP3]" office:value-type="percentage" office:value="0.00487" calcext:value-type="percentage">
            <text:p>0,49%</text:p>
          </table:table-cell>
          <table:table-cell table:style-name="ce133" office:value-type="currency" office:currency="CHF" office:value="5.26" calcext:value-type="currency">
            <text:p>CHF 5,26</text:p>
          </table:table-cell>
          <table:table-cell table:style-name="ce21" table:formula="of:=[.AC3]/[.AP3]" office:value-type="percentage" office:value="0.00526" calcext:value-type="percentage">
            <text:p>0,53%</text:p>
          </table:table-cell>
          <table:table-cell table:style-name="ce137" office:value-type="currency" office:currency="JPY" office:value="82" calcext:value-type="currency">
            <text:p>￥82</text:p>
          </table:table-cell>
          <table:table-cell table:style-name="ce21" table:formula="of:=[.AE3]/[.AP3]" office:value-type="percentage" office:value="0.082" calcext:value-type="percentage">
            <text:p>8,20%</text:p>
          </table:table-cell>
          <table:table-cell table:style-name="ce142" office:value-type="currency" office:currency="RON" office:value="8.69" calcext:value-type="currency">
            <text:p>8,69 lei</text:p>
          </table:table-cell>
          <table:table-cell table:style-name="ce21" table:formula="of:=[.AG3]/[.AP3]" office:value-type="percentage" office:value="0.00869" calcext:value-type="percentage">
            <text:p>0,87%</text:p>
          </table:table-cell>
          <table:table-cell table:style-name="ce145" office:value-type="currency" office:currency="BGN" office:value="7.38" calcext:value-type="currency">
            <text:p>7,38 лв.</text:p>
          </table:table-cell>
          <table:table-cell table:style-name="ce21" table:formula="of:=[.AI3]/[.AP3]" office:value-type="percentage" office:value="0.00738" calcext:value-type="percentage">
            <text:p>0,74%</text:p>
          </table:table-cell>
          <table:table-cell table:style-name="ce148" office:value-type="currency" office:currency="TRY" office:value="31.54" calcext:value-type="currency">
            <text:p>₺31,54</text:p>
          </table:table-cell>
          <table:table-cell table:style-name="ce21" table:formula="of:=[.AK3]/[.AP3]" office:value-type="percentage" office:value="0.03154" calcext:value-type="percentage">
            <text:p>3,15%</text:p>
          </table:table-cell>
          <table:table-cell table:style-name="ce151" office:value-type="currency" office:currency="ILS" office:value="7.76" calcext:value-type="currency">
            <text:p>‎₪ 7,76</text:p>
          </table:table-cell>
          <table:table-cell table:style-name="ce21" table:formula="of:=[.AM3]/[.AP3]" office:value-type="percentage" office:value="0.00776" calcext:value-type="percentage">
            <text:p>0,78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Áustria</text:p>
          </table:table-cell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4]/[.AP4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4]/[.AP4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4]/[.AP4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4]/[.AP4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4]/[.AP4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4]/[.AP4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4]/[.AP4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4]/[.AP4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4]/[.AP4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4]/[.AP4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4]/[.AP4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4]/[.AP4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4]/[.AP4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4]/[.AP4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4]/[.AP4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4]/[.AP4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4]/[.AP4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4]/[.AP4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Bangladesh</text:p>
          </table:table-cell>
          <table:table-cell table:style-name="ce5"/>
          <table:table-cell table:style-name="ce8" office:value-type="string" calcext:value-type="string">
            <text:p>Taka de Bangladesh</text:p>
          </table:table-cell>
          <table:table-cell office:value-type="string" calcext:value-type="string">
            <text:p>BDT</text:p>
          </table:table-cell>
          <table:table-cell table:style-name="ce14" office:value-type="currency" office:currency="EUR" office:value="9.21" calcext:value-type="currency">
            <text:p>€ 9,21</text:p>
          </table:table-cell>
          <table:table-cell table:style-name="ce18" table:formula="of:=[.E5]/[.AP5]" office:value-type="percentage" office:value="0.00921" calcext:value-type="percentage">
            <text:p>0,92%</text:p>
          </table:table-cell>
          <table:table-cell table:style-name="ce25" office:value-type="currency" office:currency="USD" office:value="12.39" calcext:value-type="currency">
            <text:p>$12,39</text:p>
          </table:table-cell>
          <table:table-cell table:style-name="ce18" table:formula="of:=[.G5]/[.AP5]" office:value-type="percentage" office:value="0.01239" calcext:value-type="percentage">
            <text:p>1,24%</text:p>
          </table:table-cell>
          <table:table-cell table:style-name="ce90" office:value-type="currency" office:currency="AUD" office:value="9.25" calcext:value-type="currency">
            <text:p>$9,25</text:p>
          </table:table-cell>
          <table:table-cell table:style-name="ce18" table:formula="of:=[.I5]/[.AP5]" office:value-type="percentage" office:value="0.00925" calcext:value-type="percentage">
            <text:p>0,93%</text:p>
          </table:table-cell>
          <table:table-cell table:style-name="ce104" office:value-type="currency" office:currency="GBP" office:value="7.64" calcext:value-type="currency">
            <text:p>£7,64</text:p>
          </table:table-cell>
          <table:table-cell table:style-name="ce18" table:formula="of:=[.K5]/[.AP5]" office:value-type="percentage" office:value="0.00764" calcext:value-type="percentage">
            <text:p>0,76%</text:p>
          </table:table-cell>
          <table:table-cell table:style-name="ce107" office:value-type="currency" office:currency="CAD" office:value="12.71" calcext:value-type="currency">
            <text:p>$12,71</text:p>
          </table:table-cell>
          <table:table-cell table:style-name="ce18" table:formula="of:=[.M5]/[.AP5]" office:value-type="percentage" office:value="0.01271" calcext:value-type="percentage">
            <text:p>1,27%</text:p>
          </table:table-cell>
          <table:table-cell table:style-name="ce111" office:value-type="currency" office:currency="DKK" office:value="19.27" calcext:value-type="currency">
            <text:p>kr. 19,27</text:p>
          </table:table-cell>
          <table:table-cell table:style-name="ce18" table:formula="of:=[.O5]/[.AP5]" office:value-type="percentage" office:value="0.01927" calcext:value-type="percentage">
            <text:p>1,93%</text:p>
          </table:table-cell>
          <table:table-cell table:style-name="ce114" office:value-type="currency" office:currency="PLN" office:value="14.99" calcext:value-type="currency">
            <text:p>14,99 zł</text:p>
          </table:table-cell>
          <table:table-cell table:style-name="ce18" table:formula="of:=[.Q5]/[.AP5]" office:value-type="percentage" office:value="0.01499" calcext:value-type="percentage">
            <text:p>1,50%</text:p>
          </table:table-cell>
          <table:table-cell table:style-name="ce117" office:value-type="currency" office:currency="SEK" office:value="25.78" calcext:value-type="currency">
            <text:p>25,78 kr</text:p>
          </table:table-cell>
          <table:table-cell table:style-name="ce18" table:formula="of:=[.S5]/[.AP5]" office:value-type="percentage" office:value="0.02578" calcext:value-type="percentage">
            <text:p>2,58%</text:p>
          </table:table-cell>
          <table:table-cell table:style-name="ce120" office:value-type="currency" office:currency="BRL" office:value="31.2" calcext:value-type="currency">
            <text:p>R$ 31,20</text:p>
          </table:table-cell>
          <table:table-cell table:style-name="ce18" table:formula="of:=[.U5]/[.AP5]" office:value-type="percentage" office:value="0.0312" calcext:value-type="percentage">
            <text:p>3,12%</text:p>
          </table:table-cell>
          <table:table-cell table:style-name="ce124" office:value-type="currency" office:currency="CZK" office:value="43.85" calcext:value-type="currency">
            <text:p>43,85 Kč</text:p>
          </table:table-cell>
          <table:table-cell table:style-name="ce18" table:formula="of:=[.W5]/[.AP5]" office:value-type="percentage" office:value="0.04385" calcext:value-type="percentage">
            <text:p>4,39%</text:p>
          </table:table-cell>
          <table:table-cell table:style-name="ce127" office:value-type="currency" office:currency="NOK" office:value="21.02" calcext:value-type="currency">
            <text:p>kr 21,02</text:p>
          </table:table-cell>
          <table:table-cell table:style-name="ce18" table:formula="of:=[.Y5]/[.AP5]" office:value-type="percentage" office:value="0.02102" calcext:value-type="percentage">
            <text:p>2,10%</text:p>
          </table:table-cell>
          <table:table-cell table:style-name="ce130" office:value-type="currency" office:currency="NZD" office:value="9.08" calcext:value-type="currency">
            <text:p>$9,08</text:p>
          </table:table-cell>
          <table:table-cell table:style-name="ce18" table:formula="of:=[.AA5]/[.AP5]" office:value-type="percentage" office:value="0.00908" calcext:value-type="percentage">
            <text:p>0,91%</text:p>
          </table:table-cell>
          <table:table-cell table:style-name="ce133" office:value-type="currency" office:currency="CHF" office:value="8.85" calcext:value-type="currency">
            <text:p>CHF 8,85</text:p>
          </table:table-cell>
          <table:table-cell table:style-name="ce18" table:formula="of:=[.AC5]/[.AP5]" office:value-type="percentage" office:value="0.00885" calcext:value-type="percentage">
            <text:p>0,89%</text:p>
          </table:table-cell>
          <table:table-cell table:style-name="ce137" office:value-type="currency" office:currency="JPY" office:value="229" calcext:value-type="currency">
            <text:p>￥229</text:p>
          </table:table-cell>
          <table:table-cell table:style-name="ce18" table:formula="of:=[.AE5]/[.AP5]" office:value-type="percentage" office:value="0.229" calcext:value-type="percentage">
            <text:p>22,90%</text:p>
          </table:table-cell>
          <table:table-cell table:style-name="ce142" office:value-type="currency" office:currency="RON" office:value="16.45" calcext:value-type="currency">
            <text:p>16,45 lei</text:p>
          </table:table-cell>
          <table:table-cell table:style-name="ce18" table:formula="of:=[.AG5]/[.AP5]" office:value-type="percentage" office:value="0.01645" calcext:value-type="percentage">
            <text:p>1,65%</text:p>
          </table:table-cell>
          <table:table-cell table:style-name="ce145" office:value-type="currency" office:currency="BGN" office:value="11.93" calcext:value-type="currency">
            <text:p>11,93 лв.</text:p>
          </table:table-cell>
          <table:table-cell table:style-name="ce18" table:formula="of:=[.AI5]/[.AP5]" office:value-type="percentage" office:value="0.01193" calcext:value-type="percentage">
            <text:p>1,19%</text:p>
          </table:table-cell>
          <table:table-cell table:style-name="ce148" office:value-type="currency" office:currency="TRY" office:value="51.15" calcext:value-type="currency">
            <text:p>₺51,15</text:p>
          </table:table-cell>
          <table:table-cell table:style-name="ce18" table:formula="of:=[.AK5]/[.AP5]" office:value-type="percentage" office:value="0.05115" calcext:value-type="percentage">
            <text:p>5,12%</text:p>
          </table:table-cell>
          <table:table-cell table:style-name="ce151" office:value-type="currency" office:currency="ILS" office:value="14.22" calcext:value-type="currency">
            <text:p>‎₪ 14,22</text:p>
          </table:table-cell>
          <table:table-cell table:style-name="ce18" table:formula="of:=[.AM5]/[.AP5]" office:value-type="percentage" office:value="0.01422" calcext:value-type="percentage">
            <text:p>1,42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Bélgica</text:p>
          </table:table-cell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6]/[.AP6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6]/[.AP6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6]/[.AP6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6]/[.AP6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6]/[.AP6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6]/[.AP6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6]/[.AP6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6]/[.AP6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6]/[.AP6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6]/[.AP6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6]/[.AP6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6]/[.AP6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6]/[.AP6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6]/[.AP6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6]/[.AP6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6]/[.AP6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6]/[.AP6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6]/[.AP6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Brasil</text:p>
          </table:table-cell>
          <table:table-cell table:style-name="ce5" office:value-type="float" office:value="55" calcext:value-type="float">
            <text:p>55</text:p>
          </table:table-cell>
          <table:table-cell table:style-name="ce8" office:value-type="string" calcext:value-type="string">
            <text:p>Real</text:p>
          </table:table-cell>
          <table:table-cell office:value-type="string" calcext:value-type="string">
            <text:p>BRL</text:p>
          </table:table-cell>
          <table:table-cell table:style-name="ce14" office:value-type="currency" office:currency="EUR" office:value="12.68" calcext:value-type="currency">
            <text:p>€ 12,68</text:p>
          </table:table-cell>
          <table:table-cell table:style-name="ce21" table:formula="of:=[.E7]/[.AP7]" office:value-type="percentage" office:value="0.01268" calcext:value-type="percentage">
            <text:p>1,27%</text:p>
          </table:table-cell>
          <table:table-cell table:style-name="ce25" office:value-type="currency" office:currency="USD" office:value="15.78" calcext:value-type="currency">
            <text:p>$15,78</text:p>
          </table:table-cell>
          <table:table-cell table:style-name="ce21" table:formula="of:=[.G7]/[.AP7]" office:value-type="percentage" office:value="0.01578" calcext:value-type="percentage">
            <text:p>1,58%</text:p>
          </table:table-cell>
          <table:table-cell table:style-name="ce90" office:value-type="currency" office:currency="AUD" office:value="12.02" calcext:value-type="currency">
            <text:p>$12,02</text:p>
          </table:table-cell>
          <table:table-cell table:style-name="ce21" table:formula="of:=[.I7]/[.AP7]" office:value-type="percentage" office:value="0.01202" calcext:value-type="percentage">
            <text:p>1,20%</text:p>
          </table:table-cell>
          <table:table-cell table:style-name="ce104" office:value-type="currency" office:currency="GBP" office:value="11.28" calcext:value-type="currency">
            <text:p>£11,28</text:p>
          </table:table-cell>
          <table:table-cell table:style-name="ce21" table:formula="of:=[.K7]/[.AP7]" office:value-type="percentage" office:value="0.01128" calcext:value-type="percentage">
            <text:p>1,13%</text:p>
          </table:table-cell>
          <table:table-cell table:style-name="ce107" office:value-type="currency" office:currency="CAD" office:value="15.56" calcext:value-type="currency">
            <text:p>$15,56</text:p>
          </table:table-cell>
          <table:table-cell table:style-name="ce21" table:formula="of:=[.M7]/[.AP7]" office:value-type="percentage" office:value="0.01556" calcext:value-type="percentage">
            <text:p>1,56%</text:p>
          </table:table-cell>
          <table:table-cell table:style-name="ce111" office:value-type="currency" office:currency="DKK" office:value="15.2" calcext:value-type="currency">
            <text:p>kr. 15,20</text:p>
          </table:table-cell>
          <table:table-cell table:style-name="ce21" table:formula="of:=[.O7]/[.AP7]" office:value-type="percentage" office:value="0.0152" calcext:value-type="percentage">
            <text:p>1,52%</text:p>
          </table:table-cell>
          <table:table-cell table:style-name="ce114" office:value-type="currency" office:currency="PLN" office:value="14.17" calcext:value-type="currency">
            <text:p>14,17 zł</text:p>
          </table:table-cell>
          <table:table-cell table:style-name="ce21" table:formula="of:=[.Q7]/[.AP7]" office:value-type="percentage" office:value="0.01417" calcext:value-type="percentage">
            <text:p>1,42%</text:p>
          </table:table-cell>
          <table:table-cell table:style-name="ce117" office:value-type="currency" office:currency="SEK" office:value="18.38" calcext:value-type="currency">
            <text:p>18,38 kr</text:p>
          </table:table-cell>
          <table:table-cell table:style-name="ce21" table:formula="of:=[.S7]/[.AP7]" office:value-type="percentage" office:value="0.01838" calcext:value-type="percentage">
            <text:p>1,84%</text:p>
          </table:table-cell>
          <table:table-cell table:style-name="ce122" office:value-type="currency" office:currency="BRL" office:value="0" calcext:value-type="currency">
            <text:p>R$ 0,00</text:p>
          </table:table-cell>
          <table:table-cell table:style-name="ce21" table:formula="of:=[.U7]/[.AP7]" office:value-type="percentage" office:value="0" calcext:value-type="percentage">
            <text:p>0,00%</text:p>
          </table:table-cell>
          <table:table-cell table:style-name="ce124" office:value-type="currency" office:currency="CZK" office:value="18.31" calcext:value-type="currency">
            <text:p>18,31 Kč</text:p>
          </table:table-cell>
          <table:table-cell table:style-name="ce21" table:formula="of:=[.W7]/[.AP7]" office:value-type="percentage" office:value="0.01831" calcext:value-type="percentage">
            <text:p>1,83%</text:p>
          </table:table-cell>
          <table:table-cell table:style-name="ce127" office:value-type="currency" office:currency="NOK" office:value="14.47" calcext:value-type="currency">
            <text:p>kr 14,47</text:p>
          </table:table-cell>
          <table:table-cell table:style-name="ce21" table:formula="of:=[.Y7]/[.AP7]" office:value-type="percentage" office:value="0.01447" calcext:value-type="percentage">
            <text:p>1,45%</text:p>
          </table:table-cell>
          <table:table-cell table:style-name="ce130" office:value-type="currency" office:currency="NZD" office:value="11.79" calcext:value-type="currency">
            <text:p>$11,79</text:p>
          </table:table-cell>
          <table:table-cell table:style-name="ce21" table:formula="of:=[.AA7]/[.AP7]" office:value-type="percentage" office:value="0.01179" calcext:value-type="percentage">
            <text:p>1,18%</text:p>
          </table:table-cell>
          <table:table-cell table:style-name="ce133" office:value-type="currency" office:currency="CHF" office:value="12.15" calcext:value-type="currency">
            <text:p>CHF 12,15</text:p>
          </table:table-cell>
          <table:table-cell table:style-name="ce21" table:formula="of:=[.AC7]/[.AP7]" office:value-type="percentage" office:value="0.01215" calcext:value-type="percentage">
            <text:p>1,22%</text:p>
          </table:table-cell>
          <table:table-cell table:style-name="ce137" office:value-type="currency" office:currency="JPY" office:value="222" calcext:value-type="currency">
            <text:p>￥222</text:p>
          </table:table-cell>
          <table:table-cell table:style-name="ce21" table:formula="of:=[.AE7]/[.AP7]" office:value-type="percentage" office:value="0.222" calcext:value-type="percentage">
            <text:p>22,20%</text:p>
          </table:table-cell>
          <table:table-cell table:style-name="ce142" office:value-type="currency" office:currency="RON" office:value="15.58" calcext:value-type="currency">
            <text:p>15,58 lei</text:p>
          </table:table-cell>
          <table:table-cell table:style-name="ce21" table:formula="of:=[.AG7]/[.AP7]" office:value-type="percentage" office:value="0.01558" calcext:value-type="percentage">
            <text:p>1,56%</text:p>
          </table:table-cell>
          <table:table-cell table:style-name="ce145" office:value-type="currency" office:currency="BGN" office:value="14.29" calcext:value-type="currency">
            <text:p>14,29 лв.</text:p>
          </table:table-cell>
          <table:table-cell table:style-name="ce21" table:formula="of:=[.AI7]/[.AP7]" office:value-type="percentage" office:value="0.01429" calcext:value-type="percentage">
            <text:p>1,43%</text:p>
          </table:table-cell>
          <table:table-cell table:style-name="ce148" office:value-type="currency" office:currency="TRY" office:value="38.86" calcext:value-type="currency">
            <text:p>₺38,86</text:p>
          </table:table-cell>
          <table:table-cell table:style-name="ce21" table:formula="of:=[.AK7]/[.AP7]" office:value-type="percentage" office:value="0.03886" calcext:value-type="percentage">
            <text:p>3,89%</text:p>
          </table:table-cell>
          <table:table-cell table:style-name="ce151" office:value-type="currency" office:currency="ILS" office:value="14.63" calcext:value-type="currency">
            <text:p>‎₪ 14,63</text:p>
          </table:table-cell>
          <table:table-cell table:style-name="ce21" table:formula="of:=[.AM7]/[.AP7]" office:value-type="percentage" office:value="0.01463" calcext:value-type="percentage">
            <text:p>1,46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Bulgária</text:p>
          </table:table-cell>
          <table:table-cell table:style-name="ce5" office:value-type="float" office:value="359" calcext:value-type="float">
            <text:p>359</text:p>
          </table:table-cell>
          <table:table-cell table:style-name="ce8" office:value-type="string" calcext:value-type="string">
            <text:p>Lev Búlgaro</text:p>
          </table:table-cell>
          <table:table-cell office:value-type="string" calcext:value-type="string">
            <text:p>BGN</text:p>
          </table:table-cell>
          <table:table-cell table:style-name="ce14" office:value-type="currency" office:currency="EUR" office:value="7.42" calcext:value-type="currency">
            <text:p>€ 7,42</text:p>
          </table:table-cell>
          <table:table-cell table:style-name="ce21" table:formula="of:=[.E8]/[.AP8]" office:value-type="percentage" office:value="0.00742" calcext:value-type="percentage">
            <text:p>0,74%</text:p>
          </table:table-cell>
          <table:table-cell table:style-name="ce25" office:value-type="currency" office:currency="USD" office:value="10.54" calcext:value-type="currency">
            <text:p>$10,54</text:p>
          </table:table-cell>
          <table:table-cell table:style-name="ce21" table:formula="of:=[.G8]/[.AP8]" office:value-type="percentage" office:value="0.01054" calcext:value-type="percentage">
            <text:p>1,05%</text:p>
          </table:table-cell>
          <table:table-cell table:style-name="ce90" office:value-type="currency" office:currency="AUD" office:value="6.84" calcext:value-type="currency">
            <text:p>$6,84</text:p>
          </table:table-cell>
          <table:table-cell table:style-name="ce21" table:formula="of:=[.I8]/[.AP8]" office:value-type="percentage" office:value="0.00684" calcext:value-type="percentage">
            <text:p>0,68%</text:p>
          </table:table-cell>
          <table:table-cell table:style-name="ce104" office:value-type="currency" office:currency="GBP" office:value="5.98" calcext:value-type="currency">
            <text:p>£5,98</text:p>
          </table:table-cell>
          <table:table-cell table:style-name="ce21" table:formula="of:=[.K8]/[.AP8]" office:value-type="percentage" office:value="0.00598" calcext:value-type="percentage">
            <text:p>0,60%</text:p>
          </table:table-cell>
          <table:table-cell table:style-name="ce107" office:value-type="currency" office:currency="CAD" office:value="10.38" calcext:value-type="currency">
            <text:p>$10,38</text:p>
          </table:table-cell>
          <table:table-cell table:style-name="ce21" table:formula="of:=[.M8]/[.AP8]" office:value-type="percentage" office:value="0.01038" calcext:value-type="percentage">
            <text:p>1,04%</text:p>
          </table:table-cell>
          <table:table-cell table:style-name="ce111" office:value-type="currency" office:currency="DKK" office:value="10.98" calcext:value-type="currency">
            <text:p>kr. 10,98</text:p>
          </table:table-cell>
          <table:table-cell table:style-name="ce21" table:formula="of:=[.O8]/[.AP8]" office:value-type="percentage" office:value="0.01098" calcext:value-type="percentage">
            <text:p>1,10%</text:p>
          </table:table-cell>
          <table:table-cell table:style-name="ce114" office:value-type="currency" office:currency="PLN" office:value="9.5" calcext:value-type="currency">
            <text:p>9,50 zł</text:p>
          </table:table-cell>
          <table:table-cell table:style-name="ce21" table:formula="of:=[.Q8]/[.AP8]" office:value-type="percentage" office:value="0.0095" calcext:value-type="percentage">
            <text:p>0,95%</text:p>
          </table:table-cell>
          <table:table-cell table:style-name="ce117" office:value-type="currency" office:currency="SEK" office:value="14.76" calcext:value-type="currency">
            <text:p>14,76 kr</text:p>
          </table:table-cell>
          <table:table-cell table:style-name="ce21" table:formula="of:=[.S8]/[.AP8]" office:value-type="percentage" office:value="0.01476" calcext:value-type="percentage">
            <text:p>1,48%</text:p>
          </table:table-cell>
          <table:table-cell table:style-name="ce120" office:value-type="currency" office:currency="BRL" office:value="24.21" calcext:value-type="currency">
            <text:p>R$ 24,21</text:p>
          </table:table-cell>
          <table:table-cell table:style-name="ce21" table:formula="of:=[.U8]/[.AP8]" office:value-type="percentage" office:value="0.02421" calcext:value-type="percentage">
            <text:p>2,42%</text:p>
          </table:table-cell>
          <table:table-cell table:style-name="ce124" office:value-type="currency" office:currency="CZK" office:value="16.69" calcext:value-type="currency">
            <text:p>16,69 Kč</text:p>
          </table:table-cell>
          <table:table-cell table:style-name="ce21" table:formula="of:=[.W8]/[.AP8]" office:value-type="percentage" office:value="0.01669" calcext:value-type="percentage">
            <text:p>1,67%</text:p>
          </table:table-cell>
          <table:table-cell table:style-name="ce127" office:value-type="currency" office:currency="NOK" office:value="10.8" calcext:value-type="currency">
            <text:p>kr 10,80</text:p>
          </table:table-cell>
          <table:table-cell table:style-name="ce21" table:formula="of:=[.Y8]/[.AP8]" office:value-type="percentage" office:value="0.0108" calcext:value-type="percentage">
            <text:p>1,08%</text:p>
          </table:table-cell>
          <table:table-cell table:style-name="ce130" office:value-type="currency" office:currency="NZD" office:value="6.62" calcext:value-type="currency">
            <text:p>$6,62</text:p>
          </table:table-cell>
          <table:table-cell table:style-name="ce21" table:formula="of:=[.AA8]/[.AP8]" office:value-type="percentage" office:value="0.00662" calcext:value-type="percentage">
            <text:p>0,66%</text:p>
          </table:table-cell>
          <table:table-cell table:style-name="ce133" office:value-type="currency" office:currency="CHF" office:value="6.87" calcext:value-type="currency">
            <text:p>CHF 6,87</text:p>
          </table:table-cell>
          <table:table-cell table:style-name="ce21" table:formula="of:=[.AC8]/[.AP8]" office:value-type="percentage" office:value="0.00687" calcext:value-type="percentage">
            <text:p>0,69%</text:p>
          </table:table-cell>
          <table:table-cell table:style-name="ce137" office:value-type="currency" office:currency="JPY" office:value="108" calcext:value-type="currency">
            <text:p>￥108</text:p>
          </table:table-cell>
          <table:table-cell table:style-name="ce21" table:formula="of:=[.AE8]/[.AP8]" office:value-type="percentage" office:value="0.108" calcext:value-type="percentage">
            <text:p>10,80%</text:p>
          </table:table-cell>
          <table:table-cell table:style-name="ce142" office:value-type="currency" office:currency="RON" office:value="10.96" calcext:value-type="currency">
            <text:p>10,96 lei</text:p>
          </table:table-cell>
          <table:table-cell table:style-name="ce21" table:formula="of:=[.AG8]/[.AP8]" office:value-type="percentage" office:value="0.01096" calcext:value-type="percentage">
            <text:p>1,10%</text:p>
          </table:table-cell>
          <table:table-cell table:style-name="ce145" office:value-type="currency" office:currency="BGN" office:value="0" calcext:value-type="currency">
            <text:p>0,00 лв.</text:p>
          </table:table-cell>
          <table:table-cell table:style-name="ce21" table:formula="of:=[.AI8]/[.AP8]" office:value-type="percentage" office:value="0" calcext:value-type="percentage">
            <text:p>0,00%</text:p>
          </table:table-cell>
          <table:table-cell table:style-name="ce148" office:value-type="currency" office:currency="TRY" office:value="36.8" calcext:value-type="currency">
            <text:p>₺36,80</text:p>
          </table:table-cell>
          <table:table-cell table:style-name="ce21" table:formula="of:=[.AK8]/[.AP8]" office:value-type="percentage" office:value="0.0368" calcext:value-type="percentage">
            <text:p>3,68%</text:p>
          </table:table-cell>
          <table:table-cell table:style-name="ce151" office:value-type="currency" office:currency="ILS" office:value="9.79" calcext:value-type="currency">
            <text:p>‎₪ 9,79</text:p>
          </table:table-cell>
          <table:table-cell table:style-name="ce21" table:formula="of:=[.AM8]/[.AP8]" office:value-type="percentage" office:value="0.00979" calcext:value-type="percentage">
            <text:p>0,98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Canadá</text:p>
          </table:table-cell>
          <table:table-cell table:style-name="ce5" office:value-type="float" office:value="359" calcext:value-type="float">
            <text:p>359</text:p>
          </table:table-cell>
          <table:table-cell table:style-name="ce8" office:value-type="string" calcext:value-type="string">
            <text:p>Dólar Canadense</text:p>
          </table:table-cell>
          <table:table-cell office:value-type="string" calcext:value-type="string">
            <text:p>CAD</text:p>
          </table:table-cell>
          <table:table-cell table:style-name="ce14" office:value-type="currency" office:currency="EUR" office:value="6.46" calcext:value-type="currency">
            <text:p>€ 6,46</text:p>
          </table:table-cell>
          <table:table-cell table:style-name="ce21" table:formula="of:=[.E9]/[.AP9]" office:value-type="percentage" office:value="0.00646" calcext:value-type="percentage">
            <text:p>0,65%</text:p>
          </table:table-cell>
          <table:table-cell table:style-name="ce25" office:value-type="currency" office:currency="USD" office:value="9.58" calcext:value-type="currency">
            <text:p>$9,58</text:p>
          </table:table-cell>
          <table:table-cell table:style-name="ce21" table:formula="of:=[.G9]/[.AP9]" office:value-type="percentage" office:value="0.00958" calcext:value-type="percentage">
            <text:p>0,96%</text:p>
          </table:table-cell>
          <table:table-cell table:style-name="ce90" office:value-type="currency" office:currency="AUD" office:value="5.85" calcext:value-type="currency">
            <text:p>$5,85</text:p>
          </table:table-cell>
          <table:table-cell table:style-name="ce21" table:formula="of:=[.I9]/[.AP9]" office:value-type="percentage" office:value="0.00585" calcext:value-type="percentage">
            <text:p>0,59%</text:p>
          </table:table-cell>
          <table:table-cell table:style-name="ce104" office:value-type="currency" office:currency="GBP" office:value="5.02" calcext:value-type="currency">
            <text:p>£5,02</text:p>
          </table:table-cell>
          <table:table-cell table:style-name="ce21" table:formula="of:=[.K9]/[.AP9]" office:value-type="percentage" office:value="0.00502" calcext:value-type="percentage">
            <text:p>0,50%</text:p>
          </table:table-cell>
          <table:table-cell table:style-name="ce108" office:value-type="currency" office:currency="CAD" office:value="0" calcext:value-type="currency">
            <text:p>$0,00</text:p>
          </table:table-cell>
          <table:table-cell table:style-name="ce21" table:formula="of:=[.M9]/[.AP9]" office:value-type="percentage" office:value="0" calcext:value-type="percentage">
            <text:p>0,00%</text:p>
          </table:table-cell>
          <table:table-cell table:style-name="ce111" office:value-type="currency" office:currency="DKK" office:value="9.58" calcext:value-type="currency">
            <text:p>kr. 9,58</text:p>
          </table:table-cell>
          <table:table-cell table:style-name="ce21" table:formula="of:=[.O9]/[.AP9]" office:value-type="percentage" office:value="0.00958" calcext:value-type="percentage">
            <text:p>0,96%</text:p>
          </table:table-cell>
          <table:table-cell table:style-name="ce114" office:value-type="currency" office:currency="PLN" office:value="8.29" calcext:value-type="currency">
            <text:p>8,29 zł</text:p>
          </table:table-cell>
          <table:table-cell table:style-name="ce21" table:formula="of:=[.Q9]/[.AP9]" office:value-type="percentage" office:value="0.00829" calcext:value-type="percentage">
            <text:p>0,83%</text:p>
          </table:table-cell>
          <table:table-cell table:style-name="ce117" office:value-type="currency" office:currency="SEK" office:value="12.85" calcext:value-type="currency">
            <text:p>12,85 kr</text:p>
          </table:table-cell>
          <table:table-cell table:style-name="ce21" table:formula="of:=[.S9]/[.AP9]" office:value-type="percentage" office:value="0.01285" calcext:value-type="percentage">
            <text:p>1,29%</text:p>
          </table:table-cell>
          <table:table-cell table:style-name="ce120" office:value-type="currency" office:currency="BRL" office:value="22.97" calcext:value-type="currency">
            <text:p>R$ 22,97</text:p>
          </table:table-cell>
          <table:table-cell table:style-name="ce21" table:formula="of:=[.U9]/[.AP9]" office:value-type="percentage" office:value="0.02297" calcext:value-type="percentage">
            <text:p>2,30%</text:p>
          </table:table-cell>
          <table:table-cell table:style-name="ce124" office:value-type="currency" office:currency="CZK" office:value="14.19" calcext:value-type="currency">
            <text:p>14,19 Kč</text:p>
          </table:table-cell>
          <table:table-cell table:style-name="ce21" table:formula="of:=[.W9]/[.AP9]" office:value-type="percentage" office:value="0.01419" calcext:value-type="percentage">
            <text:p>1,42%</text:p>
          </table:table-cell>
          <table:table-cell table:style-name="ce127" office:value-type="currency" office:currency="NOK" office:value="8.81" calcext:value-type="currency">
            <text:p>kr 8,81</text:p>
          </table:table-cell>
          <table:table-cell table:style-name="ce21" table:formula="of:=[.Y9]/[.AP9]" office:value-type="percentage" office:value="0.00881" calcext:value-type="percentage">
            <text:p>0,88%</text:p>
          </table:table-cell>
          <table:table-cell table:style-name="ce130" office:value-type="currency" office:currency="NZD" office:value="5.6" calcext:value-type="currency">
            <text:p>$5,60</text:p>
          </table:table-cell>
          <table:table-cell table:style-name="ce21" table:formula="of:=[.AA9]/[.AP9]" office:value-type="percentage" office:value="0.0056" calcext:value-type="percentage">
            <text:p>0,56%</text:p>
          </table:table-cell>
          <table:table-cell table:style-name="ce134" office:value-type="currency" office:currency="CHF" office:value="5.92" calcext:value-type="currency">
            <text:p>CHF 5,92</text:p>
          </table:table-cell>
          <table:table-cell table:style-name="ce21" table:formula="of:=[.AC9]/[.AP9]" office:value-type="percentage" office:value="0.00592" calcext:value-type="percentage">
            <text:p>0,59%</text:p>
          </table:table-cell>
          <table:table-cell table:style-name="ce137" office:value-type="currency" office:currency="JPY" office:value="94" calcext:value-type="currency">
            <text:p>￥94</text:p>
          </table:table-cell>
          <table:table-cell table:style-name="ce21" table:formula="of:=[.AE9]/[.AP9]" office:value-type="percentage" office:value="0.094" calcext:value-type="percentage">
            <text:p>9,40%</text:p>
          </table:table-cell>
          <table:table-cell table:style-name="ce142" office:value-type="currency" office:currency="RON" office:value="9.66" calcext:value-type="currency">
            <text:p>9,66 lei</text:p>
          </table:table-cell>
          <table:table-cell table:style-name="ce21" table:formula="of:=[.AG9]/[.AP9]" office:value-type="percentage" office:value="0.00966" calcext:value-type="percentage">
            <text:p>0,97%</text:p>
          </table:table-cell>
          <table:table-cell table:style-name="ce145" office:value-type="currency" office:currency="BGN" office:value="8.16" calcext:value-type="currency">
            <text:p>8,16 лв.</text:p>
          </table:table-cell>
          <table:table-cell table:style-name="ce21" table:formula="of:=[.AI9]/[.AP9]" office:value-type="percentage" office:value="0.00816" calcext:value-type="percentage">
            <text:p>0,82%</text:p>
          </table:table-cell>
          <table:table-cell table:style-name="ce148" office:value-type="currency" office:currency="TRY" office:value="33.5" calcext:value-type="currency">
            <text:p>₺33,50</text:p>
          </table:table-cell>
          <table:table-cell table:style-name="ce21" table:formula="of:=[.AK9]/[.AP9]" office:value-type="percentage" office:value="0.0335" calcext:value-type="percentage">
            <text:p>3,35%</text:p>
          </table:table-cell>
          <table:table-cell table:style-name="ce151" office:value-type="currency" office:currency="ILS" office:value="8.68" calcext:value-type="currency">
            <text:p>‎₪ 8,68</text:p>
          </table:table-cell>
          <table:table-cell table:style-name="ce21" table:formula="of:=[.AM9]/[.AP9]" office:value-type="percentage" office:value="0.00868" calcext:value-type="percentage">
            <text:p>0,8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Chile</text:p>
          </table:table-cell>
          <table:table-cell table:style-name="ce5"/>
          <table:table-cell table:style-name="ce8" office:value-type="string" calcext:value-type="string">
            <text:p>Peso Chileno</text:p>
          </table:table-cell>
          <table:table-cell office:value-type="string" calcext:value-type="string">
            <text:p>CLP</text:p>
          </table:table-cell>
          <table:table-cell table:style-name="ce14" office:value-type="currency" office:currency="EUR" office:value="12.54" calcext:value-type="currency">
            <text:p>€ 12,54</text:p>
          </table:table-cell>
          <table:table-cell table:style-name="ce18" table:formula="of:=[.E10]/[.AP10]" office:value-type="percentage" office:value="0.01254" calcext:value-type="percentage">
            <text:p>1,25%</text:p>
          </table:table-cell>
          <table:table-cell table:style-name="ce25" office:value-type="currency" office:currency="USD" office:value="15.71" calcext:value-type="currency">
            <text:p>$15,71</text:p>
          </table:table-cell>
          <table:table-cell table:style-name="ce18" table:formula="of:=[.G10]/[.AP10]" office:value-type="percentage" office:value="0.01571" calcext:value-type="percentage">
            <text:p>1,57%</text:p>
          </table:table-cell>
          <table:table-cell table:style-name="ce90" office:value-type="currency" office:currency="AUD" office:value="12.43" calcext:value-type="currency">
            <text:p>$12,43</text:p>
          </table:table-cell>
          <table:table-cell table:style-name="ce18" table:formula="of:=[.I10]/[.AP10]" office:value-type="percentage" office:value="0.01243" calcext:value-type="percentage">
            <text:p>1,24%</text:p>
          </table:table-cell>
          <table:table-cell table:style-name="ce104" office:value-type="currency" office:currency="GBP" office:value="11" calcext:value-type="currency">
            <text:p>£11,00</text:p>
          </table:table-cell>
          <table:table-cell table:style-name="ce18" table:formula="of:=[.K10]/[.AP10]" office:value-type="percentage" office:value="0.011" calcext:value-type="percentage">
            <text:p>1,10%</text:p>
          </table:table-cell>
          <table:table-cell table:style-name="ce107" office:value-type="currency" office:currency="CAD" office:value="15.86" calcext:value-type="currency">
            <text:p>$15,86</text:p>
          </table:table-cell>
          <table:table-cell table:style-name="ce18" table:formula="of:=[.M10]/[.AP10]" office:value-type="percentage" office:value="0.01586" calcext:value-type="percentage">
            <text:p>1,59%</text:p>
          </table:table-cell>
          <table:table-cell table:style-name="ce111" office:value-type="currency" office:currency="DKK" office:value="21.27" calcext:value-type="currency">
            <text:p>kr. 21,27</text:p>
          </table:table-cell>
          <table:table-cell table:style-name="ce18" table:formula="of:=[.O10]/[.AP10]" office:value-type="percentage" office:value="0.02127" calcext:value-type="percentage">
            <text:p>2,13%</text:p>
          </table:table-cell>
          <table:table-cell table:style-name="ce114" office:value-type="currency" office:currency="PLN" office:value="17.35" calcext:value-type="currency">
            <text:p>17,35 zł</text:p>
          </table:table-cell>
          <table:table-cell table:style-name="ce18" table:formula="of:=[.Q10]/[.AP10]" office:value-type="percentage" office:value="0.01735" calcext:value-type="percentage">
            <text:p>1,74%</text:p>
          </table:table-cell>
          <table:table-cell table:style-name="ce117" office:value-type="currency" office:currency="SEK" office:value="28.05" calcext:value-type="currency">
            <text:p>28,05 kr</text:p>
          </table:table-cell>
          <table:table-cell table:style-name="ce18" table:formula="of:=[.S10]/[.AP10]" office:value-type="percentage" office:value="0.02805" calcext:value-type="percentage">
            <text:p>2,81%</text:p>
          </table:table-cell>
          <table:table-cell table:style-name="ce120" office:value-type="currency" office:currency="BRL" office:value="32.62" calcext:value-type="currency">
            <text:p>R$ 32,62</text:p>
          </table:table-cell>
          <table:table-cell table:style-name="ce18" table:formula="of:=[.U10]/[.AP10]" office:value-type="percentage" office:value="0.03262" calcext:value-type="percentage">
            <text:p>3,26%</text:p>
          </table:table-cell>
          <table:table-cell table:style-name="ce124" office:value-type="currency" office:currency="CZK" office:value="40.06" calcext:value-type="currency">
            <text:p>40,06 Kč</text:p>
          </table:table-cell>
          <table:table-cell table:style-name="ce18" table:formula="of:=[.W10]/[.AP10]" office:value-type="percentage" office:value="0.04006" calcext:value-type="percentage">
            <text:p>4,01%</text:p>
          </table:table-cell>
          <table:table-cell table:style-name="ce127" office:value-type="currency" office:currency="NOK" office:value="23.94" calcext:value-type="currency">
            <text:p>kr 23,94</text:p>
          </table:table-cell>
          <table:table-cell table:style-name="ce18" table:formula="of:=[.Y10]/[.AP10]" office:value-type="percentage" office:value="0.02394" calcext:value-type="percentage">
            <text:p>2,39%</text:p>
          </table:table-cell>
          <table:table-cell table:style-name="ce130" office:value-type="currency" office:currency="NZD" office:value="12.33" calcext:value-type="currency">
            <text:p>$12,33</text:p>
          </table:table-cell>
          <table:table-cell table:style-name="ce18" table:formula="of:=[.AA10]/[.AP10]" office:value-type="percentage" office:value="0.01233" calcext:value-type="percentage">
            <text:p>1,23%</text:p>
          </table:table-cell>
          <table:table-cell table:style-name="ce133" office:value-type="currency" office:currency="CHF" office:value="11.98" calcext:value-type="currency">
            <text:p>CHF 11,98</text:p>
          </table:table-cell>
          <table:table-cell table:style-name="ce18" table:formula="of:=[.AC10]/[.AP10]" office:value-type="percentage" office:value="0.01198" calcext:value-type="percentage">
            <text:p>1,20%</text:p>
          </table:table-cell>
          <table:table-cell table:style-name="ce137" office:value-type="currency" office:currency="JPY" office:value="225" calcext:value-type="currency">
            <text:p>￥225</text:p>
          </table:table-cell>
          <table:table-cell table:style-name="ce18" table:formula="of:=[.AE10]/[.AP10]" office:value-type="percentage" office:value="0.225" calcext:value-type="percentage">
            <text:p>22,50%</text:p>
          </table:table-cell>
          <table:table-cell table:style-name="ce142" office:value-type="currency" office:currency="RON" office:value="19.2" calcext:value-type="currency">
            <text:p>19,20 lei</text:p>
          </table:table-cell>
          <table:table-cell table:style-name="ce18" table:formula="of:=[.AG10]/[.AP10]" office:value-type="percentage" office:value="0.0192" calcext:value-type="percentage">
            <text:p>1,92%</text:p>
          </table:table-cell>
          <table:table-cell table:style-name="ce145" office:value-type="currency" office:currency="BGN" office:value="15.07" calcext:value-type="currency">
            <text:p>15,07 лв.</text:p>
          </table:table-cell>
          <table:table-cell table:style-name="ce18" table:formula="of:=[.AI10]/[.AP10]" office:value-type="percentage" office:value="0.01507" calcext:value-type="percentage">
            <text:p>1,51%</text:p>
          </table:table-cell>
          <table:table-cell table:style-name="ce148" office:value-type="currency" office:currency="TRY" office:value="50.53" calcext:value-type="currency">
            <text:p>₺50,53</text:p>
          </table:table-cell>
          <table:table-cell table:style-name="ce18" table:formula="of:=[.AK10]/[.AP10]" office:value-type="percentage" office:value="0.05053" calcext:value-type="percentage">
            <text:p>5,05%</text:p>
          </table:table-cell>
          <table:table-cell table:style-name="ce151" office:value-type="currency" office:currency="ILS" office:value="16.98" calcext:value-type="currency">
            <text:p>‎₪ 16,98</text:p>
          </table:table-cell>
          <table:table-cell table:style-name="ce18" table:formula="of:=[.AM10]/[.AP10]" office:value-type="percentage" office:value="0.01698" calcext:value-type="percentage">
            <text:p>1,70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Cidade do Vaticano</text:p>
          </table:table-cell>
          <table:table-cell table:style-name="ce5" office:value-type="float" office:value="396" calcext:value-type="float">
            <text:p>396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11]/[.AP11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11]/[.AP11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11]/[.AP11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11]/[.AP11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11]/[.AP11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11]/[.AP11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11]/[.AP11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11]/[.AP11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11]/[.AP11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11]/[.AP11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11]/[.AP11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11]/[.AP11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11]/[.AP11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11]/[.AP11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11]/[.AP11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11]/[.AP11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11]/[.AP11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11]/[.AP11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Colômbia</text:p>
          </table:table-cell>
          <table:table-cell table:style-name="ce5"/>
          <table:table-cell table:style-name="ce8" office:value-type="string" calcext:value-type="string">
            <text:p>Peso Colombiano</text:p>
          </table:table-cell>
          <table:table-cell office:value-type="string" calcext:value-type="string">
            <text:p>COP</text:p>
          </table:table-cell>
          <table:table-cell table:style-name="ce14" office:value-type="currency" office:currency="EUR" office:value="18.17" calcext:value-type="currency">
            <text:p>€ 18,17</text:p>
          </table:table-cell>
          <table:table-cell table:style-name="ce18" table:formula="of:=[.E12]/[.AP12]" office:value-type="percentage" office:value="0.01817" calcext:value-type="percentage">
            <text:p>1,82%</text:p>
          </table:table-cell>
          <table:table-cell table:style-name="ce25" office:value-type="currency" office:currency="USD" office:value="21.35" calcext:value-type="currency">
            <text:p>$21,35</text:p>
          </table:table-cell>
          <table:table-cell table:style-name="ce18" table:formula="of:=[.G12]/[.AP12]" office:value-type="percentage" office:value="0.02135" calcext:value-type="percentage">
            <text:p>2,14%</text:p>
          </table:table-cell>
          <table:table-cell table:style-name="ce90" office:value-type="currency" office:currency="AUD" office:value="18.19" calcext:value-type="currency">
            <text:p>$18,19</text:p>
          </table:table-cell>
          <table:table-cell table:style-name="ce18" table:formula="of:=[.I12]/[.AP12]" office:value-type="percentage" office:value="0.01819" calcext:value-type="percentage">
            <text:p>1,82%</text:p>
          </table:table-cell>
          <table:table-cell table:style-name="ce104" office:value-type="currency" office:currency="GBP" office:value="16.65" calcext:value-type="currency">
            <text:p>£16,65</text:p>
          </table:table-cell>
          <table:table-cell table:style-name="ce18" table:formula="of:=[.K12]/[.AP12]" office:value-type="percentage" office:value="0.01665" calcext:value-type="percentage">
            <text:p>1,67%</text:p>
          </table:table-cell>
          <table:table-cell table:style-name="ce107" office:value-type="currency" office:currency="CAD" office:value="21.56" calcext:value-type="currency">
            <text:p>$21,56</text:p>
          </table:table-cell>
          <table:table-cell table:style-name="ce18" table:formula="of:=[.M12]/[.AP12]" office:value-type="percentage" office:value="0.02156" calcext:value-type="percentage">
            <text:p>2,16%</text:p>
          </table:table-cell>
          <table:table-cell table:style-name="ce111" office:value-type="currency" office:currency="DKK" office:value="28.13" calcext:value-type="currency">
            <text:p>kr. 28,13</text:p>
          </table:table-cell>
          <table:table-cell table:style-name="ce18" table:formula="of:=[.O12]/[.AP12]" office:value-type="percentage" office:value="0.02813" calcext:value-type="percentage">
            <text:p>2,81%</text:p>
          </table:table-cell>
          <table:table-cell table:style-name="ce114" office:value-type="currency" office:currency="PLN" office:value="23.94" calcext:value-type="currency">
            <text:p>23,94 zł</text:p>
          </table:table-cell>
          <table:table-cell table:style-name="ce18" table:formula="of:=[.Q12]/[.AP12]" office:value-type="percentage" office:value="0.02394" calcext:value-type="percentage">
            <text:p>2,39%</text:p>
          </table:table-cell>
          <table:table-cell table:style-name="ce117" office:value-type="currency" office:currency="SEK" office:value="35.65" calcext:value-type="currency">
            <text:p>35,65 kr</text:p>
          </table:table-cell>
          <table:table-cell table:style-name="ce18" table:formula="of:=[.S12]/[.AP12]" office:value-type="percentage" office:value="0.03565" calcext:value-type="percentage">
            <text:p>3,57%</text:p>
          </table:table-cell>
          <table:table-cell table:style-name="ce120" office:value-type="currency" office:currency="BRL" office:value="39.28" calcext:value-type="currency">
            <text:p>R$ 39,28</text:p>
          </table:table-cell>
          <table:table-cell table:style-name="ce18" table:formula="of:=[.U12]/[.AP12]" office:value-type="percentage" office:value="0.03928" calcext:value-type="percentage">
            <text:p>3,93%</text:p>
          </table:table-cell>
          <table:table-cell table:style-name="ce124" office:value-type="currency" office:currency="CZK" office:value="50.18" calcext:value-type="currency">
            <text:p>50,18 Kč</text:p>
          </table:table-cell>
          <table:table-cell table:style-name="ce18" table:formula="of:=[.W12]/[.AP12]" office:value-type="percentage" office:value="0.05018" calcext:value-type="percentage">
            <text:p>5,02%</text:p>
          </table:table-cell>
          <table:table-cell table:style-name="ce127" office:value-type="currency" office:currency="NOK" office:value="31.5" calcext:value-type="currency">
            <text:p>kr 31,50</text:p>
          </table:table-cell>
          <table:table-cell table:style-name="ce18" table:formula="of:=[.Y12]/[.AP12]" office:value-type="percentage" office:value="0.0315" calcext:value-type="percentage">
            <text:p>3,15%</text:p>
          </table:table-cell>
          <table:table-cell table:style-name="ce130" office:value-type="currency" office:currency="NZD" office:value="18.12" calcext:value-type="currency">
            <text:p>$18,12</text:p>
          </table:table-cell>
          <table:table-cell table:style-name="ce18" table:formula="of:=[.AA12]/[.AP12]" office:value-type="percentage" office:value="0.01812" calcext:value-type="percentage">
            <text:p>1,81%</text:p>
          </table:table-cell>
          <table:table-cell table:style-name="ce133" office:value-type="currency" office:currency="CHF" office:value="17.64" calcext:value-type="currency">
            <text:p>CHF 17,64</text:p>
          </table:table-cell>
          <table:table-cell table:style-name="ce18" table:formula="of:=[.AC12]/[.AP12]" office:value-type="percentage" office:value="0.01764" calcext:value-type="percentage">
            <text:p>1,76%</text:p>
          </table:table-cell>
          <table:table-cell table:style-name="ce137" office:value-type="currency" office:currency="JPY" office:value="300" calcext:value-type="currency">
            <text:p>￥300</text:p>
          </table:table-cell>
          <table:table-cell table:style-name="ce18" table:formula="of:=[.AE12]/[.AP12]" office:value-type="percentage" office:value="0.3" calcext:value-type="percentage">
            <text:p>30,00%</text:p>
          </table:table-cell>
          <table:table-cell table:style-name="ce142" office:value-type="currency" office:currency="RON" office:value="25.58" calcext:value-type="currency">
            <text:p>25,58 lei</text:p>
          </table:table-cell>
          <table:table-cell table:style-name="ce18" table:formula="of:=[.AG12]/[.AP12]" office:value-type="percentage" office:value="0.02558" calcext:value-type="percentage">
            <text:p>2,56%</text:p>
          </table:table-cell>
          <table:table-cell table:style-name="ce145" office:value-type="currency" office:currency="BGN" office:value="20.88" calcext:value-type="currency">
            <text:p>20,88 лв.</text:p>
          </table:table-cell>
          <table:table-cell table:style-name="ce18" table:formula="of:=[.AI12]/[.AP12]" office:value-type="percentage" office:value="0.02088" calcext:value-type="percentage">
            <text:p>2,09%</text:p>
          </table:table-cell>
          <table:table-cell table:style-name="ce148" office:value-type="currency" office:currency="TRY" office:value="66.37" calcext:value-type="currency">
            <text:p>₺66,37</text:p>
          </table:table-cell>
          <table:table-cell table:style-name="ce18" table:formula="of:=[.AK12]/[.AP12]" office:value-type="percentage" office:value="0.06637" calcext:value-type="percentage">
            <text:p>6,64%</text:p>
          </table:table-cell>
          <table:table-cell table:style-name="ce151" office:value-type="currency" office:currency="ILS" office:value="23.21" calcext:value-type="currency">
            <text:p>‎₪ 23,21</text:p>
          </table:table-cell>
          <table:table-cell table:style-name="ce18" table:formula="of:=[.AM12]/[.AP12]" office:value-type="percentage" office:value="0.02321" calcext:value-type="percentage">
            <text:p>2,32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Costa Rica</text:p>
          </table:table-cell>
          <table:table-cell table:style-name="ce5"/>
          <table:table-cell table:style-name="ce8" office:value-type="string" calcext:value-type="string">
            <text:p>Cólon Costa Riquenho</text:p>
          </table:table-cell>
          <table:table-cell office:value-type="string" calcext:value-type="string">
            <text:p>CRC</text:p>
          </table:table-cell>
          <table:table-cell table:style-name="ce14" office:value-type="currency" office:currency="EUR" office:value="18.05" calcext:value-type="currency">
            <text:p>€ 18,05</text:p>
          </table:table-cell>
          <table:table-cell table:style-name="ce18" table:formula="of:=[.E13]/[.AP13]" office:value-type="percentage" office:value="0.01805" calcext:value-type="percentage">
            <text:p>1,81%</text:p>
          </table:table-cell>
          <table:table-cell table:style-name="ce25" office:value-type="currency" office:currency="USD" office:value="20.97" calcext:value-type="currency">
            <text:p>$20,97</text:p>
          </table:table-cell>
          <table:table-cell table:style-name="ce18" table:formula="of:=[.G13]/[.AP13]" office:value-type="percentage" office:value="0.02097" calcext:value-type="percentage">
            <text:p>2,10%</text:p>
          </table:table-cell>
          <table:table-cell table:style-name="ce90" office:value-type="currency" office:currency="AUD" office:value="19.65" calcext:value-type="currency">
            <text:p>$19,65</text:p>
          </table:table-cell>
          <table:table-cell table:style-name="ce18" table:formula="of:=[.I13]/[.AP13]" office:value-type="percentage" office:value="0.01965" calcext:value-type="percentage">
            <text:p>1,97%</text:p>
          </table:table-cell>
          <table:table-cell table:style-name="ce104" office:value-type="currency" office:currency="GBP" office:value="16.29" calcext:value-type="currency">
            <text:p>£16,29</text:p>
          </table:table-cell>
          <table:table-cell table:style-name="ce18" table:formula="of:=[.K13]/[.AP13]" office:value-type="percentage" office:value="0.01629" calcext:value-type="percentage">
            <text:p>1,63%</text:p>
          </table:table-cell>
          <table:table-cell table:style-name="ce107" office:value-type="currency" office:currency="CAD" office:value="22.67" calcext:value-type="currency">
            <text:p>$22,67</text:p>
          </table:table-cell>
          <table:table-cell table:style-name="ce18" table:formula="of:=[.M13]/[.AP13]" office:value-type="percentage" office:value="0.02267" calcext:value-type="percentage">
            <text:p>2,27%</text:p>
          </table:table-cell>
          <table:table-cell table:style-name="ce111" office:value-type="currency" office:currency="DKK" office:value="44.75" calcext:value-type="currency">
            <text:p>kr. 44,75</text:p>
          </table:table-cell>
          <table:table-cell table:style-name="ce18" table:formula="of:=[.O13]/[.AP13]" office:value-type="percentage" office:value="0.04475" calcext:value-type="percentage">
            <text:p>4,48%</text:p>
          </table:table-cell>
          <table:table-cell table:style-name="ce114" office:value-type="currency" office:currency="PLN" office:value="31.52" calcext:value-type="currency">
            <text:p>31,52 zł</text:p>
          </table:table-cell>
          <table:table-cell table:style-name="ce18" table:formula="of:=[.Q13]/[.AP13]" office:value-type="percentage" office:value="0.03152" calcext:value-type="percentage">
            <text:p>3,15%</text:p>
          </table:table-cell>
          <table:table-cell table:style-name="ce117" office:value-type="currency" office:currency="SEK" office:value="59.21" calcext:value-type="currency">
            <text:p>59,21 kr</text:p>
          </table:table-cell>
          <table:table-cell table:style-name="ce18" table:formula="of:=[.S13]/[.AP13]" office:value-type="percentage" office:value="0.05921" calcext:value-type="percentage">
            <text:p>5,92%</text:p>
          </table:table-cell>
          <table:table-cell table:style-name="ce120" office:value-type="currency" office:currency="BRL" office:value="51.49" calcext:value-type="currency">
            <text:p>R$ 51,49</text:p>
          </table:table-cell>
          <table:table-cell table:style-name="ce18" table:formula="of:=[.U13]/[.AP13]" office:value-type="percentage" office:value="0.05149" calcext:value-type="percentage">
            <text:p>5,15%</text:p>
          </table:table-cell>
          <table:table-cell table:style-name="ce124" office:value-type="currency" office:currency="CZK" office:value="116" calcext:value-type="currency">
            <text:p>116,00 Kč</text:p>
          </table:table-cell>
          <table:table-cell table:style-name="ce18" table:formula="of:=[.W13]/[.AP13]" office:value-type="percentage" office:value="0.116" calcext:value-type="percentage">
            <text:p>11,60%</text:p>
          </table:table-cell>
          <table:table-cell table:style-name="ce127" office:value-type="currency" office:currency="NOK" office:value="51.93" calcext:value-type="currency">
            <text:p>kr 51,93</text:p>
          </table:table-cell>
          <table:table-cell table:style-name="ce18" table:formula="of:=[.Y13]/[.AP13]" office:value-type="percentage" office:value="0.05193" calcext:value-type="percentage">
            <text:p>5,19%</text:p>
          </table:table-cell>
          <table:table-cell table:style-name="ce130" office:value-type="currency" office:currency="NZD" office:value="19.67" calcext:value-type="currency">
            <text:p>$19,67</text:p>
          </table:table-cell>
          <table:table-cell table:style-name="ce18" table:formula="of:=[.AA13]/[.AP13]" office:value-type="percentage" office:value="0.01967" calcext:value-type="percentage">
            <text:p>1,97%</text:p>
          </table:table-cell>
          <table:table-cell table:style-name="ce133" office:value-type="currency" office:currency="CHF" office:value="17.95" calcext:value-type="currency">
            <text:p>CHF 17,95</text:p>
          </table:table-cell>
          <table:table-cell table:style-name="ce18" table:formula="of:=[.AC13]/[.AP13]" office:value-type="percentage" office:value="0.01795" calcext:value-type="percentage">
            <text:p>1,80%</text:p>
          </table:table-cell>
          <table:table-cell table:style-name="ce137" office:value-type="currency" office:currency="JPY" office:value="542" calcext:value-type="currency">
            <text:p>￥542</text:p>
          </table:table-cell>
          <table:table-cell table:style-name="ce18" table:formula="of:=[.AE13]/[.AP13]" office:value-type="percentage" office:value="0.542" calcext:value-type="percentage">
            <text:p>54,20%</text:p>
          </table:table-cell>
          <table:table-cell table:style-name="ce142" office:value-type="currency" office:currency="RON" office:value="34.84" calcext:value-type="currency">
            <text:p>34,84 lei</text:p>
          </table:table-cell>
          <table:table-cell table:style-name="ce18" table:formula="of:=[.AG13]/[.AP13]" office:value-type="percentage" office:value="0.03484" calcext:value-type="percentage">
            <text:p>3,48%</text:p>
          </table:table-cell>
          <table:table-cell table:style-name="ce145" office:value-type="currency" office:currency="BGN" office:value="23.21" calcext:value-type="currency">
            <text:p>23,21 лв.</text:p>
          </table:table-cell>
          <table:table-cell table:style-name="ce18" table:formula="of:=[.AI13]/[.AP13]" office:value-type="percentage" office:value="0.02321" calcext:value-type="percentage">
            <text:p>2,32%</text:p>
          </table:table-cell>
          <table:table-cell table:style-name="ce148" office:value-type="currency" office:currency="TRY" office:value="90.77" calcext:value-type="currency">
            <text:p>₺90,77</text:p>
          </table:table-cell>
          <table:table-cell table:style-name="ce18" table:formula="of:=[.AK13]/[.AP13]" office:value-type="percentage" office:value="0.09077" calcext:value-type="percentage">
            <text:p>9,08%</text:p>
          </table:table-cell>
          <table:table-cell table:style-name="ce151" office:value-type="currency" office:currency="ILS" office:value="30.34" calcext:value-type="currency">
            <text:p>‎₪ 30,34</text:p>
          </table:table-cell>
          <table:table-cell table:style-name="ce18" table:formula="of:=[.AM13]/[.AP13]" office:value-type="percentage" office:value="0.03034" calcext:value-type="percentage">
            <text:p>3,03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Croácia</text:p>
          </table:table-cell>
          <table:table-cell table:style-name="ce5" office:value-type="float" office:value="385" calcext:value-type="float">
            <text:p>385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14]/[.AP14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14]/[.AP14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14]/[.AP14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14]/[.AP14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14]/[.AP14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14]/[.AP14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14]/[.AP14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14]/[.AP14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14]/[.AP14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14]/[.AP14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14]/[.AP14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14]/[.AP14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14]/[.AP14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14]/[.AP14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14]/[.AP14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14]/[.AP14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14]/[.AP14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14]/[.AP14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Dinamarca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Coroa Dinamarquesa</text:p>
          </table:table-cell>
          <table:table-cell office:value-type="string" calcext:value-type="string">
            <text:p>DKK</text:p>
          </table:table-cell>
          <table:table-cell table:style-name="ce14" office:value-type="currency" office:currency="EUR" office:value="5.81" calcext:value-type="currency">
            <text:p>€ 5,81</text:p>
          </table:table-cell>
          <table:table-cell table:style-name="ce21" table:formula="of:=[.E15]/[.AP15]" office:value-type="percentage" office:value="0.00581" calcext:value-type="percentage">
            <text:p>0,58%</text:p>
          </table:table-cell>
          <table:table-cell table:style-name="ce25" office:value-type="currency" office:currency="USD" office:value="8.93" calcext:value-type="currency">
            <text:p>$8,93</text:p>
          </table:table-cell>
          <table:table-cell table:style-name="ce21" table:formula="of:=[.G15]/[.AP15]" office:value-type="percentage" office:value="0.00893" calcext:value-type="percentage">
            <text:p>0,89%</text:p>
          </table:table-cell>
          <table:table-cell table:style-name="ce90" office:value-type="currency" office:currency="AUD" office:value="5.18" calcext:value-type="currency">
            <text:p>$5,18</text:p>
          </table:table-cell>
          <table:table-cell table:style-name="ce21" table:formula="of:=[.I15]/[.AP15]" office:value-type="percentage" office:value="0.00518" calcext:value-type="percentage">
            <text:p>0,52%</text:p>
          </table:table-cell>
          <table:table-cell table:style-name="ce104" office:value-type="currency" office:currency="GBP" office:value="4.38" calcext:value-type="currency">
            <text:p>£4,38</text:p>
          </table:table-cell>
          <table:table-cell table:style-name="ce21" table:formula="of:=[.K15]/[.AP15]" office:value-type="percentage" office:value="0.00438" calcext:value-type="percentage">
            <text:p>0,44%</text:p>
          </table:table-cell>
          <table:table-cell table:style-name="ce107" office:value-type="currency" office:currency="CAD" office:value="8.74" calcext:value-type="currency">
            <text:p>$8,74</text:p>
          </table:table-cell>
          <table:table-cell table:style-name="ce21" table:formula="of:=[.M15]/[.AP15]" office:value-type="percentage" office:value="0.00874" calcext:value-type="percentage">
            <text:p>0,87%</text:p>
          </table:table-cell>
          <table:table-cell table:style-name="ce111" office:value-type="currency" office:currency="DKK" office:value="0" calcext:value-type="currency">
            <text:p>kr. 0,00</text:p>
          </table:table-cell>
          <table:table-cell table:style-name="ce21" table:formula="of:=[.O15]/[.AP15]" office:value-type="percentage" office:value="0" calcext:value-type="percentage">
            <text:p>0,00%</text:p>
          </table:table-cell>
          <table:table-cell table:style-name="ce114" office:value-type="currency" office:currency="PLN" office:value="7.43" calcext:value-type="currency">
            <text:p>7,43 zł</text:p>
          </table:table-cell>
          <table:table-cell table:style-name="ce21" table:formula="of:=[.Q15]/[.AP15]" office:value-type="percentage" office:value="0.00743" calcext:value-type="percentage">
            <text:p>0,74%</text:p>
          </table:table-cell>
          <table:table-cell table:style-name="ce117" office:value-type="currency" office:currency="SEK" office:value="11.78" calcext:value-type="currency">
            <text:p>11,78 kr</text:p>
          </table:table-cell>
          <table:table-cell table:style-name="ce21" table:formula="of:=[.S15]/[.AP15]" office:value-type="percentage" office:value="0.01178" calcext:value-type="percentage">
            <text:p>1,18%</text:p>
          </table:table-cell>
          <table:table-cell table:style-name="ce120" office:value-type="currency" office:currency="BRL" office:value="22.25" calcext:value-type="currency">
            <text:p>R$ 22,25</text:p>
          </table:table-cell>
          <table:table-cell table:style-name="ce21" table:formula="of:=[.U15]/[.AP15]" office:value-type="percentage" office:value="0.02225" calcext:value-type="percentage">
            <text:p>2,23%</text:p>
          </table:table-cell>
          <table:table-cell table:style-name="ce124" office:value-type="currency" office:currency="CZK" office:value="12.63" calcext:value-type="currency">
            <text:p>12,63 Kč</text:p>
          </table:table-cell>
          <table:table-cell table:style-name="ce21" table:formula="of:=[.W15]/[.AP15]" office:value-type="percentage" office:value="0.01263" calcext:value-type="percentage">
            <text:p>1,26%</text:p>
          </table:table-cell>
          <table:table-cell table:style-name="ce127" office:value-type="currency" office:currency="NOK" office:value="7.77" calcext:value-type="currency">
            <text:p>kr 7,77</text:p>
          </table:table-cell>
          <table:table-cell table:style-name="ce21" table:formula="of:=[.Y15]/[.AP15]" office:value-type="percentage" office:value="0.00777" calcext:value-type="percentage">
            <text:p>0,78%</text:p>
          </table:table-cell>
          <table:table-cell table:style-name="ce130" office:value-type="currency" office:currency="NZD" office:value="4.93" calcext:value-type="currency">
            <text:p>$4,93</text:p>
          </table:table-cell>
          <table:table-cell table:style-name="ce21" table:formula="of:=[.AA15]/[.AP15]" office:value-type="percentage" office:value="0.00493" calcext:value-type="percentage">
            <text:p>0,49%</text:p>
          </table:table-cell>
          <table:table-cell table:style-name="ce133" office:value-type="currency" office:currency="CHF" office:value="5.3" calcext:value-type="currency">
            <text:p>CHF 5,30</text:p>
          </table:table-cell>
          <table:table-cell table:style-name="ce21" table:formula="of:=[.AC15]/[.AP15]" office:value-type="percentage" office:value="0.0053" calcext:value-type="percentage">
            <text:p>0,53%</text:p>
          </table:table-cell>
          <table:table-cell table:style-name="ce137" office:value-type="currency" office:currency="JPY" office:value="87" calcext:value-type="currency">
            <text:p>￥87</text:p>
          </table:table-cell>
          <table:table-cell table:style-name="ce21" table:formula="of:=[.AE15]/[.AP15]" office:value-type="percentage" office:value="0.087" calcext:value-type="percentage">
            <text:p>8,70%</text:p>
          </table:table-cell>
          <table:table-cell table:style-name="ce142" office:value-type="currency" office:currency="RON" office:value="8.85" calcext:value-type="currency">
            <text:p>8,85 lei</text:p>
          </table:table-cell>
          <table:table-cell table:style-name="ce21" table:formula="of:=[.AG15]/[.AP15]" office:value-type="percentage" office:value="0.00885" calcext:value-type="percentage">
            <text:p>0,89%</text:p>
          </table:table-cell>
          <table:table-cell table:style-name="ce145" office:value-type="currency" office:currency="BGN" office:value="7.45" calcext:value-type="currency">
            <text:p>7,45 лв.</text:p>
          </table:table-cell>
          <table:table-cell table:style-name="ce21" table:formula="of:=[.AI15]/[.AP15]" office:value-type="percentage" office:value="0.00745" calcext:value-type="percentage">
            <text:p>0,75%</text:p>
          </table:table-cell>
          <table:table-cell table:style-name="ce148" office:value-type="currency" office:currency="TRY" office:value="32.07" calcext:value-type="currency">
            <text:p>₺32,07</text:p>
          </table:table-cell>
          <table:table-cell table:style-name="ce21" table:formula="of:=[.AK15]/[.AP15]" office:value-type="percentage" office:value="0.03207" calcext:value-type="percentage">
            <text:p>3,21%</text:p>
          </table:table-cell>
          <table:table-cell table:style-name="ce151" office:value-type="currency" office:currency="ILS" office:value="7.87" calcext:value-type="currency">
            <text:p>‎₪ 7,87</text:p>
          </table:table-cell>
          <table:table-cell table:style-name="ce21" table:formula="of:=[.AM15]/[.AP15]" office:value-type="percentage" office:value="0.00787" calcext:value-type="percentage">
            <text:p>0,79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Egito</text:p>
          </table:table-cell>
          <table:table-cell table:style-name="ce5"/>
          <table:table-cell table:style-name="ce8" office:value-type="string" calcext:value-type="string">
            <text:p>Libra Egípcia</text:p>
          </table:table-cell>
          <table:table-cell office:value-type="string" calcext:value-type="string">
            <text:p>EGP</text:p>
          </table:table-cell>
          <table:table-cell table:style-name="ce14" office:value-type="currency" office:currency="EUR" office:value="11.42" calcext:value-type="currency">
            <text:p>€ 11,42</text:p>
          </table:table-cell>
          <table:table-cell table:style-name="ce18" table:formula="of:=[.E16]/[.AP16]" office:value-type="percentage" office:value="0.01142" calcext:value-type="percentage">
            <text:p>1,14%</text:p>
          </table:table-cell>
          <table:table-cell table:style-name="ce25" office:value-type="currency" office:currency="USD" office:value="14.63" calcext:value-type="currency">
            <text:p>$14,63</text:p>
          </table:table-cell>
          <table:table-cell table:style-name="ce18" table:formula="of:=[.G16]/[.AP16]" office:value-type="percentage" office:value="0.01463" calcext:value-type="percentage">
            <text:p>1,46%</text:p>
          </table:table-cell>
          <table:table-cell table:style-name="ce90" office:value-type="currency" office:currency="AUD" office:value="11.54" calcext:value-type="currency">
            <text:p>$11,54</text:p>
          </table:table-cell>
          <table:table-cell table:style-name="ce18" table:formula="of:=[.I16]/[.AP16]" office:value-type="percentage" office:value="0.01154" calcext:value-type="percentage">
            <text:p>1,15%</text:p>
          </table:table-cell>
          <table:table-cell table:style-name="ce104" office:value-type="currency" office:currency="GBP" office:value="9.84" calcext:value-type="currency">
            <text:p>£9,84</text:p>
          </table:table-cell>
          <table:table-cell table:style-name="ce18" table:formula="of:=[.K16]/[.AP16]" office:value-type="percentage" office:value="0.00984" calcext:value-type="percentage">
            <text:p>0,98%</text:p>
          </table:table-cell>
          <table:table-cell table:style-name="ce107" office:value-type="currency" office:currency="CAD" office:value="14.99" calcext:value-type="currency">
            <text:p>$14,99</text:p>
          </table:table-cell>
          <table:table-cell table:style-name="ce18" table:formula="of:=[.M16]/[.AP16]" office:value-type="percentage" office:value="0.01499" calcext:value-type="percentage">
            <text:p>1,50%</text:p>
          </table:table-cell>
          <table:table-cell table:style-name="ce111" office:value-type="currency" office:currency="DKK" office:value="22.42" calcext:value-type="currency">
            <text:p>kr. 22,42</text:p>
          </table:table-cell>
          <table:table-cell table:style-name="ce18" table:formula="of:=[.O16]/[.AP16]" office:value-type="percentage" office:value="0.02242" calcext:value-type="percentage">
            <text:p>2,24%</text:p>
          </table:table-cell>
          <table:table-cell table:style-name="ce114" office:value-type="currency" office:currency="PLN" office:value="17.81" calcext:value-type="currency">
            <text:p>17,81 zł</text:p>
          </table:table-cell>
          <table:table-cell table:style-name="ce18" table:formula="of:=[.Q16]/[.AP16]" office:value-type="percentage" office:value="0.01781" calcext:value-type="percentage">
            <text:p>1,78%</text:p>
          </table:table-cell>
          <table:table-cell table:style-name="ce117" office:value-type="currency" office:currency="SEK" office:value="29.34" calcext:value-type="currency">
            <text:p>29,34 kr</text:p>
          </table:table-cell>
          <table:table-cell table:style-name="ce18" table:formula="of:=[.S16]/[.AP16]" office:value-type="percentage" office:value="0.02934" calcext:value-type="percentage">
            <text:p>2,93%</text:p>
          </table:table-cell>
          <table:table-cell table:style-name="ce120" office:value-type="currency" office:currency="BRL" office:value="35.26" calcext:value-type="currency">
            <text:p>R$ 35,26</text:p>
          </table:table-cell>
          <table:table-cell table:style-name="ce18" table:formula="of:=[.U16]/[.AP16]" office:value-type="percentage" office:value="0.03526" calcext:value-type="percentage">
            <text:p>3,53%</text:p>
          </table:table-cell>
          <table:table-cell table:style-name="ce124" office:value-type="currency" office:currency="CZK" office:value="49.64" calcext:value-type="currency">
            <text:p>49,64 Kč</text:p>
          </table:table-cell>
          <table:table-cell table:style-name="ce18" table:formula="of:=[.W16]/[.AP16]" office:value-type="percentage" office:value="0.04964" calcext:value-type="percentage">
            <text:p>4,96%</text:p>
          </table:table-cell>
          <table:table-cell table:style-name="ce127" office:value-type="currency" office:currency="NOK" office:value="24.5" calcext:value-type="currency">
            <text:p>kr 24,50</text:p>
          </table:table-cell>
          <table:table-cell table:style-name="ce18" table:formula="of:=[.Y16]/[.AP16]" office:value-type="percentage" office:value="0.0245" calcext:value-type="percentage">
            <text:p>2,45%</text:p>
          </table:table-cell>
          <table:table-cell table:style-name="ce130" office:value-type="currency" office:currency="NZD" office:value="11.39" calcext:value-type="currency">
            <text:p>$11,39</text:p>
          </table:table-cell>
          <table:table-cell table:style-name="ce18" table:formula="of:=[.AA16]/[.AP16]" office:value-type="percentage" office:value="0.01139" calcext:value-type="percentage">
            <text:p>1,14%</text:p>
          </table:table-cell>
          <table:table-cell table:style-name="ce133" office:value-type="currency" office:currency="CHF" office:value="11.08" calcext:value-type="currency">
            <text:p>CHF 11,08</text:p>
          </table:table-cell>
          <table:table-cell table:style-name="ce18" table:formula="of:=[.AC16]/[.AP16]" office:value-type="percentage" office:value="0.01108" calcext:value-type="percentage">
            <text:p>1,11%</text:p>
          </table:table-cell>
          <table:table-cell table:style-name="ce137" office:value-type="currency" office:currency="JPY" office:value="268" calcext:value-type="currency">
            <text:p>￥268</text:p>
          </table:table-cell>
          <table:table-cell table:style-name="ce18" table:formula="of:=[.AE16]/[.AP16]" office:value-type="percentage" office:value="0.268" calcext:value-type="percentage">
            <text:p>26,80%</text:p>
          </table:table-cell>
          <table:table-cell table:style-name="ce142" office:value-type="currency" office:currency="RON" office:value="19.18" calcext:value-type="currency">
            <text:p>19,18 lei</text:p>
          </table:table-cell>
          <table:table-cell table:style-name="ce18" table:formula="of:=[.AG16]/[.AP16]" office:value-type="percentage" office:value="0.01918" calcext:value-type="percentage">
            <text:p>1,92%</text:p>
          </table:table-cell>
          <table:table-cell table:style-name="ce145" office:value-type="currency" office:currency="BGN" office:value="14.28" calcext:value-type="currency">
            <text:p>14,28 лв.</text:p>
          </table:table-cell>
          <table:table-cell table:style-name="ce18" table:formula="of:=[.AI16]/[.AP16]" office:value-type="percentage" office:value="0.01428" calcext:value-type="percentage">
            <text:p>1,43%</text:p>
          </table:table-cell>
          <table:table-cell table:style-name="ce148" office:value-type="currency" office:currency="TRY" office:value="58.52" calcext:value-type="currency">
            <text:p>₺58,52</text:p>
          </table:table-cell>
          <table:table-cell table:style-name="ce18" table:formula="of:=[.AK16]/[.AP16]" office:value-type="percentage" office:value="0.05852" calcext:value-type="percentage">
            <text:p>5,85%</text:p>
          </table:table-cell>
          <table:table-cell table:style-name="ce151" office:value-type="currency" office:currency="ILS" office:value="16.79" calcext:value-type="currency">
            <text:p>‎₪ 16,79</text:p>
          </table:table-cell>
          <table:table-cell table:style-name="ce18" table:formula="of:=[.AM16]/[.AP16]" office:value-type="percentage" office:value="0.01679" calcext:value-type="percentage">
            <text:p>1,68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1" table:visibility="filter">
          <table:table-cell table:style-name="ce5" office:value-type="string" calcext:value-type="string">
            <text:p>Emirados Árabes Unidos</text:p>
          </table:table-cell>
          <table:table-cell table:style-name="ce5"/>
          <table:table-cell table:style-name="ce8" office:value-type="string" calcext:value-type="string">
            <text:p>Dirham dos Emirados</text:p>
          </table:table-cell>
          <table:table-cell office:value-type="string" calcext:value-type="string">
            <text:p>AED</text:p>
          </table:table-cell>
          <table:table-cell table:style-name="ce14" office:value-type="currency" office:currency="EUR" office:value="7.84" calcext:value-type="currency">
            <text:p>€ 7,84</text:p>
          </table:table-cell>
          <table:table-cell table:style-name="ce18" table:formula="of:=[.E17]/[.AP17]" office:value-type="percentage" office:value="0.00784" calcext:value-type="percentage">
            <text:p>0,78%</text:p>
          </table:table-cell>
          <table:table-cell table:style-name="ce25" office:value-type="currency" office:currency="USD" office:value="11.11" calcext:value-type="currency">
            <text:p>$11,11</text:p>
          </table:table-cell>
          <table:table-cell table:style-name="ce18" table:formula="of:=[.G17]/[.AP17]" office:value-type="percentage" office:value="0.01111" calcext:value-type="percentage">
            <text:p>1,11%</text:p>
          </table:table-cell>
          <table:table-cell table:style-name="ce90" office:value-type="currency" office:currency="AUD" office:value="7.75" calcext:value-type="currency">
            <text:p>$7,75</text:p>
          </table:table-cell>
          <table:table-cell table:style-name="ce18" table:formula="of:=[.I17]/[.AP17]" office:value-type="percentage" office:value="0.00775" calcext:value-type="percentage">
            <text:p>0,78%</text:p>
          </table:table-cell>
          <table:table-cell table:style-name="ce104" office:value-type="currency" office:currency="GBP" office:value="6.27" calcext:value-type="currency">
            <text:p>£6,27</text:p>
          </table:table-cell>
          <table:table-cell table:style-name="ce18" table:formula="of:=[.K17]/[.AP17]" office:value-type="percentage" office:value="0.00627" calcext:value-type="percentage">
            <text:p>0,63%</text:p>
          </table:table-cell>
          <table:table-cell table:style-name="ce107" office:value-type="currency" office:currency="CAD" office:value="11.17" calcext:value-type="currency">
            <text:p>$11,17</text:p>
          </table:table-cell>
          <table:table-cell table:style-name="ce18" table:formula="of:=[.M17]/[.AP17]" office:value-type="percentage" office:value="0.01117" calcext:value-type="percentage">
            <text:p>1,12%</text:p>
          </table:table-cell>
          <table:table-cell table:style-name="ce111" office:value-type="currency" office:currency="DKK" office:value="16.71" calcext:value-type="currency">
            <text:p>kr. 16,71</text:p>
          </table:table-cell>
          <table:table-cell table:style-name="ce18" table:formula="of:=[.O17]/[.AP17]" office:value-type="percentage" office:value="0.01671" calcext:value-type="percentage">
            <text:p>1,67%</text:p>
          </table:table-cell>
          <table:table-cell table:style-name="ce114" office:value-type="currency" office:currency="PLN" office:value="13.33" calcext:value-type="currency">
            <text:p>13,33 zł</text:p>
          </table:table-cell>
          <table:table-cell table:style-name="ce18" table:formula="of:=[.Q17]/[.AP17]" office:value-type="percentage" office:value="0.01333" calcext:value-type="percentage">
            <text:p>1,33%</text:p>
          </table:table-cell>
          <table:table-cell table:style-name="ce117" office:value-type="currency" office:currency="SEK" office:value="22.51" calcext:value-type="currency">
            <text:p>22,51 kr</text:p>
          </table:table-cell>
          <table:table-cell table:style-name="ce18" table:formula="of:=[.S17]/[.AP17]" office:value-type="percentage" office:value="0.02251" calcext:value-type="percentage">
            <text:p>2,25%</text:p>
          </table:table-cell>
          <table:table-cell table:style-name="ce120" office:value-type="currency" office:currency="BRL" office:value="29.14" calcext:value-type="currency">
            <text:p>R$ 29,14</text:p>
          </table:table-cell>
          <table:table-cell table:style-name="ce18" table:formula="of:=[.U17]/[.AP17]" office:value-type="percentage" office:value="0.02914" calcext:value-type="percentage">
            <text:p>2,91%</text:p>
          </table:table-cell>
          <table:table-cell table:style-name="ce124" office:value-type="currency" office:currency="CZK" office:value="37.29" calcext:value-type="currency">
            <text:p>37,29 Kč</text:p>
          </table:table-cell>
          <table:table-cell table:style-name="ce18" table:formula="of:=[.W17]/[.AP17]" office:value-type="percentage" office:value="0.03729" calcext:value-type="percentage">
            <text:p>3,73%</text:p>
          </table:table-cell>
          <table:table-cell table:style-name="ce127" office:value-type="currency" office:currency="NOK" office:value="18.36" calcext:value-type="currency">
            <text:p>kr 18,36</text:p>
          </table:table-cell>
          <table:table-cell table:style-name="ce18" table:formula="of:=[.Y17]/[.AP17]" office:value-type="percentage" office:value="0.01836" calcext:value-type="percentage">
            <text:p>1,84%</text:p>
          </table:table-cell>
          <table:table-cell table:style-name="ce130" office:value-type="currency" office:currency="NZD" office:value="7.59" calcext:value-type="currency">
            <text:p>$7,59</text:p>
          </table:table-cell>
          <table:table-cell table:style-name="ce18" table:formula="of:=[.AA17]/[.AP17]" office:value-type="percentage" office:value="0.00759" calcext:value-type="percentage">
            <text:p>0,76%</text:p>
          </table:table-cell>
          <table:table-cell table:style-name="ce133" office:value-type="currency" office:currency="CHF" office:value="7.36" calcext:value-type="currency">
            <text:p>CHF 7,36</text:p>
          </table:table-cell>
          <table:table-cell table:style-name="ce18" table:formula="of:=[.AC17]/[.AP17]" office:value-type="percentage" office:value="0.00736" calcext:value-type="percentage">
            <text:p>0,74%</text:p>
          </table:table-cell>
          <table:table-cell table:style-name="ce137" office:value-type="currency" office:currency="JPY" office:value="210" calcext:value-type="currency">
            <text:p>￥210</text:p>
          </table:table-cell>
          <table:table-cell table:style-name="ce18" table:formula="of:=[.AE17]/[.AP17]" office:value-type="percentage" office:value="0.21" calcext:value-type="percentage">
            <text:p>21,00%</text:p>
          </table:table-cell>
          <table:table-cell table:style-name="ce142" office:value-type="currency" office:currency="RON" office:value="14.63" calcext:value-type="currency">
            <text:p>14,63 lei</text:p>
          </table:table-cell>
          <table:table-cell table:style-name="ce18" table:formula="of:=[.AG17]/[.AP17]" office:value-type="percentage" office:value="0.01463" calcext:value-type="percentage">
            <text:p>1,46%</text:p>
          </table:table-cell>
          <table:table-cell table:style-name="ce145" office:value-type="currency" office:currency="BGN" office:value="10.39" calcext:value-type="currency">
            <text:p>10,39 лв.</text:p>
          </table:table-cell>
          <table:table-cell table:style-name="ce18" table:formula="of:=[.AI17]/[.AP17]" office:value-type="percentage" office:value="0.01039" calcext:value-type="percentage">
            <text:p>1,04%</text:p>
          </table:table-cell>
          <table:table-cell table:style-name="ce148" office:value-type="currency" office:currency="TRY" office:value="45.3" calcext:value-type="currency">
            <text:p>₺45,30</text:p>
          </table:table-cell>
          <table:table-cell table:style-name="ce18" table:formula="of:=[.AK17]/[.AP17]" office:value-type="percentage" office:value="0.0453" calcext:value-type="percentage">
            <text:p>4,53%</text:p>
          </table:table-cell>
          <table:table-cell table:style-name="ce151" office:value-type="currency" office:currency="ILS" office:value="12.73" calcext:value-type="currency">
            <text:p>‎₪ 12,73</text:p>
          </table:table-cell>
          <table:table-cell table:style-name="ce18" table:formula="of:=[.AM17]/[.AP17]" office:value-type="percentage" office:value="0.01273" calcext:value-type="percentage">
            <text:p>1,27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Eslováquia</text:p>
          </table:table-cell>
          <table:table-cell table:style-name="ce5" office:value-type="float" office:value="421" calcext:value-type="float">
            <text:p>421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18]/[.AP18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18]/[.AP18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18]/[.AP18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18]/[.AP18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18]/[.AP18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18]/[.AP18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18]/[.AP18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18]/[.AP18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18]/[.AP18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18]/[.AP18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18]/[.AP18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18]/[.AP18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18]/[.AP18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18]/[.AP18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18]/[.AP18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18]/[.AP18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18]/[.AP18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18]/[.AP18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Eslovênia</text:p>
          </table:table-cell>
          <table:table-cell table:style-name="ce5" office:value-type="float" office:value="386" calcext:value-type="float">
            <text:p>386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19]/[.AP19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19]/[.AP19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19]/[.AP19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19]/[.AP19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19]/[.AP19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19]/[.AP19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19]/[.AP19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19]/[.AP19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19]/[.AP19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19]/[.AP19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19]/[.AP19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19]/[.AP19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19]/[.AP19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19]/[.AP19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19]/[.AP19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19]/[.AP19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19]/[.AP19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19]/[.AP19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Espanha</text:p>
          </table: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0]/[.AP20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0]/[.AP20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0]/[.AP20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0]/[.AP20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0]/[.AP20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0]/[.AP20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0]/[.AP20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0]/[.AP20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0]/[.AP20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0]/[.AP20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0]/[.AP20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0]/[.AP20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0]/[.AP20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0]/[.AP20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0]/[.AP20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0]/[.AP20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0]/[.AP20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0]/[.AP20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Estados Unido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Dólar Americano</text:p>
          </table:table-cell>
          <table:table-cell office:value-type="string" calcext:value-type="string">
            <text:p>USD</text:p>
          </table:table-cell>
          <table:table-cell table:style-name="ce14" office:value-type="currency" office:currency="EUR" office:value="6.07" calcext:value-type="currency">
            <text:p>€ 6,07</text:p>
          </table:table-cell>
          <table:table-cell table:style-name="ce21" table:formula="of:=[.E21]/[.AP21]" office:value-type="percentage" office:value="0.00607" calcext:value-type="percentage">
            <text:p>0,61%</text:p>
          </table:table-cell>
          <table:table-cell table:style-name="ce25" office:value-type="currency" office:currency="USD" office:value="6.44" calcext:value-type="currency">
            <text:p>$6,44</text:p>
          </table:table-cell>
          <table:table-cell table:style-name="ce21" table:formula="of:=[.G21]/[.AP21]" office:value-type="percentage" office:value="0.00644" calcext:value-type="percentage">
            <text:p>0,64%</text:p>
          </table:table-cell>
          <table:table-cell table:style-name="ce90" office:value-type="currency" office:currency="AUD" office:value="5.4" calcext:value-type="currency">
            <text:p>$5,40</text:p>
          </table:table-cell>
          <table:table-cell table:style-name="ce21" table:formula="of:=[.I21]/[.AP21]" office:value-type="percentage" office:value="0.0054" calcext:value-type="percentage">
            <text:p>0,54%</text:p>
          </table:table-cell>
          <table:table-cell table:style-name="ce104" office:value-type="currency" office:currency="GBP" office:value="4.64" calcext:value-type="currency">
            <text:p>£4,64</text:p>
          </table:table-cell>
          <table:table-cell table:style-name="ce21" table:formula="of:=[.K21]/[.AP21]" office:value-type="percentage" office:value="0.00464" calcext:value-type="percentage">
            <text:p>0,46%</text:p>
          </table:table-cell>
          <table:table-cell table:style-name="ce107" office:value-type="currency" office:currency="CAD" office:value="6.65" calcext:value-type="currency">
            <text:p>$6,65</text:p>
          </table:table-cell>
          <table:table-cell table:style-name="ce21" table:formula="of:=[.M21]/[.AP21]" office:value-type="percentage" office:value="0.00665" calcext:value-type="percentage">
            <text:p>0,67%</text:p>
          </table:table-cell>
          <table:table-cell table:style-name="ce111" office:value-type="currency" office:currency="DKK" office:value="11.76" calcext:value-type="currency">
            <text:p>kr. 11,76</text:p>
          </table:table-cell>
          <table:table-cell table:style-name="ce21" table:formula="of:=[.O21]/[.AP21]" office:value-type="percentage" office:value="0.01176" calcext:value-type="percentage">
            <text:p>1,18%</text:p>
          </table:table-cell>
          <table:table-cell table:style-name="ce114" office:value-type="currency" office:currency="PLN" office:value="7.54" calcext:value-type="currency">
            <text:p>7,54 zł</text:p>
          </table:table-cell>
          <table:table-cell table:style-name="ce21" table:formula="of:=[.Q21]/[.AP21]" office:value-type="percentage" office:value="0.00754" calcext:value-type="percentage">
            <text:p>0,75%</text:p>
          </table:table-cell>
          <table:table-cell table:style-name="ce117" office:value-type="currency" office:currency="SEK" office:value="11.67" calcext:value-type="currency">
            <text:p>11,67 kr</text:p>
          </table:table-cell>
          <table:table-cell table:style-name="ce21" table:formula="of:=[.S21]/[.AP21]" office:value-type="percentage" office:value="0.01167" calcext:value-type="percentage">
            <text:p>1,17%</text:p>
          </table:table-cell>
          <table:table-cell table:style-name="ce120" office:value-type="currency" office:currency="BRL" office:value="22.12" calcext:value-type="currency">
            <text:p>R$ 22,12</text:p>
          </table:table-cell>
          <table:table-cell table:style-name="ce21" table:formula="of:=[.U21]/[.AP21]" office:value-type="percentage" office:value="0.02212" calcext:value-type="percentage">
            <text:p>2,21%</text:p>
          </table:table-cell>
          <table:table-cell table:style-name="ce124" office:value-type="currency" office:currency="CZK" office:value="11.76" calcext:value-type="currency">
            <text:p>11,76 Kč</text:p>
          </table:table-cell>
          <table:table-cell table:style-name="ce21" table:formula="of:=[.W21]/[.AP21]" office:value-type="percentage" office:value="0.01176" calcext:value-type="percentage">
            <text:p>1,18%</text:p>
          </table:table-cell>
          <table:table-cell table:style-name="ce127" office:value-type="currency" office:currency="NOK" office:value="7.73" calcext:value-type="currency">
            <text:p>kr 7,73</text:p>
          </table:table-cell>
          <table:table-cell table:style-name="ce21" table:formula="of:=[.Y21]/[.AP21]" office:value-type="percentage" office:value="0.00773" calcext:value-type="percentage">
            <text:p>0,77%</text:p>
          </table:table-cell>
          <table:table-cell table:style-name="ce130" office:value-type="currency" office:currency="NZD" office:value="5.16" calcext:value-type="currency">
            <text:p>$5,16</text:p>
          </table:table-cell>
          <table:table-cell table:style-name="ce21" table:formula="of:=[.AA21]/[.AP21]" office:value-type="percentage" office:value="0.00516" calcext:value-type="percentage">
            <text:p>0,52%</text:p>
          </table:table-cell>
          <table:table-cell table:style-name="ce133" office:value-type="currency" office:currency="CHF" office:value="5.53" calcext:value-type="currency">
            <text:p>CHF 5,53</text:p>
          </table:table-cell>
          <table:table-cell table:style-name="ce21" table:formula="of:=[.AC21]/[.AP21]" office:value-type="percentage" office:value="0.00553" calcext:value-type="percentage">
            <text:p>0,55%</text:p>
          </table:table-cell>
          <table:table-cell table:style-name="ce137" office:value-type="currency" office:currency="JPY" office:value="83" calcext:value-type="currency">
            <text:p>￥83</text:p>
          </table:table-cell>
          <table:table-cell table:style-name="ce21" table:formula="of:=[.AE21]/[.AP21]" office:value-type="percentage" office:value="0.083" calcext:value-type="percentage">
            <text:p>8,30%</text:p>
          </table:table-cell>
          <table:table-cell table:style-name="ce142" office:value-type="currency" office:currency="RON" office:value="8.97" calcext:value-type="currency">
            <text:p>8,97 lei</text:p>
          </table:table-cell>
          <table:table-cell table:style-name="ce21" table:formula="of:=[.AG21]/[.AP21]" office:value-type="percentage" office:value="0.00897" calcext:value-type="percentage">
            <text:p>0,90%</text:p>
          </table:table-cell>
          <table:table-cell table:style-name="ce145" office:value-type="currency" office:currency="BGN" office:value="7.67" calcext:value-type="currency">
            <text:p>7,67 лв.</text:p>
          </table:table-cell>
          <table:table-cell table:style-name="ce21" table:formula="of:=[.AI21]/[.AP21]" office:value-type="percentage" office:value="0.00767" calcext:value-type="percentage">
            <text:p>0,77%</text:p>
          </table:table-cell>
          <table:table-cell table:style-name="ce148" office:value-type="currency" office:currency="TRY" office:value="31.91" calcext:value-type="currency">
            <text:p>₺31,91</text:p>
          </table:table-cell>
          <table:table-cell table:style-name="ce21" table:formula="of:=[.AK21]/[.AP21]" office:value-type="percentage" office:value="0.03191" calcext:value-type="percentage">
            <text:p>3,19%</text:p>
          </table:table-cell>
          <table:table-cell table:style-name="ce151" office:value-type="currency" office:currency="ILS" office:value="8.01" calcext:value-type="currency">
            <text:p>‎₪ 8,01</text:p>
          </table:table-cell>
          <table:table-cell table:style-name="ce21" table:formula="of:=[.AM21]/[.AP21]" office:value-type="percentage" office:value="0.00801" calcext:value-type="percentage">
            <text:p>0,80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Finlândia</text:p>
          </table:table-cell>
          <table:table-cell table:style-name="ce5" office:value-type="float" office:value="358" calcext:value-type="float">
            <text:p>358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2]/[.AP22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2]/[.AP22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2]/[.AP22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2]/[.AP22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2]/[.AP22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2]/[.AP22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2]/[.AP22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2]/[.AP22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2]/[.AP22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2]/[.AP22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2]/[.AP22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2]/[.AP22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2]/[.AP22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2]/[.AP22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2]/[.AP22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2]/[.AP22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2]/[.AP22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2]/[.AP22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França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3]/[.AP23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3]/[.AP23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3]/[.AP23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3]/[.AP23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3]/[.AP23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3]/[.AP23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3]/[.AP23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3]/[.AP23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3]/[.AP23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3]/[.AP23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3]/[.AP23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3]/[.AP23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3]/[.AP23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3]/[.AP23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3]/[.AP23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3]/[.AP23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3]/[.AP23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3]/[.AP23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Grécia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4]/[.AP24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4]/[.AP24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4]/[.AP24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4]/[.AP24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4]/[.AP24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4]/[.AP24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4]/[.AP24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4]/[.AP24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4]/[.AP24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4]/[.AP24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4]/[.AP24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4]/[.AP24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4]/[.AP24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4]/[.AP24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4]/[.AP24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4]/[.AP24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4]/[.AP24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4]/[.AP24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Índia</text:p>
          </table:table-cell>
          <table:table-cell table:style-name="ce5"/>
          <table:table-cell table:style-name="ce8" office:value-type="string" calcext:value-type="string">
            <text:p>Rupia Indiana</text:p>
          </table:table-cell>
          <table:table-cell office:value-type="string" calcext:value-type="string">
            <text:p>INR</text:p>
          </table:table-cell>
          <table:table-cell table:style-name="ce14" office:value-type="currency" office:currency="EUR" office:value="7.17" calcext:value-type="currency">
            <text:p>€ 7,17</text:p>
          </table:table-cell>
          <table:table-cell table:style-name="ce18" table:formula="of:=[.E25]/[.AP25]" office:value-type="percentage" office:value="0.00717" calcext:value-type="percentage">
            <text:p>0,72%</text:p>
          </table:table-cell>
          <table:table-cell table:style-name="ce25" office:value-type="currency" office:currency="USD" office:value="10.29" calcext:value-type="currency">
            <text:p>$10,29</text:p>
          </table:table-cell>
          <table:table-cell table:style-name="ce18" table:formula="of:=[.G25]/[.AP25]" office:value-type="percentage" office:value="0.01029" calcext:value-type="percentage">
            <text:p>1,03%</text:p>
          </table:table-cell>
          <table:table-cell table:style-name="ce90" office:value-type="currency" office:currency="AUD" office:value="6.51" calcext:value-type="currency">
            <text:p>$6,51</text:p>
          </table:table-cell>
          <table:table-cell table:style-name="ce18" table:formula="of:=[.I25]/[.AP25]" office:value-type="percentage" office:value="0.00651" calcext:value-type="percentage">
            <text:p>0,65%</text:p>
          </table:table-cell>
          <table:table-cell table:style-name="ce104" office:value-type="currency" office:currency="GBP" office:value="5.75" calcext:value-type="currency">
            <text:p>£5,75</text:p>
          </table:table-cell>
          <table:table-cell table:style-name="ce18" table:formula="of:=[.K25]/[.AP25]" office:value-type="percentage" office:value="0.00575" calcext:value-type="percentage">
            <text:p>0,58%</text:p>
          </table:table-cell>
          <table:table-cell table:style-name="ce107" office:value-type="currency" office:currency="CAD" office:value="10.06" calcext:value-type="currency">
            <text:p>$10,06</text:p>
          </table:table-cell>
          <table:table-cell table:style-name="ce18" table:formula="of:=[.M25]/[.AP25]" office:value-type="percentage" office:value="0.01006" calcext:value-type="percentage">
            <text:p>1,01%</text:p>
          </table:table-cell>
          <table:table-cell table:style-name="ce111" office:value-type="currency" office:currency="DKK" office:value="9.82" calcext:value-type="currency">
            <text:p>kr. 9,82</text:p>
          </table:table-cell>
          <table:table-cell table:style-name="ce18" table:formula="of:=[.O25]/[.AP25]" office:value-type="percentage" office:value="0.00982" calcext:value-type="percentage">
            <text:p>0,98%</text:p>
          </table:table-cell>
          <table:table-cell table:style-name="ce114" office:value-type="currency" office:currency="PLN" office:value="8.73" calcext:value-type="currency">
            <text:p>8,73 zł</text:p>
          </table:table-cell>
          <table:table-cell table:style-name="ce18" table:formula="of:=[.Q25]/[.AP25]" office:value-type="percentage" office:value="0.00873" calcext:value-type="percentage">
            <text:p>0,87%</text:p>
          </table:table-cell>
          <table:table-cell table:style-name="ce117" office:value-type="currency" office:currency="SEK" office:value="12.97" calcext:value-type="currency">
            <text:p>12,97 kr</text:p>
          </table:table-cell>
          <table:table-cell table:style-name="ce18" table:formula="of:=[.S25]/[.AP25]" office:value-type="percentage" office:value="0.01297" calcext:value-type="percentage">
            <text:p>1,30%</text:p>
          </table:table-cell>
          <table:table-cell table:style-name="ce120" office:value-type="currency" office:currency="BRL" office:value="23.29" calcext:value-type="currency">
            <text:p>R$ 23,29</text:p>
          </table:table-cell>
          <table:table-cell table:style-name="ce18" table:formula="of:=[.U25]/[.AP25]" office:value-type="percentage" office:value="0.02329" calcext:value-type="percentage">
            <text:p>2,33%</text:p>
          </table:table-cell>
          <table:table-cell table:style-name="ce124" office:value-type="currency" office:currency="CZK" office:value="13.35" calcext:value-type="currency">
            <text:p>13,35 Kč</text:p>
          </table:table-cell>
          <table:table-cell table:style-name="ce18" table:formula="of:=[.W25]/[.AP25]" office:value-type="percentage" office:value="0.01335" calcext:value-type="percentage">
            <text:p>1,34%</text:p>
          </table:table-cell>
          <table:table-cell table:style-name="ce127" office:value-type="currency" office:currency="NOK" office:value="9.01" calcext:value-type="currency">
            <text:p>kr 9,01</text:p>
          </table:table-cell>
          <table:table-cell table:style-name="ce18" table:formula="of:=[.Y25]/[.AP25]" office:value-type="percentage" office:value="0.00901" calcext:value-type="percentage">
            <text:p>0,90%</text:p>
          </table:table-cell>
          <table:table-cell table:style-name="ce130" office:value-type="currency" office:currency="NZD" office:value="6.28" calcext:value-type="currency">
            <text:p>$6,28</text:p>
          </table:table-cell>
          <table:table-cell table:style-name="ce18" table:formula="of:=[.AA25]/[.AP25]" office:value-type="percentage" office:value="0.00628" calcext:value-type="percentage">
            <text:p>0,63%</text:p>
          </table:table-cell>
          <table:table-cell table:style-name="ce133" office:value-type="currency" office:currency="CHF" office:value="6.64" calcext:value-type="currency">
            <text:p>CHF 6,64</text:p>
          </table:table-cell>
          <table:table-cell table:style-name="ce18" table:formula="of:=[.AC25]/[.AP25]" office:value-type="percentage" office:value="0.00664" calcext:value-type="percentage">
            <text:p>0,66%</text:p>
          </table:table-cell>
          <table:table-cell table:style-name="ce137" office:value-type="currency" office:currency="JPY" office:value="87" calcext:value-type="currency">
            <text:p>￥87</text:p>
          </table:table-cell>
          <table:table-cell table:style-name="ce18" table:formula="of:=[.AE25]/[.AP25]" office:value-type="percentage" office:value="0.087" calcext:value-type="percentage">
            <text:p>8,70%</text:p>
          </table:table-cell>
          <table:table-cell table:style-name="ce142" office:value-type="currency" office:currency="RON" office:value="10.16" calcext:value-type="currency">
            <text:p>10,16 lei</text:p>
          </table:table-cell>
          <table:table-cell table:style-name="ce18" table:formula="of:=[.AG25]/[.AP25]" office:value-type="percentage" office:value="0.01016" calcext:value-type="percentage">
            <text:p>1,02%</text:p>
          </table:table-cell>
          <table:table-cell table:style-name="ce145" office:value-type="currency" office:currency="BGN" office:value="8.79" calcext:value-type="currency">
            <text:p>8,79 лв.</text:p>
          </table:table-cell>
          <table:table-cell table:style-name="ce18" table:formula="of:=[.AI25]/[.AP25]" office:value-type="percentage" office:value="0.00879" calcext:value-type="percentage">
            <text:p>0,88%</text:p>
          </table:table-cell>
          <table:table-cell table:style-name="ce148" office:value-type="currency" office:currency="TRY" office:value="33.33" calcext:value-type="currency">
            <text:p>₺33,33</text:p>
          </table:table-cell>
          <table:table-cell table:style-name="ce18" table:formula="of:=[.AK25]/[.AP25]" office:value-type="percentage" office:value="0.03333" calcext:value-type="percentage">
            <text:p>3,33%</text:p>
          </table:table-cell>
          <table:table-cell table:style-name="ce151" office:value-type="currency" office:currency="ILS" office:value="9.15" calcext:value-type="currency">
            <text:p>‎₪ 9,15</text:p>
          </table:table-cell>
          <table:table-cell table:style-name="ce18" table:formula="of:=[.AM25]/[.AP25]" office:value-type="percentage" office:value="0.00915" calcext:value-type="percentage">
            <text:p>0,92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Indonésia</text:p>
          </table:table-cell>
          <table:table-cell table:style-name="ce5"/>
          <table:table-cell table:style-name="ce8" office:value-type="string" calcext:value-type="string">
            <text:p>Rupia Indonésia</text:p>
          </table:table-cell>
          <table:table-cell table:style-name="ce10" office:value-type="string" calcext:value-type="string">
            <text:p>IDR</text:p>
          </table:table-cell>
          <table:table-cell table:style-name="ce14" office:value-type="currency" office:currency="EUR" office:value="7.49" calcext:value-type="currency">
            <text:p>€ 7,49</text:p>
          </table:table-cell>
          <table:table-cell table:style-name="ce18" table:formula="of:=[.E26]/[.AP26]" office:value-type="percentage" office:value="0.00749" calcext:value-type="percentage">
            <text:p>0,75%</text:p>
          </table:table-cell>
          <table:table-cell table:style-name="ce25" office:value-type="currency" office:currency="USD" office:value="10.61" calcext:value-type="currency">
            <text:p>$10,61</text:p>
          </table:table-cell>
          <table:table-cell table:style-name="ce18" table:formula="of:=[.G26]/[.AP26]" office:value-type="percentage" office:value="0.01061" calcext:value-type="percentage">
            <text:p>1,06%</text:p>
          </table:table-cell>
          <table:table-cell table:style-name="ce90" office:value-type="currency" office:currency="AUD" office:value="6.93" calcext:value-type="currency">
            <text:p>$6,93</text:p>
          </table:table-cell>
          <table:table-cell table:style-name="ce18" table:formula="of:=[.I26]/[.AP26]" office:value-type="percentage" office:value="0.00693" calcext:value-type="percentage">
            <text:p>0,69%</text:p>
          </table:table-cell>
          <table:table-cell table:style-name="ce104" office:value-type="currency" office:currency="GBP" office:value="6.03" calcext:value-type="currency">
            <text:p>£6,03</text:p>
          </table:table-cell>
          <table:table-cell table:style-name="ce18" table:formula="of:=[.K26]/[.AP26]" office:value-type="percentage" office:value="0.00603" calcext:value-type="percentage">
            <text:p>0,60%</text:p>
          </table:table-cell>
          <table:table-cell table:style-name="ce107" office:value-type="currency" office:currency="CAD" office:value="10.44" calcext:value-type="currency">
            <text:p>$10,44</text:p>
          </table:table-cell>
          <table:table-cell table:style-name="ce18" table:formula="of:=[.M26]/[.AP26]" office:value-type="percentage" office:value="0.01044" calcext:value-type="percentage">
            <text:p>1,04%</text:p>
          </table:table-cell>
          <table:table-cell table:style-name="ce111" office:value-type="currency" office:currency="DKK" office:value="11.48" calcext:value-type="currency">
            <text:p>kr. 11,48</text:p>
          </table:table-cell>
          <table:table-cell table:style-name="ce18" table:formula="of:=[.O26]/[.AP26]" office:value-type="percentage" office:value="0.01148" calcext:value-type="percentage">
            <text:p>1,15%</text:p>
          </table:table-cell>
          <table:table-cell table:style-name="ce114" office:value-type="currency" office:currency="PLN" office:value="9.81" calcext:value-type="currency">
            <text:p>9,81 zł</text:p>
          </table:table-cell>
          <table:table-cell table:style-name="ce18" table:formula="of:=[.Q26]/[.AP26]" office:value-type="percentage" office:value="0.00981" calcext:value-type="percentage">
            <text:p>0,98%</text:p>
          </table:table-cell>
          <table:table-cell table:style-name="ce117" office:value-type="currency" office:currency="SEK" office:value="15.28" calcext:value-type="currency">
            <text:p>15,28 kr</text:p>
          </table:table-cell>
          <table:table-cell table:style-name="ce18" table:formula="of:=[.S26]/[.AP26]" office:value-type="percentage" office:value="0.01528" calcext:value-type="percentage">
            <text:p>1,53%</text:p>
          </table:table-cell>
          <table:table-cell table:style-name="ce120" office:value-type="currency" office:currency="BRL" office:value="24.48" calcext:value-type="currency">
            <text:p>R$ 24,48</text:p>
          </table:table-cell>
          <table:table-cell table:style-name="ce18" table:formula="of:=[.U26]/[.AP26]" office:value-type="percentage" office:value="0.02448" calcext:value-type="percentage">
            <text:p>2,45%</text:p>
          </table:table-cell>
          <table:table-cell table:style-name="ce124" office:value-type="currency" office:currency="CZK" office:value="18.63" calcext:value-type="currency">
            <text:p>18,63 Kč</text:p>
          </table:table-cell>
          <table:table-cell table:style-name="ce18" table:formula="of:=[.W26]/[.AP26]" office:value-type="percentage" office:value="0.01863" calcext:value-type="percentage">
            <text:p>1,86%</text:p>
          </table:table-cell>
          <table:table-cell table:style-name="ce127" office:value-type="currency" office:currency="NOK" office:value="11.23" calcext:value-type="currency">
            <text:p>kr 11,23</text:p>
          </table:table-cell>
          <table:table-cell table:style-name="ce18" table:formula="of:=[.Y26]/[.AP26]" office:value-type="percentage" office:value="0.01123" calcext:value-type="percentage">
            <text:p>1,12%</text:p>
          </table:table-cell>
          <table:table-cell table:style-name="ce130" office:value-type="currency" office:currency="NZD" office:value="6.72" calcext:value-type="currency">
            <text:p>$6,72</text:p>
          </table:table-cell>
          <table:table-cell table:style-name="ce18" table:formula="of:=[.AA26]/[.AP26]" office:value-type="percentage" office:value="0.00672" calcext:value-type="percentage">
            <text:p>0,67%</text:p>
          </table:table-cell>
          <table:table-cell table:style-name="ce133" office:value-type="currency" office:currency="CHF" office:value="6.94" calcext:value-type="currency">
            <text:p>CHF 6,94</text:p>
          </table:table-cell>
          <table:table-cell table:style-name="ce18" table:formula="of:=[.AC26]/[.AP26]" office:value-type="percentage" office:value="0.00694" calcext:value-type="percentage">
            <text:p>0,69%</text:p>
          </table:table-cell>
          <table:table-cell table:style-name="ce137" office:value-type="currency" office:currency="JPY" office:value="117" calcext:value-type="currency">
            <text:p>￥117</text:p>
          </table:table-cell>
          <table:table-cell table:style-name="ce18" table:formula="of:=[.AE26]/[.AP26]" office:value-type="percentage" office:value="0.117" calcext:value-type="percentage">
            <text:p>11,70%</text:p>
          </table:table-cell>
          <table:table-cell table:style-name="ce142" office:value-type="currency" office:currency="RON" office:value="11.3" calcext:value-type="currency">
            <text:p>11,30 lei</text:p>
          </table:table-cell>
          <table:table-cell table:style-name="ce18" table:formula="of:=[.AG26]/[.AP26]" office:value-type="percentage" office:value="0.0113" calcext:value-type="percentage">
            <text:p>1,13%</text:p>
          </table:table-cell>
          <table:table-cell table:style-name="ce145" office:value-type="currency" office:currency="BGN" office:value="9.31" calcext:value-type="currency">
            <text:p>9,31 лв.</text:p>
          </table:table-cell>
          <table:table-cell table:style-name="ce18" table:formula="of:=[.AI26]/[.AP26]" office:value-type="percentage" office:value="0.00931" calcext:value-type="percentage">
            <text:p>0,93%</text:p>
          </table:table-cell>
          <table:table-cell table:style-name="ce148" office:value-type="currency" office:currency="TRY" office:value="36.96" calcext:value-type="currency">
            <text:p>₺36,96</text:p>
          </table:table-cell>
          <table:table-cell table:style-name="ce18" table:formula="of:=[.AK26]/[.AP26]" office:value-type="percentage" office:value="0.03696" calcext:value-type="percentage">
            <text:p>3,70%</text:p>
          </table:table-cell>
          <table:table-cell table:style-name="ce151" office:value-type="currency" office:currency="ILS" office:value="10" calcext:value-type="currency">
            <text:p>‎₪ 10,00</text:p>
          </table:table-cell>
          <table:table-cell table:style-name="ce18" table:formula="of:=[.AM26]/[.AP26]" office:value-type="percentage" office:value="0.01" calcext:value-type="percentage">
            <text:p>1,00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Irlanda</text:p>
          </table:table-cell>
          <table:table-cell table:style-name="ce5" office:value-type="float" office:value="359" calcext:value-type="float">
            <text:p>359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7]/[.AP27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7]/[.AP27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7]/[.AP27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7]/[.AP27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7]/[.AP27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7]/[.AP27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7]/[.AP27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7]/[.AP27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7]/[.AP27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7]/[.AP27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7]/[.AP27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7]/[.AP27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7]/[.AP27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7]/[.AP27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7]/[.AP27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7]/[.AP27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7]/[.AP27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7]/[.AP27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Israel</text:p>
          </table:table-cell>
          <table:table-cell table:style-name="ce5" office:value-type="float" office:value="353" calcext:value-type="float">
            <text:p>353</text:p>
          </table:table-cell>
          <table:table-cell table:style-name="ce8" office:value-type="string" calcext:value-type="string">
            <text:p>Shekel Israelense</text:p>
          </table:table-cell>
          <table:table-cell office:value-type="string" calcext:value-type="string">
            <text:p>ILS</text:p>
          </table:table-cell>
          <table:table-cell table:style-name="ce14" office:value-type="currency" office:currency="EUR" office:value="8.81" calcext:value-type="currency">
            <text:p>€ 8,81</text:p>
          </table:table-cell>
          <table:table-cell table:style-name="ce21" table:formula="of:=[.E28]/[.AP28]" office:value-type="percentage" office:value="0.00881" calcext:value-type="percentage">
            <text:p>0,88%</text:p>
          </table:table-cell>
          <table:table-cell table:style-name="ce25" office:value-type="currency" office:currency="USD" office:value="11.99" calcext:value-type="currency">
            <text:p>$11,99</text:p>
          </table:table-cell>
          <table:table-cell table:style-name="ce21" table:formula="of:=[.G28]/[.AP28]" office:value-type="percentage" office:value="0.01199" calcext:value-type="percentage">
            <text:p>1,20%</text:p>
          </table:table-cell>
          <table:table-cell table:style-name="ce90" office:value-type="currency" office:currency="AUD" office:value="8.9" calcext:value-type="currency">
            <text:p>$8,90</text:p>
          </table:table-cell>
          <table:table-cell table:style-name="ce21" table:formula="of:=[.I28]/[.AP28]" office:value-type="percentage" office:value="0.0089" calcext:value-type="percentage">
            <text:p>0,89%</text:p>
          </table:table-cell>
          <table:table-cell table:style-name="ce104" office:value-type="currency" office:currency="GBP" office:value="7.22" calcext:value-type="currency">
            <text:p>£7,22</text:p>
          </table:table-cell>
          <table:table-cell table:style-name="ce21" table:formula="of:=[.K28]/[.AP28]" office:value-type="percentage" office:value="0.00722" calcext:value-type="percentage">
            <text:p>0,72%</text:p>
          </table:table-cell>
          <table:table-cell table:style-name="ce107" office:value-type="currency" office:currency="CAD" office:value="12.27" calcext:value-type="currency">
            <text:p>$12,27</text:p>
          </table:table-cell>
          <table:table-cell table:style-name="ce21" table:formula="of:=[.M28]/[.AP28]" office:value-type="percentage" office:value="0.01227" calcext:value-type="percentage">
            <text:p>1,23%</text:p>
          </table:table-cell>
          <table:table-cell table:style-name="ce111" office:value-type="currency" office:currency="DKK" office:value="20.06" calcext:value-type="currency">
            <text:p>kr. 20,06</text:p>
          </table:table-cell>
          <table:table-cell table:style-name="ce21" table:formula="of:=[.O28]/[.AP28]" office:value-type="percentage" office:value="0.02006" calcext:value-type="percentage">
            <text:p>2,01%</text:p>
          </table:table-cell>
          <table:table-cell table:style-name="ce114" office:value-type="currency" office:currency="PLN" office:value="15.28" calcext:value-type="currency">
            <text:p>15,28 zł</text:p>
          </table:table-cell>
          <table:table-cell table:style-name="ce21" table:formula="of:=[.Q28]/[.AP28]" office:value-type="percentage" office:value="0.01528" calcext:value-type="percentage">
            <text:p>1,53%</text:p>
          </table:table-cell>
          <table:table-cell table:style-name="ce117" office:value-type="currency" office:currency="SEK" office:value="28.08" calcext:value-type="currency">
            <text:p>28,08 kr</text:p>
          </table:table-cell>
          <table:table-cell table:style-name="ce21" table:formula="of:=[.S28]/[.AP28]" office:value-type="percentage" office:value="0.02808" calcext:value-type="percentage">
            <text:p>2,81%</text:p>
          </table:table-cell>
          <table:table-cell table:style-name="ce120" office:value-type="currency" office:currency="BRL" office:value="30.88" calcext:value-type="currency">
            <text:p>R$ 30,88</text:p>
          </table:table-cell>
          <table:table-cell table:style-name="ce21" table:formula="of:=[.U28]/[.AP28]" office:value-type="percentage" office:value="0.03088" calcext:value-type="percentage">
            <text:p>3,09%</text:p>
          </table:table-cell>
          <table:table-cell table:style-name="ce124" office:value-type="currency" office:currency="CZK" office:value="45.93" calcext:value-type="currency">
            <text:p>45,93 Kč</text:p>
          </table:table-cell>
          <table:table-cell table:style-name="ce21" table:formula="of:=[.W28]/[.AP28]" office:value-type="percentage" office:value="0.04593" calcext:value-type="percentage">
            <text:p>4,59%</text:p>
          </table:table-cell>
          <table:table-cell table:style-name="ce127" office:value-type="currency" office:currency="NOK" office:value="23.42" calcext:value-type="currency">
            <text:p>kr 23,42</text:p>
          </table:table-cell>
          <table:table-cell table:style-name="ce21" table:formula="of:=[.Y28]/[.AP28]" office:value-type="percentage" office:value="0.02342" calcext:value-type="percentage">
            <text:p>2,34%</text:p>
          </table:table-cell>
          <table:table-cell table:style-name="ce130" office:value-type="currency" office:currency="NZD" office:value="8.82" calcext:value-type="currency">
            <text:p>$8,82</text:p>
          </table:table-cell>
          <table:table-cell table:style-name="ce21" table:formula="of:=[.AA28]/[.AP28]" office:value-type="percentage" office:value="0.00882" calcext:value-type="percentage">
            <text:p>0,88%</text:p>
          </table:table-cell>
          <table:table-cell table:style-name="ce133" office:value-type="currency" office:currency="CHF" office:value="8.25" calcext:value-type="currency">
            <text:p>CHF 8,25</text:p>
          </table:table-cell>
          <table:table-cell table:style-name="ce21" table:formula="of:=[.AC28]/[.AP28]" office:value-type="percentage" office:value="0.00825" calcext:value-type="percentage">
            <text:p>0,83%</text:p>
          </table:table-cell>
          <table:table-cell table:style-name="ce137" office:value-type="currency" office:currency="JPY" office:value="279" calcext:value-type="currency">
            <text:p>￥279</text:p>
          </table:table-cell>
          <table:table-cell table:style-name="ce21" table:formula="of:=[.AE28]/[.AP28]" office:value-type="percentage" office:value="0.279" calcext:value-type="percentage">
            <text:p>27,90%</text:p>
          </table:table-cell>
          <table:table-cell table:style-name="ce142" office:value-type="currency" office:currency="RON" office:value="17.02" calcext:value-type="currency">
            <text:p>17,02 lei</text:p>
          </table:table-cell>
          <table:table-cell table:style-name="ce21" table:formula="of:=[.AG28]/[.AP28]" office:value-type="percentage" office:value="0.01702" calcext:value-type="percentage">
            <text:p>1,70%</text:p>
          </table:table-cell>
          <table:table-cell table:style-name="ce145" office:value-type="currency" office:currency="BGN" office:value="11.7" calcext:value-type="currency">
            <text:p>11,70 лв.</text:p>
          </table:table-cell>
          <table:table-cell table:style-name="ce21" table:formula="of:=[.AI28]/[.AP28]" office:value-type="percentage" office:value="0.0117" calcext:value-type="percentage">
            <text:p>1,17%</text:p>
          </table:table-cell>
          <table:table-cell table:style-name="ce148" office:value-type="currency" office:currency="TRY" office:value="60.2" calcext:value-type="currency">
            <text:p>₺60,20</text:p>
          </table:table-cell>
          <table:table-cell table:style-name="ce21" table:formula="of:=[.AK28]/[.AP28]" office:value-type="percentage" office:value="0.0602" calcext:value-type="percentage">
            <text:p>6,02%</text:p>
          </table:table-cell>
          <table:table-cell office:value-type="currency" office:currency="ILS" office:value="0" calcext:value-type="currency">
            <text:p>‎₪ 0,00</text:p>
          </table:table-cell>
          <table:table-cell table:style-name="ce21" table:formula="of:=[.AM28]/[.AP28]" office:value-type="percentage" office:value="0" calcext:value-type="percentage">
            <text:p>0,00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Itália</text:p>
          </table:table-cell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29]/[.AP29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29]/[.AP29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29]/[.AP29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29]/[.AP29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29]/[.AP29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29]/[.AP29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29]/[.AP29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29]/[.AP29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29]/[.AP29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29]/[.AP29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29]/[.AP29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29]/[.AP29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29]/[.AP29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29]/[.AP29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29]/[.AP29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29]/[.AP29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29]/[.AP29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29]/[.AP29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Japão</text:p>
          </table:table-cell>
          <table:table-cell table:style-name="ce5" office:value-type="float" office:value="81" calcext:value-type="float">
            <text:p>81</text:p>
          </table:table-cell>
          <table:table-cell table:style-name="ce8" office:value-type="string" calcext:value-type="string">
            <text:p>Lene Japonês</text:p>
          </table:table-cell>
          <table:table-cell office:value-type="string" calcext:value-type="string">
            <text:p>JPY</text:p>
          </table:table-cell>
          <table:table-cell table:style-name="ce14" office:value-type="currency" office:currency="EUR" office:value="7.75" calcext:value-type="currency">
            <text:p>€ 7,75</text:p>
          </table:table-cell>
          <table:table-cell table:style-name="ce21" table:formula="of:=[.E30]/[.AP30]" office:value-type="percentage" office:value="0.00775" calcext:value-type="percentage">
            <text:p>0,78%</text:p>
          </table:table-cell>
          <table:table-cell table:style-name="ce25" office:value-type="currency" office:currency="USD" office:value="10.85" calcext:value-type="currency">
            <text:p>$10,85</text:p>
          </table:table-cell>
          <table:table-cell table:style-name="ce21" table:formula="of:=[.G30]/[.AP30]" office:value-type="percentage" office:value="0.01085" calcext:value-type="percentage">
            <text:p>1,09%</text:p>
          </table:table-cell>
          <table:table-cell table:style-name="ce90" office:value-type="currency" office:currency="AUD" office:value="7.75" calcext:value-type="currency">
            <text:p>$7,75</text:p>
          </table:table-cell>
          <table:table-cell table:style-name="ce21" table:formula="of:=[.I30]/[.AP30]" office:value-type="percentage" office:value="0.00775" calcext:value-type="percentage">
            <text:p>0,78%</text:p>
          </table:table-cell>
          <table:table-cell table:style-name="ce104" office:value-type="currency" office:currency="GBP" office:value="6.17" calcext:value-type="currency">
            <text:p>£6,17</text:p>
          </table:table-cell>
          <table:table-cell table:style-name="ce21" table:formula="of:=[.K30]/[.AP30]" office:value-type="percentage" office:value="0.00617" calcext:value-type="percentage">
            <text:p>0,62%</text:p>
          </table:table-cell>
          <table:table-cell table:style-name="ce107" office:value-type="currency" office:currency="CAD" office:value="11.24" calcext:value-type="currency">
            <text:p>$11,24</text:p>
          </table:table-cell>
          <table:table-cell table:style-name="ce21" table:formula="of:=[.M30]/[.AP30]" office:value-type="percentage" office:value="0.01124" calcext:value-type="percentage">
            <text:p>1,12%</text:p>
          </table:table-cell>
          <table:table-cell table:style-name="ce111" office:value-type="currency" office:currency="DKK" office:value="17.93" calcext:value-type="currency">
            <text:p>kr. 17,93</text:p>
          </table:table-cell>
          <table:table-cell table:style-name="ce21" table:formula="of:=[.O30]/[.AP30]" office:value-type="percentage" office:value="0.01793" calcext:value-type="percentage">
            <text:p>1,79%</text:p>
          </table:table-cell>
          <table:table-cell table:style-name="ce114" office:value-type="currency" office:currency="PLN" office:value="13.21" calcext:value-type="currency">
            <text:p>13,21 zł</text:p>
          </table:table-cell>
          <table:table-cell table:style-name="ce21" table:formula="of:=[.Q30]/[.AP30]" office:value-type="percentage" office:value="0.01321" calcext:value-type="percentage">
            <text:p>1,32%</text:p>
          </table:table-cell>
          <table:table-cell table:style-name="ce117" office:value-type="currency" office:currency="SEK" office:value="24.17" calcext:value-type="currency">
            <text:p>24,17 kr</text:p>
          </table:table-cell>
          <table:table-cell table:style-name="ce21" table:formula="of:=[.S30]/[.AP30]" office:value-type="percentage" office:value="0.02417" calcext:value-type="percentage">
            <text:p>2,42%</text:p>
          </table:table-cell>
          <table:table-cell table:style-name="ce120" office:value-type="currency" office:currency="BRL" office:value="30.5" calcext:value-type="currency">
            <text:p>R$ 30,50</text:p>
          </table:table-cell>
          <table:table-cell table:style-name="ce21" table:formula="of:=[.U30]/[.AP30]" office:value-type="percentage" office:value="0.0305" calcext:value-type="percentage">
            <text:p>3,05%</text:p>
          </table:table-cell>
          <table:table-cell table:style-name="ce124" office:value-type="currency" office:currency="CZK" office:value="43.27" calcext:value-type="currency">
            <text:p>43,27 Kč</text:p>
          </table:table-cell>
          <table:table-cell table:style-name="ce21" table:formula="of:=[.W30]/[.AP30]" office:value-type="percentage" office:value="0.04327" calcext:value-type="percentage">
            <text:p>4,33%</text:p>
          </table:table-cell>
          <table:table-cell table:style-name="ce127" office:value-type="currency" office:currency="NOK" office:value="20.23" calcext:value-type="currency">
            <text:p>kr 20,23</text:p>
          </table:table-cell>
          <table:table-cell table:style-name="ce21" table:formula="of:=[.Y30]/[.AP30]" office:value-type="percentage" office:value="0.02023" calcext:value-type="percentage">
            <text:p>2,02%</text:p>
          </table:table-cell>
          <table:table-cell table:style-name="ce130" office:value-type="currency" office:currency="NZD" office:value="7.65" calcext:value-type="currency">
            <text:p>$7,65</text:p>
          </table:table-cell>
          <table:table-cell table:style-name="ce21" table:formula="of:=[.AA30]/[.AP30]" office:value-type="percentage" office:value="0.00765" calcext:value-type="percentage">
            <text:p>0,77%</text:p>
          </table:table-cell>
          <table:table-cell table:style-name="ce133" office:value-type="currency" office:currency="CHF" office:value="7.34" calcext:value-type="currency">
            <text:p>CHF 7,34</text:p>
          </table:table-cell>
          <table:table-cell table:style-name="ce21" table:formula="of:=[.AC30]/[.AP30]" office:value-type="percentage" office:value="0.00734" calcext:value-type="percentage">
            <text:p>0,73%</text:p>
          </table:table-cell>
          <table:table-cell table:style-name="ce139" office:value-type="currency" office:currency="JPY" office:value="0" calcext:value-type="currency">
            <text:p>￥0</text:p>
          </table:table-cell>
          <table:table-cell table:style-name="ce21" table:formula="of:=[.AE30]/[.AP30]" office:value-type="percentage" office:value="0" calcext:value-type="percentage">
            <text:p>0,00%</text:p>
          </table:table-cell>
          <table:table-cell table:style-name="ce142" office:value-type="currency" office:currency="RON" office:value="15.29" calcext:value-type="currency">
            <text:p>15,29 lei</text:p>
          </table:table-cell>
          <table:table-cell table:style-name="ce21" table:formula="of:=[.AG30]/[.AP30]" office:value-type="percentage" office:value="0.01529" calcext:value-type="percentage">
            <text:p>1,53%</text:p>
          </table:table-cell>
          <table:table-cell table:style-name="ce145" office:value-type="currency" office:currency="BGN" office:value="10.49" calcext:value-type="currency">
            <text:p>10,49 лв.</text:p>
          </table:table-cell>
          <table:table-cell table:style-name="ce21" table:formula="of:=[.AI30]/[.AP30]" office:value-type="percentage" office:value="0.01049" calcext:value-type="percentage">
            <text:p>1,05%</text:p>
          </table:table-cell>
          <table:table-cell table:style-name="ce148" office:value-type="currency" office:currency="TRY" office:value="50.57" calcext:value-type="currency">
            <text:p>₺50,57</text:p>
          </table:table-cell>
          <table:table-cell table:style-name="ce21" table:formula="of:=[.AK30]/[.AP30]" office:value-type="percentage" office:value="0.05057" calcext:value-type="percentage">
            <text:p>5,06%</text:p>
          </table:table-cell>
          <table:table-cell table:style-name="ce151" office:value-type="currency" office:currency="ILS" office:value="12.42" calcext:value-type="currency">
            <text:p>‎₪ 12,42</text:p>
          </table:table-cell>
          <table:table-cell table:style-name="ce21" table:formula="of:=[.AM30]/[.AP30]" office:value-type="percentage" office:value="0.01242" calcext:value-type="percentage">
            <text:p>1,24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Luxemburgo</text:p>
          </table:table-cell>
          <table:table-cell table:style-name="ce5" office:value-type="float" office:value="352" calcext:value-type="float">
            <text:p>352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31]/[.AP31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31]/[.AP31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31]/[.AP31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31]/[.AP31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31]/[.AP31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31]/[.AP31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31]/[.AP31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31]/[.AP31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31]/[.AP31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31]/[.AP31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31]/[.AP31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31]/[.AP31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31]/[.AP31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31]/[.AP31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31]/[.AP31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31]/[.AP31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31]/[.AP31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31]/[.AP31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alta</text:p>
          </table:table-cell>
          <table:table-cell table:style-name="ce5" office:value-type="float" office:value="356" calcext:value-type="float">
            <text:p>356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32]/[.AP32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32]/[.AP32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32]/[.AP32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32]/[.AP32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32]/[.AP32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32]/[.AP32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32]/[.AP32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32]/[.AP32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32]/[.AP32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32]/[.AP32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32]/[.AP32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32]/[.AP32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32]/[.AP32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32]/[.AP32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32]/[.AP32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32]/[.AP32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32]/[.AP32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32]/[.AP32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Marrocos</text:p>
          </table:table-cell>
          <table:table-cell table:style-name="ce5"/>
          <table:table-cell table:style-name="ce8" office:value-type="string" calcext:value-type="string">
            <text:p>Dirham Marroquino</text:p>
          </table:table-cell>
          <table:table-cell office:value-type="string" calcext:value-type="string">
            <text:p>MAD</text:p>
          </table:table-cell>
          <table:table-cell table:style-name="ce14" office:value-type="currency" office:currency="EUR" office:value="17.7" calcext:value-type="currency">
            <text:p>€ 17,70</text:p>
          </table:table-cell>
          <table:table-cell table:style-name="ce18" table:formula="of:=[.E33]/[.AP33]" office:value-type="percentage" office:value="0.0177" calcext:value-type="percentage">
            <text:p>1,77%</text:p>
          </table:table-cell>
          <table:table-cell table:style-name="ce25" office:value-type="currency" office:currency="USD" office:value="20.92" calcext:value-type="currency">
            <text:p>$20,92</text:p>
          </table:table-cell>
          <table:table-cell table:style-name="ce18" table:formula="of:=[.G33]/[.AP33]" office:value-type="percentage" office:value="0.02092" calcext:value-type="percentage">
            <text:p>2,09%</text:p>
          </table:table-cell>
          <table:table-cell table:style-name="ce90" office:value-type="currency" office:currency="AUD" office:value="18.05" calcext:value-type="currency">
            <text:p>$18,05</text:p>
          </table:table-cell>
          <table:table-cell table:style-name="ce18" table:formula="of:=[.I33]/[.AP33]" office:value-type="percentage" office:value="0.01805" calcext:value-type="percentage">
            <text:p>1,81%</text:p>
          </table:table-cell>
          <table:table-cell table:style-name="ce104" office:value-type="currency" office:currency="GBP" office:value="16.11" calcext:value-type="currency">
            <text:p>£16,11</text:p>
          </table:table-cell>
          <table:table-cell table:style-name="ce18" table:formula="of:=[.K33]/[.AP33]" office:value-type="percentage" office:value="0.01611" calcext:value-type="percentage">
            <text:p>1,61%</text:p>
          </table:table-cell>
          <table:table-cell table:style-name="ce107" office:value-type="currency" office:currency="CAD" office:value="21.36" calcext:value-type="currency">
            <text:p>$21,36</text:p>
          </table:table-cell>
          <table:table-cell table:style-name="ce18" table:formula="of:=[.M33]/[.AP33]" office:value-type="percentage" office:value="0.02136" calcext:value-type="percentage">
            <text:p>2,14%</text:p>
          </table:table-cell>
          <table:table-cell table:style-name="ce111" office:value-type="currency" office:currency="DKK" office:value="31.48" calcext:value-type="currency">
            <text:p>kr. 31,48</text:p>
          </table:table-cell>
          <table:table-cell table:style-name="ce18" table:formula="of:=[.O33]/[.AP33]" office:value-type="percentage" office:value="0.03148" calcext:value-type="percentage">
            <text:p>3,15%</text:p>
          </table:table-cell>
          <table:table-cell table:style-name="ce114" office:value-type="currency" office:currency="PLN" office:value="25.67" calcext:value-type="currency">
            <text:p>25,67 zł</text:p>
          </table:table-cell>
          <table:table-cell table:style-name="ce18" table:formula="of:=[.Q33]/[.AP33]" office:value-type="percentage" office:value="0.02567" calcext:value-type="percentage">
            <text:p>2,57%</text:p>
          </table:table-cell>
          <table:table-cell table:style-name="ce117" office:value-type="currency" office:currency="SEK" office:value="41.23" calcext:value-type="currency">
            <text:p>41,23 kr</text:p>
          </table:table-cell>
          <table:table-cell table:style-name="ce18" table:formula="of:=[.S33]/[.AP33]" office:value-type="percentage" office:value="0.04123" calcext:value-type="percentage">
            <text:p>4,12%</text:p>
          </table:table-cell>
          <table:table-cell table:style-name="ce120" office:value-type="currency" office:currency="BRL" office:value="41.5" calcext:value-type="currency">
            <text:p>R$ 41,50</text:p>
          </table:table-cell>
          <table:table-cell table:style-name="ce18" table:formula="of:=[.U33]/[.AP33]" office:value-type="percentage" office:value="0.0415" calcext:value-type="percentage">
            <text:p>4,15%</text:p>
          </table:table-cell>
          <table:table-cell table:style-name="ce124" office:value-type="currency" office:currency="CZK" office:value="63.23" calcext:value-type="currency">
            <text:p>63,23 Kč</text:p>
          </table:table-cell>
          <table:table-cell table:style-name="ce18" table:formula="of:=[.W33]/[.AP33]" office:value-type="percentage" office:value="0.06323" calcext:value-type="percentage">
            <text:p>6,32%</text:p>
          </table:table-cell>
          <table:table-cell table:style-name="ce127" office:value-type="currency" office:currency="NOK" office:value="36.11" calcext:value-type="currency">
            <text:p>kr 36,11</text:p>
          </table:table-cell>
          <table:table-cell table:style-name="ce18" table:formula="of:=[.Y33]/[.AP33]" office:value-type="percentage" office:value="0.03611" calcext:value-type="percentage">
            <text:p>3,61%</text:p>
          </table:table-cell>
          <table:table-cell table:style-name="ce130" office:value-type="currency" office:currency="NZD" office:value="18.06" calcext:value-type="currency">
            <text:p>$18,06</text:p>
          </table:table-cell>
          <table:table-cell table:style-name="ce18" table:formula="of:=[.AA33]/[.AP33]" office:value-type="percentage" office:value="0.01806" calcext:value-type="percentage">
            <text:p>1,81%</text:p>
          </table:table-cell>
          <table:table-cell table:style-name="ce133" office:value-type="currency" office:currency="CHF" office:value="17.17" calcext:value-type="currency">
            <text:p>CHF 17,17</text:p>
          </table:table-cell>
          <table:table-cell table:style-name="ce18" table:formula="of:=[.AC33]/[.AP33]" office:value-type="percentage" office:value="0.01717" calcext:value-type="percentage">
            <text:p>1,72%</text:p>
          </table:table-cell>
          <table:table-cell table:style-name="ce137" office:value-type="currency" office:currency="JPY" office:value="341" calcext:value-type="currency">
            <text:p>￥341</text:p>
          </table:table-cell>
          <table:table-cell table:style-name="ce18" table:formula="of:=[.AE33]/[.AP33]" office:value-type="percentage" office:value="0.341" calcext:value-type="percentage">
            <text:p>34,10%</text:p>
          </table:table-cell>
          <table:table-cell table:style-name="ce142" office:value-type="currency" office:currency="RON" office:value="27.42" calcext:value-type="currency">
            <text:p>27,42 lei</text:p>
          </table:table-cell>
          <table:table-cell table:style-name="ce18" table:formula="of:=[.AG33]/[.AP33]" office:value-type="percentage" office:value="0.02742" calcext:value-type="percentage">
            <text:p>2,74%</text:p>
          </table:table-cell>
          <table:table-cell table:style-name="ce145" office:value-type="currency" office:currency="BGN" office:value="20.97" calcext:value-type="currency">
            <text:p>20,97 лв.</text:p>
          </table:table-cell>
          <table:table-cell table:style-name="ce18" table:formula="of:=[.AI33]/[.AP33]" office:value-type="percentage" office:value="0.02097" calcext:value-type="percentage">
            <text:p>2,10%</text:p>
          </table:table-cell>
          <table:table-cell table:style-name="ce148" office:value-type="currency" office:currency="TRY" office:value="72.44" calcext:value-type="currency">
            <text:p>₺72,44</text:p>
          </table:table-cell>
          <table:table-cell table:style-name="ce18" table:formula="of:=[.AK33]/[.AP33]" office:value-type="percentage" office:value="0.07244" calcext:value-type="percentage">
            <text:p>7,24%</text:p>
          </table:table-cell>
          <table:table-cell table:style-name="ce151" office:value-type="currency" office:currency="ILS" office:value="24.34" calcext:value-type="currency">
            <text:p>‎₪ 24,34</text:p>
          </table:table-cell>
          <table:table-cell table:style-name="ce18" table:formula="of:=[.AM33]/[.AP33]" office:value-type="percentage" office:value="0.02434" calcext:value-type="percentage">
            <text:p>2,43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México</text:p>
          </table:table-cell>
          <table:table-cell table:style-name="ce5"/>
          <table:table-cell table:style-name="ce8" office:value-type="string" calcext:value-type="string">
            <text:p>Peso Mexicano</text:p>
          </table:table-cell>
          <table:table-cell office:value-type="string" calcext:value-type="string">
            <text:p>MXM</text:p>
          </table:table-cell>
          <table:table-cell table:style-name="ce14" office:value-type="currency" office:currency="EUR" office:value="7.2" calcext:value-type="currency">
            <text:p>€ 7,20</text:p>
          </table:table-cell>
          <table:table-cell table:style-name="ce18" table:formula="of:=[.E34]/[.AP34]" office:value-type="percentage" office:value="0.0072" calcext:value-type="percentage">
            <text:p>0,72%</text:p>
          </table:table-cell>
          <table:table-cell table:style-name="ce25" office:value-type="currency" office:currency="USD" office:value="10.32" calcext:value-type="currency">
            <text:p>$10,32</text:p>
          </table:table-cell>
          <table:table-cell table:style-name="ce18" table:formula="of:=[.G34]/[.AP34]" office:value-type="percentage" office:value="0.01032" calcext:value-type="percentage">
            <text:p>1,03%</text:p>
          </table:table-cell>
          <table:table-cell table:style-name="ce90" office:value-type="currency" office:currency="AUD" office:value="6.55" calcext:value-type="currency">
            <text:p>$6,55</text:p>
          </table:table-cell>
          <table:table-cell table:style-name="ce18" table:formula="of:=[.I34]/[.AP34]" office:value-type="percentage" office:value="0.00655" calcext:value-type="percentage">
            <text:p>0,66%</text:p>
          </table:table-cell>
          <table:table-cell table:style-name="ce104" office:value-type="currency" office:currency="GBP" office:value="5.78" calcext:value-type="currency">
            <text:p>£5,78</text:p>
          </table:table-cell>
          <table:table-cell table:style-name="ce18" table:formula="of:=[.K34]/[.AP34]" office:value-type="percentage" office:value="0.00578" calcext:value-type="percentage">
            <text:p>0,58%</text:p>
          </table:table-cell>
          <table:table-cell table:style-name="ce107" office:value-type="currency" office:currency="CAD" office:value="10.1" calcext:value-type="currency">
            <text:p>$10,10</text:p>
          </table:table-cell>
          <table:table-cell table:style-name="ce18" table:formula="of:=[.M34]/[.AP34]" office:value-type="percentage" office:value="0.0101" calcext:value-type="percentage">
            <text:p>1,01%</text:p>
          </table:table-cell>
          <table:table-cell table:style-name="ce111" office:value-type="currency" office:currency="DKK" office:value="10.05" calcext:value-type="currency">
            <text:p>kr. 10,05</text:p>
          </table:table-cell>
          <table:table-cell table:style-name="ce18" table:formula="of:=[.O34]/[.AP34]" office:value-type="percentage" office:value="0.01005" calcext:value-type="percentage">
            <text:p>1,01%</text:p>
          </table:table-cell>
          <table:table-cell table:style-name="ce114" office:value-type="currency" office:currency="PLN" office:value="8.86" calcext:value-type="currency">
            <text:p>8,86 zł</text:p>
          </table:table-cell>
          <table:table-cell table:style-name="ce18" table:formula="of:=[.Q34]/[.AP34]" office:value-type="percentage" office:value="0.00886" calcext:value-type="percentage">
            <text:p>0,89%</text:p>
          </table:table-cell>
          <table:table-cell table:style-name="ce117" office:value-type="currency" office:currency="SEK" office:value="13.28" calcext:value-type="currency">
            <text:p>13,28 kr</text:p>
          </table:table-cell>
          <table:table-cell table:style-name="ce18" table:formula="of:=[.S34]/[.AP34]" office:value-type="percentage" office:value="0.01328" calcext:value-type="percentage">
            <text:p>1,33%</text:p>
          </table:table-cell>
          <table:table-cell table:style-name="ce120" office:value-type="currency" office:currency="BRL" office:value="23.44" calcext:value-type="currency">
            <text:p>R$ 23,44</text:p>
          </table:table-cell>
          <table:table-cell table:style-name="ce18" table:formula="of:=[.U34]/[.AP34]" office:value-type="percentage" office:value="0.02344" calcext:value-type="percentage">
            <text:p>2,34%</text:p>
          </table:table-cell>
          <table:table-cell table:style-name="ce124" office:value-type="currency" office:currency="CZK" office:value="14.09" calcext:value-type="currency">
            <text:p>14,09 Kč</text:p>
          </table:table-cell>
          <table:table-cell table:style-name="ce18" table:formula="of:=[.W34]/[.AP34]" office:value-type="percentage" office:value="0.01409" calcext:value-type="percentage">
            <text:p>1,41%</text:p>
          </table:table-cell>
          <table:table-cell table:style-name="ce127" office:value-type="currency" office:currency="NOK" office:value="9.32" calcext:value-type="currency">
            <text:p>kr 9,32</text:p>
          </table:table-cell>
          <table:table-cell table:style-name="ce18" table:formula="of:=[.Y34]/[.AP34]" office:value-type="percentage" office:value="0.00932" calcext:value-type="percentage">
            <text:p>0,93%</text:p>
          </table:table-cell>
          <table:table-cell table:style-name="ce130" office:value-type="currency" office:currency="NZD" office:value="6.33" calcext:value-type="currency">
            <text:p>$6,33</text:p>
          </table:table-cell>
          <table:table-cell table:style-name="ce18" table:formula="of:=[.AA34]/[.AP34]" office:value-type="percentage" office:value="0.00633" calcext:value-type="percentage">
            <text:p>0,63%</text:p>
          </table:table-cell>
          <table:table-cell table:style-name="ce133" office:value-type="currency" office:currency="CHF" office:value="6.67" calcext:value-type="currency">
            <text:p>CHF 6,67</text:p>
          </table:table-cell>
          <table:table-cell table:style-name="ce18" table:formula="of:=[.AC34]/[.AP34]" office:value-type="percentage" office:value="0.00667" calcext:value-type="percentage">
            <text:p>0,67%</text:p>
          </table:table-cell>
          <table:table-cell table:style-name="ce137" office:value-type="currency" office:currency="JPY" office:value="91" calcext:value-type="currency">
            <text:p>￥91</text:p>
          </table:table-cell>
          <table:table-cell table:style-name="ce18" table:formula="of:=[.AE34]/[.AP34]" office:value-type="percentage" office:value="0.091" calcext:value-type="percentage">
            <text:p>9,10%</text:p>
          </table:table-cell>
          <table:table-cell table:style-name="ce142" office:value-type="currency" office:currency="RON" office:value="10.31" calcext:value-type="currency">
            <text:p>10,31 lei</text:p>
          </table:table-cell>
          <table:table-cell table:style-name="ce18" table:formula="of:=[.AG34]/[.AP34]" office:value-type="percentage" office:value="0.01031" calcext:value-type="percentage">
            <text:p>1,03%</text:p>
          </table:table-cell>
          <table:table-cell table:style-name="ce145" office:value-type="currency" office:currency="BGN" office:value="8.85" calcext:value-type="currency">
            <text:p>8,85 лв.</text:p>
          </table:table-cell>
          <table:table-cell table:style-name="ce18" table:formula="of:=[.AI34]/[.AP34]" office:value-type="percentage" office:value="0.00885" calcext:value-type="percentage">
            <text:p>0,89%</text:p>
          </table:table-cell>
          <table:table-cell table:style-name="ce148" office:value-type="currency" office:currency="TRY" office:value="33.83" calcext:value-type="currency">
            <text:p>₺33,83</text:p>
          </table:table-cell>
          <table:table-cell table:style-name="ce18" table:formula="of:=[.AK34]/[.AP34]" office:value-type="percentage" office:value="0.03383" calcext:value-type="percentage">
            <text:p>3,38%</text:p>
          </table:table-cell>
          <table:table-cell table:style-name="ce151" office:value-type="currency" office:currency="ILS" office:value="9.27" calcext:value-type="currency">
            <text:p>‎₪ 9,27</text:p>
          </table:table-cell>
          <table:table-cell table:style-name="ce18" table:formula="of:=[.AM34]/[.AP34]" office:value-type="percentage" office:value="0.00927" calcext:value-type="percentage">
            <text:p>0,93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Mônaco</text:p>
          </table:table-cell>
          <table:table-cell table:style-name="ce5" office:value-type="float" office:value="377" calcext:value-type="float">
            <text:p>377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35]/[.AP35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35]/[.AP35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35]/[.AP35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35]/[.AP35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35]/[.AP35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35]/[.AP35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35]/[.AP35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35]/[.AP35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35]/[.AP35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35]/[.AP35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35]/[.AP35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35]/[.AP35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35]/[.AP35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35]/[.AP35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35]/[.AP35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35]/[.AP35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35]/[.AP35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35]/[.AP35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Noruega</text:p>
          </table:table-cell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Coroa Norueguesa</text:p>
          </table:table-cell>
          <table:table-cell office:value-type="string" calcext:value-type="string">
            <text:p>NOK</text:p>
          </table:table-cell>
          <table:table-cell table:style-name="ce14" office:value-type="currency" office:currency="EUR" office:value="6.06" calcext:value-type="currency">
            <text:p>€ 6,06</text:p>
          </table:table-cell>
          <table:table-cell table:style-name="ce21" table:formula="of:=[.E36]/[.AP36]" office:value-type="percentage" office:value="0.00606" calcext:value-type="percentage">
            <text:p>0,61%</text:p>
          </table:table-cell>
          <table:table-cell table:style-name="ce25" office:value-type="currency" office:currency="USD" office:value="9.16" calcext:value-type="currency">
            <text:p>$9,16</text:p>
          </table:table-cell>
          <table:table-cell table:style-name="ce21" table:formula="of:=[.G36]/[.AP36]" office:value-type="percentage" office:value="0.00916" calcext:value-type="percentage">
            <text:p>0,92%</text:p>
          </table:table-cell>
          <table:table-cell table:style-name="ce90" office:value-type="currency" office:currency="AUD" office:value="5.38" calcext:value-type="currency">
            <text:p>$5,38</text:p>
          </table:table-cell>
          <table:table-cell table:style-name="ce21" table:formula="of:=[.I36]/[.AP36]" office:value-type="percentage" office:value="0.00538" calcext:value-type="percentage">
            <text:p>0,54%</text:p>
          </table:table-cell>
          <table:table-cell table:style-name="ce104" office:value-type="currency" office:currency="GBP" office:value="4.63" calcext:value-type="currency">
            <text:p>£4,63</text:p>
          </table:table-cell>
          <table:table-cell table:style-name="ce21" table:formula="of:=[.K36]/[.AP36]" office:value-type="percentage" office:value="0.00463" calcext:value-type="percentage">
            <text:p>0,46%</text:p>
          </table:table-cell>
          <table:table-cell table:style-name="ce107" office:value-type="currency" office:currency="CAD" office:value="8.94" calcext:value-type="currency">
            <text:p>$8,94</text:p>
          </table:table-cell>
          <table:table-cell table:style-name="ce21" table:formula="of:=[.M36]/[.AP36]" office:value-type="percentage" office:value="0.00894" calcext:value-type="percentage">
            <text:p>0,89%</text:p>
          </table:table-cell>
          <table:table-cell table:style-name="ce111" office:value-type="currency" office:currency="DKK" office:value="8.45" calcext:value-type="currency">
            <text:p>kr. 8,45</text:p>
          </table:table-cell>
          <table:table-cell table:style-name="ce21" table:formula="of:=[.O36]/[.AP36]" office:value-type="percentage" office:value="0.00845" calcext:value-type="percentage">
            <text:p>0,85%</text:p>
          </table:table-cell>
          <table:table-cell table:style-name="ce114" office:value-type="currency" office:currency="PLN" office:value="7.44" calcext:value-type="currency">
            <text:p>7,44 zł</text:p>
          </table:table-cell>
          <table:table-cell table:style-name="ce21" table:formula="of:=[.Q36]/[.AP36]" office:value-type="percentage" office:value="0.00744" calcext:value-type="percentage">
            <text:p>0,74%</text:p>
          </table:table-cell>
          <table:table-cell table:style-name="ce117" office:value-type="currency" office:currency="SEK" office:value="11.48" calcext:value-type="currency">
            <text:p>11,48 kr</text:p>
          </table:table-cell>
          <table:table-cell table:style-name="ce21" table:formula="of:=[.S36]/[.AP36]" office:value-type="percentage" office:value="0.01148" calcext:value-type="percentage">
            <text:p>1,15%</text:p>
          </table:table-cell>
          <table:table-cell table:style-name="ce120" office:value-type="currency" office:currency="BRL" office:value="22.11" calcext:value-type="currency">
            <text:p>R$ 22,11</text:p>
          </table:table-cell>
          <table:table-cell table:style-name="ce21" table:formula="of:=[.U36]/[.AP36]" office:value-type="percentage" office:value="0.02211" calcext:value-type="percentage">
            <text:p>2,21%</text:p>
          </table:table-cell>
          <table:table-cell table:style-name="ce124" office:value-type="currency" office:currency="CZK" office:value="11.45" calcext:value-type="currency">
            <text:p>11,45 Kč</text:p>
          </table:table-cell>
          <table:table-cell table:style-name="ce21" table:formula="of:=[.W36]/[.AP36]" office:value-type="percentage" office:value="0.01145" calcext:value-type="percentage">
            <text:p>1,15%</text:p>
          </table:table-cell>
          <table:table-cell table:style-name="ce127" office:value-type="currency" office:currency="NOK" office:value="0" calcext:value-type="currency">
            <text:p>kr 0,00</text:p>
          </table:table-cell>
          <table:table-cell table:style-name="ce21" table:formula="of:=[.Y36]/[.AP36]" office:value-type="percentage" office:value="0" calcext:value-type="percentage">
            <text:p>0,00%</text:p>
          </table:table-cell>
          <table:table-cell table:style-name="ce130" office:value-type="currency" office:currency="NZD" office:value="5.13" calcext:value-type="currency">
            <text:p>$5,13</text:p>
          </table:table-cell>
          <table:table-cell table:style-name="ce21" table:formula="of:=[.AA36]/[.AP36]" office:value-type="percentage" office:value="0.00513" calcext:value-type="percentage">
            <text:p>0,51%</text:p>
          </table:table-cell>
          <table:table-cell table:style-name="ce133" office:value-type="currency" office:currency="CHF" office:value="5.52" calcext:value-type="currency">
            <text:p>CHF 5,52</text:p>
          </table:table-cell>
          <table:table-cell table:style-name="ce21" table:formula="of:=[.AC36]/[.AP36]" office:value-type="percentage" office:value="0.00552" calcext:value-type="percentage">
            <text:p>0,55%</text:p>
          </table:table-cell>
          <table:table-cell table:style-name="ce137" office:value-type="currency" office:currency="JPY" office:value="80" calcext:value-type="currency">
            <text:p>￥80</text:p>
          </table:table-cell>
          <table:table-cell table:style-name="ce21" table:formula="of:=[.AE36]/[.AP36]" office:value-type="percentage" office:value="0.08" calcext:value-type="percentage">
            <text:p>8,00%</text:p>
          </table:table-cell>
          <table:table-cell table:style-name="ce142" office:value-type="currency" office:currency="RON" office:value="8.88" calcext:value-type="currency">
            <text:p>8,88 lei</text:p>
          </table:table-cell>
          <table:table-cell table:style-name="ce21" table:formula="of:=[.AG36]/[.AP36]" office:value-type="percentage" office:value="0.00888" calcext:value-type="percentage">
            <text:p>0,89%</text:p>
          </table:table-cell>
          <table:table-cell table:style-name="ce145" office:value-type="currency" office:currency="BGN" office:value="7.64" calcext:value-type="currency">
            <text:p>7,64 лв.</text:p>
          </table:table-cell>
          <table:table-cell table:style-name="ce21" table:formula="of:=[.AI36]/[.AP36]" office:value-type="percentage" office:value="0.00764" calcext:value-type="percentage">
            <text:p>0,76%</text:p>
          </table:table-cell>
          <table:table-cell table:style-name="ce148" office:value-type="currency" office:currency="TRY" office:value="31.4" calcext:value-type="currency">
            <text:p>₺31,40</text:p>
          </table:table-cell>
          <table:table-cell table:style-name="ce21" table:formula="of:=[.AK36]/[.AP36]" office:value-type="percentage" office:value="0.0314" calcext:value-type="percentage">
            <text:p>3,14%</text:p>
          </table:table-cell>
          <table:table-cell table:style-name="ce151" office:value-type="currency" office:currency="ILS" office:value="7.93" calcext:value-type="currency">
            <text:p>‎₪ 7,93</text:p>
          </table:table-cell>
          <table:table-cell table:style-name="ce21" table:formula="of:=[.AM36]/[.AP36]" office:value-type="percentage" office:value="0.00793" calcext:value-type="percentage">
            <text:p>0,79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Nova Zelândia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Dólar Neozelandês</text:p>
          </table:table-cell>
          <table:table-cell office:value-type="string" calcext:value-type="string">
            <text:p>NZD</text:p>
          </table:table-cell>
          <table:table-cell table:style-name="ce14" office:value-type="currency" office:currency="EUR" office:value="5.97" calcext:value-type="currency">
            <text:p>€ 5,97</text:p>
          </table:table-cell>
          <table:table-cell table:style-name="ce21" table:formula="of:=[.E37]/[.AP37]" office:value-type="percentage" office:value="0.00597" calcext:value-type="percentage">
            <text:p>0,60%</text:p>
          </table:table-cell>
          <table:table-cell table:style-name="ce25" office:value-type="currency" office:currency="USD" office:value="9.11" calcext:value-type="currency">
            <text:p>$9,11</text:p>
          </table:table-cell>
          <table:table-cell table:style-name="ce21" table:formula="of:=[.G37]/[.AP37]" office:value-type="percentage" office:value="0.00911" calcext:value-type="percentage">
            <text:p>0,91%</text:p>
          </table:table-cell>
          <table:table-cell table:style-name="ce90" office:value-type="currency" office:currency="AUD" office:value="5.37" calcext:value-type="currency">
            <text:p>$5,37</text:p>
          </table:table-cell>
          <table:table-cell table:style-name="ce21" table:formula="of:=[.I37]/[.AP37]" office:value-type="percentage" office:value="0.00537" calcext:value-type="percentage">
            <text:p>0,54%</text:p>
          </table:table-cell>
          <table:table-cell table:style-name="ce104" office:value-type="currency" office:currency="GBP" office:value="4.53" calcext:value-type="currency">
            <text:p>£4,53</text:p>
          </table:table-cell>
          <table:table-cell table:style-name="ce21" table:formula="of:=[.K37]/[.AP37]" office:value-type="percentage" office:value="0.00453" calcext:value-type="percentage">
            <text:p>0,45%</text:p>
          </table:table-cell>
          <table:table-cell table:style-name="ce107" office:value-type="currency" office:currency="CAD" office:value="8.92" calcext:value-type="currency">
            <text:p>$8,92</text:p>
          </table:table-cell>
          <table:table-cell table:style-name="ce21" table:formula="of:=[.M37]/[.AP37]" office:value-type="percentage" office:value="0.00892" calcext:value-type="percentage">
            <text:p>0,89%</text:p>
          </table:table-cell>
          <table:table-cell table:style-name="ce111" office:value-type="currency" office:currency="DKK" office:value="9.12" calcext:value-type="currency">
            <text:p>kr. 9,12</text:p>
          </table:table-cell>
          <table:table-cell table:style-name="ce21" table:formula="of:=[.O37]/[.AP37]" office:value-type="percentage" office:value="0.00912" calcext:value-type="percentage">
            <text:p>0,91%</text:p>
          </table:table-cell>
          <table:table-cell table:style-name="ce114" office:value-type="currency" office:currency="PLN" office:value="7.83" calcext:value-type="currency">
            <text:p>7,83 zł</text:p>
          </table:table-cell>
          <table:table-cell table:style-name="ce21" table:formula="of:=[.Q37]/[.AP37]" office:value-type="percentage" office:value="0.00783" calcext:value-type="percentage">
            <text:p>0,78%</text:p>
          </table:table-cell>
          <table:table-cell table:style-name="ce117" office:value-type="currency" office:currency="SEK" office:value="12.48" calcext:value-type="currency">
            <text:p>12,48 kr</text:p>
          </table:table-cell>
          <table:table-cell table:style-name="ce21" table:formula="of:=[.S37]/[.AP37]" office:value-type="percentage" office:value="0.01248" calcext:value-type="percentage">
            <text:p>1,25%</text:p>
          </table:table-cell>
          <table:table-cell table:style-name="ce120" office:value-type="currency" office:currency="BRL" office:value="22.7" calcext:value-type="currency">
            <text:p>R$ 22,70</text:p>
          </table:table-cell>
          <table:table-cell table:style-name="ce21" table:formula="of:=[.U37]/[.AP37]" office:value-type="percentage" office:value="0.0227" calcext:value-type="percentage">
            <text:p>2,27%</text:p>
          </table:table-cell>
          <table:table-cell table:style-name="ce124" office:value-type="currency" office:currency="CZK" office:value="14.23" calcext:value-type="currency">
            <text:p>14,23 Kč</text:p>
          </table:table-cell>
          <table:table-cell table:style-name="ce21" table:formula="of:=[.W37]/[.AP37]" office:value-type="percentage" office:value="0.01423" calcext:value-type="percentage">
            <text:p>1,42%</text:p>
          </table:table-cell>
          <table:table-cell table:style-name="ce127" office:value-type="currency" office:currency="NOK" office:value="8.43" calcext:value-type="currency">
            <text:p>kr 8,43</text:p>
          </table:table-cell>
          <table:table-cell table:style-name="ce21" table:formula="of:=[.Y37]/[.AP37]" office:value-type="percentage" office:value="0.00843" calcext:value-type="percentage">
            <text:p>0,84%</text:p>
          </table:table-cell>
          <table:table-cell table:style-name="ce130" office:value-type="currency" office:currency="NZD" office:value="6.85" calcext:value-type="currency">
            <text:p>$6,85</text:p>
          </table:table-cell>
          <table:table-cell table:style-name="ce21" table:formula="of:=[.AA37]/[.AP37]" office:value-type="percentage" office:value="0.00685" calcext:value-type="percentage">
            <text:p>0,69%</text:p>
          </table:table-cell>
          <table:table-cell table:style-name="ce133" office:value-type="currency" office:currency="CHF" office:value="5.46" calcext:value-type="currency">
            <text:p>CHF 5,46</text:p>
          </table:table-cell>
          <table:table-cell table:style-name="ce21" table:formula="of:=[.AC37]/[.AP37]" office:value-type="percentage" office:value="0.00546" calcext:value-type="percentage">
            <text:p>0,55%</text:p>
          </table:table-cell>
          <table:table-cell table:style-name="ce137" office:value-type="currency" office:currency="JPY" office:value="95" calcext:value-type="currency">
            <text:p>￥95</text:p>
          </table:table-cell>
          <table:table-cell table:style-name="ce21" table:formula="of:=[.AE37]/[.AP37]" office:value-type="percentage" office:value="0.095" calcext:value-type="percentage">
            <text:p>9,50%</text:p>
          </table:table-cell>
          <table:table-cell table:style-name="ce142" office:value-type="currency" office:currency="RON" office:value="9.22" calcext:value-type="currency">
            <text:p>9,22 lei</text:p>
          </table:table-cell>
          <table:table-cell table:style-name="ce21" table:formula="of:=[.AG37]/[.AP37]" office:value-type="percentage" office:value="0.00922" calcext:value-type="percentage">
            <text:p>0,92%</text:p>
          </table:table-cell>
          <table:table-cell table:style-name="ce145" office:value-type="currency" office:currency="BGN" office:value="7.66" calcext:value-type="currency">
            <text:p>7,66 лв.</text:p>
          </table:table-cell>
          <table:table-cell table:style-name="ce21" table:formula="of:=[.AI37]/[.AP37]" office:value-type="percentage" office:value="0.00766" calcext:value-type="percentage">
            <text:p>0,77%</text:p>
          </table:table-cell>
          <table:table-cell table:style-name="ce148" office:value-type="currency" office:currency="TRY" office:value="33.09" calcext:value-type="currency">
            <text:p>₺33,09</text:p>
          </table:table-cell>
          <table:table-cell table:style-name="ce21" table:formula="of:=[.AK37]/[.AP37]" office:value-type="percentage" office:value="0.03309" calcext:value-type="percentage">
            <text:p>3,31%</text:p>
          </table:table-cell>
          <table:table-cell table:style-name="ce151" office:value-type="currency" office:currency="ILS" office:value="8.19" calcext:value-type="currency">
            <text:p>‎₪ 8,19</text:p>
          </table:table-cell>
          <table:table-cell table:style-name="ce21" table:formula="of:=[.AM37]/[.AP37]" office:value-type="percentage" office:value="0.00819" calcext:value-type="percentage">
            <text:p>0,82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Países Baixos</text:p>
          </table:table-cell>
          <table:table-cell table:style-name="ce5" office:value-type="float" office:value="599" calcext:value-type="float">
            <text:p>599</text:p>
          </table:table-cell>
          <table:table-cell table:style-name="ce8" office:value-type="string" calcext:value-type="string">
            <text:p>Euro 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38]/[.AP38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38]/[.AP38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38]/[.AP38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38]/[.AP38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38]/[.AP38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38]/[.AP38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38]/[.AP38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38]/[.AP38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38]/[.AP38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38]/[.AP38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38]/[.AP38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38]/[.AP38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38]/[.AP38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38]/[.AP38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38]/[.AP38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38]/[.AP38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38]/[.AP38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38]/[.AP38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Polônia</text:p>
          </table:table-cell>
          <table:table-cell table:style-name="ce5" office:value-type="float" office:value="48" calcext:value-type="float">
            <text:p>48</text:p>
          </table:table-cell>
          <table:table-cell table:style-name="ce8" office:value-type="string" calcext:value-type="string">
            <text:p>Zlóti Polonês</text:p>
          </table:table-cell>
          <table:table-cell office:value-type="string" calcext:value-type="string">
            <text:p>PLN</text:p>
          </table:table-cell>
          <table:table-cell table:style-name="ce14" office:value-type="currency" office:currency="EUR" office:value="7.7" calcext:value-type="currency">
            <text:p>€ 7,70</text:p>
          </table:table-cell>
          <table:table-cell table:style-name="ce21" table:formula="of:=[.E39]/[.AP39]" office:value-type="percentage" office:value="0.0077" calcext:value-type="percentage">
            <text:p>0,77%</text:p>
          </table:table-cell>
          <table:table-cell table:style-name="ce25" office:value-type="currency" office:currency="USD" office:value="10.82" calcext:value-type="currency">
            <text:p>$10,82</text:p>
          </table:table-cell>
          <table:table-cell table:style-name="ce21" table:formula="of:=[.G39]/[.AP39]" office:value-type="percentage" office:value="0.01082" calcext:value-type="percentage">
            <text:p>1,08%</text:p>
          </table:table-cell>
          <table:table-cell table:style-name="ce90" office:value-type="currency" office:currency="AUD" office:value="7.06" calcext:value-type="currency">
            <text:p>$7,06</text:p>
          </table:table-cell>
          <table:table-cell table:style-name="ce21" table:formula="of:=[.I39]/[.AP39]" office:value-type="percentage" office:value="0.00706" calcext:value-type="percentage">
            <text:p>0,71%</text:p>
          </table:table-cell>
          <table:table-cell table:style-name="ce104" office:value-type="currency" office:currency="GBP" office:value="6.27" calcext:value-type="currency">
            <text:p>£6,27</text:p>
          </table:table-cell>
          <table:table-cell table:style-name="ce21" table:formula="of:=[.K39]/[.AP39]" office:value-type="percentage" office:value="0.00627" calcext:value-type="percentage">
            <text:p>0,63%</text:p>
          </table:table-cell>
          <table:table-cell table:style-name="ce107" office:value-type="currency" office:currency="CAD" office:value="10.6" calcext:value-type="currency">
            <text:p>$10,60</text:p>
          </table:table-cell>
          <table:table-cell table:style-name="ce21" table:formula="of:=[.M39]/[.AP39]" office:value-type="percentage" office:value="0.0106" calcext:value-type="percentage">
            <text:p>1,06%</text:p>
          </table:table-cell>
          <table:table-cell table:style-name="ce111" office:value-type="currency" office:currency="DKK" office:value="10.57" calcext:value-type="currency">
            <text:p>kr. 10,57</text:p>
          </table:table-cell>
          <table:table-cell table:style-name="ce21" table:formula="of:=[.O39]/[.AP39]" office:value-type="percentage" office:value="0.01057" calcext:value-type="percentage">
            <text:p>1,06%</text:p>
          </table:table-cell>
          <table:table-cell table:style-name="ce114" office:value-type="currency" office:currency="PLN" office:value="0" calcext:value-type="currency">
            <text:p>0,00 zł</text:p>
          </table:table-cell>
          <table:table-cell table:style-name="ce21" table:formula="of:=[.Q39]/[.AP39]" office:value-type="percentage" office:value="0" calcext:value-type="percentage">
            <text:p>0,00%</text:p>
          </table:table-cell>
          <table:table-cell table:style-name="ce117" office:value-type="currency" office:currency="SEK" office:value="13.82" calcext:value-type="currency">
            <text:p>13,82 kr</text:p>
          </table:table-cell>
          <table:table-cell table:style-name="ce21" table:formula="of:=[.S39]/[.AP39]" office:value-type="percentage" office:value="0.01382" calcext:value-type="percentage">
            <text:p>1,38%</text:p>
          </table:table-cell>
          <table:table-cell table:style-name="ce120" office:value-type="currency" office:currency="BRL" office:value="23.95" calcext:value-type="currency">
            <text:p>R$ 23,95</text:p>
          </table:table-cell>
          <table:table-cell table:style-name="ce21" table:formula="of:=[.U39]/[.AP39]" office:value-type="percentage" office:value="0.02395" calcext:value-type="percentage">
            <text:p>2,40%</text:p>
          </table:table-cell>
          <table:table-cell table:style-name="ce124" office:value-type="currency" office:currency="CZK" office:value="14.7" calcext:value-type="currency">
            <text:p>14,70 Kč</text:p>
          </table:table-cell>
          <table:table-cell table:style-name="ce21" table:formula="of:=[.W39]/[.AP39]" office:value-type="percentage" office:value="0.0147" calcext:value-type="percentage">
            <text:p>1,47%</text:p>
          </table:table-cell>
          <table:table-cell table:style-name="ce127" office:value-type="currency" office:currency="NOK" office:value="9.86" calcext:value-type="currency">
            <text:p>kr 9,86</text:p>
          </table:table-cell>
          <table:table-cell table:style-name="ce21" table:formula="of:=[.Y39]/[.AP39]" office:value-type="percentage" office:value="0.00986" calcext:value-type="percentage">
            <text:p>0,99%</text:p>
          </table:table-cell>
          <table:table-cell table:style-name="ce130" office:value-type="currency" office:currency="NZD" office:value="6" calcext:value-type="currency">
            <text:p>$6,00</text:p>
          </table:table-cell>
          <table:table-cell table:style-name="ce21" table:formula="of:=[.AA39]/[.AP39]" office:value-type="percentage" office:value="0.006" calcext:value-type="percentage">
            <text:p>0,60%</text:p>
          </table:table-cell>
          <table:table-cell table:style-name="ce133" office:value-type="currency" office:currency="CHF" office:value="7.17" calcext:value-type="currency">
            <text:p>CHF 7,17</text:p>
          </table:table-cell>
          <table:table-cell table:style-name="ce21" table:formula="of:=[.AC39]/[.AP39]" office:value-type="percentage" office:value="0.00717" calcext:value-type="percentage">
            <text:p>0,72%</text:p>
          </table:table-cell>
          <table:table-cell table:style-name="ce137" office:value-type="currency" office:currency="JPY" office:value="92" calcext:value-type="currency">
            <text:p>￥92</text:p>
          </table:table-cell>
          <table:table-cell table:style-name="ce21" table:formula="of:=[.AE39]/[.AP39]" office:value-type="percentage" office:value="0.092" calcext:value-type="percentage">
            <text:p>9,20%</text:p>
          </table:table-cell>
          <table:table-cell table:style-name="ce142" office:value-type="currency" office:currency="RON" office:value="10.82" calcext:value-type="currency">
            <text:p>10,82 lei</text:p>
          </table:table-cell>
          <table:table-cell table:style-name="ce21" table:formula="of:=[.AG39]/[.AP39]" office:value-type="percentage" office:value="0.01082" calcext:value-type="percentage">
            <text:p>1,08%</text:p>
          </table:table-cell>
          <table:table-cell table:style-name="ce145" office:value-type="currency" office:currency="BGN" office:value="9.36" calcext:value-type="currency">
            <text:p>9,36 лв.</text:p>
          </table:table-cell>
          <table:table-cell table:style-name="ce21" table:formula="of:=[.AI39]/[.AP39]" office:value-type="percentage" office:value="0.00936" calcext:value-type="percentage">
            <text:p>0,94%</text:p>
          </table:table-cell>
          <table:table-cell table:style-name="ce148" office:value-type="currency" office:currency="TRY" office:value="34.38" calcext:value-type="currency">
            <text:p>₺34,38</text:p>
          </table:table-cell>
          <table:table-cell table:style-name="ce21" table:formula="of:=[.AK39]/[.AP39]" office:value-type="percentage" office:value="0.03438" calcext:value-type="percentage">
            <text:p>3,44%</text:p>
          </table:table-cell>
          <table:table-cell table:style-name="ce151" office:value-type="currency" office:currency="ILS" office:value="9.79" calcext:value-type="currency">
            <text:p>‎₪ 9,79</text:p>
          </table:table-cell>
          <table:table-cell table:style-name="ce21" table:formula="of:=[.AM39]/[.AP39]" office:value-type="percentage" office:value="0.00979" calcext:value-type="percentage">
            <text:p>0,98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Portugal</text:p>
          </table:table-cell>
          <table:table-cell table:style-name="ce5" office:value-type="float" office:value="351" calcext:value-type="float">
            <text:p>351</text:p>
          </table:table-cell>
          <table:table-cell table:style-name="ce8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table:style-name="ce14" office:value-type="currency" office:currency="EUR" office:value="0.44" calcext:value-type="currency">
            <text:p>€ 0,44</text:p>
          </table:table-cell>
          <table:table-cell table:style-name="ce21" table:formula="of:=[.E40]/[.AP40]" office:value-type="percentage" office:value="0.00044" calcext:value-type="percentage">
            <text:p>0,04%</text:p>
          </table:table-cell>
          <table:table-cell table:style-name="ce25" office:value-type="currency" office:currency="USD" office:value="9.03" calcext:value-type="currency">
            <text:p>$9,03</text:p>
          </table:table-cell>
          <table:table-cell table:style-name="ce21" table:formula="of:=[.G40]/[.AP40]" office:value-type="percentage" office:value="0.00903" calcext:value-type="percentage">
            <text:p>0,90%</text:p>
          </table:table-cell>
          <table:table-cell table:style-name="ce90" office:value-type="currency" office:currency="AUD" office:value="5.21" calcext:value-type="currency">
            <text:p>$5,21</text:p>
          </table:table-cell>
          <table:table-cell table:style-name="ce21" table:formula="of:=[.I40]/[.AP40]" office:value-type="percentage" office:value="0.00521" calcext:value-type="percentage">
            <text:p>0,52%</text:p>
          </table:table-cell>
          <table:table-cell table:style-name="ce104" office:value-type="currency" office:currency="GBP" office:value="4.49" calcext:value-type="currency">
            <text:p>£4,49</text:p>
          </table:table-cell>
          <table:table-cell table:style-name="ce21" table:formula="of:=[.K40]/[.AP40]" office:value-type="percentage" office:value="0.00449" calcext:value-type="percentage">
            <text:p>0,45%</text:p>
          </table:table-cell>
          <table:table-cell table:style-name="ce107" office:value-type="currency" office:currency="CAD" office:value="8.77" calcext:value-type="currency">
            <text:p>$8,77</text:p>
          </table:table-cell>
          <table:table-cell table:style-name="ce21" table:formula="of:=[.M40]/[.AP40]" office:value-type="percentage" office:value="0.00877" calcext:value-type="percentage">
            <text:p>0,88%</text:p>
          </table:table-cell>
          <table:table-cell table:style-name="ce111" office:value-type="currency" office:currency="DKK" office:value="8.02" calcext:value-type="currency">
            <text:p>kr. 8,02</text:p>
          </table:table-cell>
          <table:table-cell table:style-name="ce21" table:formula="of:=[.O40]/[.AP40]" office:value-type="percentage" office:value="0.00802" calcext:value-type="percentage">
            <text:p>0,80%</text:p>
          </table:table-cell>
          <table:table-cell table:style-name="ce114" office:value-type="currency" office:currency="PLN" office:value="7.15" calcext:value-type="currency">
            <text:p>7,15 zł</text:p>
          </table:table-cell>
          <table:table-cell table:style-name="ce21" table:formula="of:=[.Q40]/[.AP40]" office:value-type="percentage" office:value="0.00715" calcext:value-type="percentage">
            <text:p>0,72%</text:p>
          </table:table-cell>
          <table:table-cell table:style-name="ce117" office:value-type="currency" office:currency="SEK" office:value="10.96" calcext:value-type="currency">
            <text:p>10,96 kr</text:p>
          </table:table-cell>
          <table:table-cell table:style-name="ce21" table:formula="of:=[.S40]/[.AP40]" office:value-type="percentage" office:value="0.01096" calcext:value-type="percentage">
            <text:p>1,10%</text:p>
          </table:table-cell>
          <table:table-cell table:style-name="ce120" office:value-type="currency" office:currency="BRL" office:value="21.71" calcext:value-type="currency">
            <text:p>R$ 21,71</text:p>
          </table:table-cell>
          <table:table-cell table:style-name="ce21" table:formula="of:=[.U40]/[.AP40]" office:value-type="percentage" office:value="0.02171" calcext:value-type="percentage">
            <text:p>2,17%</text:p>
          </table:table-cell>
          <table:table-cell table:style-name="ce124" office:value-type="currency" office:currency="CZK" office:value="10.08" calcext:value-type="currency">
            <text:p>10,08 Kč</text:p>
          </table:table-cell>
          <table:table-cell table:style-name="ce21" table:formula="of:=[.W40]/[.AP40]" office:value-type="percentage" office:value="0.01008" calcext:value-type="percentage">
            <text:p>1,01%</text:p>
          </table:table-cell>
          <table:table-cell table:style-name="ce127" office:value-type="currency" office:currency="NOK" office:value="7.06" calcext:value-type="currency">
            <text:p>kr 7,06</text:p>
          </table:table-cell>
          <table:table-cell table:style-name="ce21" table:formula="of:=[.Y40]/[.AP40]" office:value-type="percentage" office:value="0.00706" calcext:value-type="percentage">
            <text:p>0,71%</text:p>
          </table:table-cell>
          <table:table-cell table:style-name="ce130" office:value-type="currency" office:currency="NZD" office:value="4.96" calcext:value-type="currency">
            <text:p>$4,96</text:p>
          </table:table-cell>
          <table:table-cell table:style-name="ce21" table:formula="of:=[.AA40]/[.AP40]" office:value-type="percentage" office:value="0.00496" calcext:value-type="percentage">
            <text:p>0,50%</text:p>
          </table:table-cell>
          <table:table-cell table:style-name="ce133" office:value-type="currency" office:currency="CHF" office:value="5.37" calcext:value-type="currency">
            <text:p>CHF 5,37</text:p>
          </table:table-cell>
          <table:table-cell table:style-name="ce21" table:formula="of:=[.AC40]/[.AP40]" office:value-type="percentage" office:value="0.00537" calcext:value-type="percentage">
            <text:p>0,54%</text:p>
          </table:table-cell>
          <table:table-cell table:style-name="ce137" office:value-type="currency" office:currency="JPY" office:value="75" calcext:value-type="currency">
            <text:p>￥75</text:p>
          </table:table-cell>
          <table:table-cell table:style-name="ce21" table:formula="of:=[.AE40]/[.AP40]" office:value-type="percentage" office:value="0.075" calcext:value-type="percentage">
            <text:p>7,50%</text:p>
          </table:table-cell>
          <table:table-cell table:style-name="ce142" office:value-type="currency" office:currency="RON" office:value="8.57" calcext:value-type="currency">
            <text:p>8,57 lei</text:p>
          </table:table-cell>
          <table:table-cell table:style-name="ce21" table:formula="of:=[.AG40]/[.AP40]" office:value-type="percentage" office:value="0.00857" calcext:value-type="percentage">
            <text:p>0,86%</text:p>
          </table:table-cell>
          <table:table-cell table:style-name="ce145" office:value-type="currency" office:currency="BGN" office:value="7.46" calcext:value-type="currency">
            <text:p>7,46 лв.</text:p>
          </table:table-cell>
          <table:table-cell table:style-name="ce21" table:formula="of:=[.AI40]/[.AP40]" office:value-type="percentage" office:value="0.00746" calcext:value-type="percentage">
            <text:p>0,75%</text:p>
          </table:table-cell>
          <table:table-cell table:style-name="ce148" office:value-type="currency" office:currency="TRY" office:value="31.01" calcext:value-type="currency">
            <text:p>₺31,01</text:p>
          </table:table-cell>
          <table:table-cell table:style-name="ce21" table:formula="of:=[.AK40]/[.AP40]" office:value-type="percentage" office:value="0.03101" calcext:value-type="percentage">
            <text:p>3,10%</text:p>
          </table:table-cell>
          <table:table-cell table:style-name="ce151" office:value-type="currency" office:currency="ILS" office:value="7.69" calcext:value-type="currency">
            <text:p>‎₪ 7,69</text:p>
          </table:table-cell>
          <table:table-cell table:style-name="ce21" table:formula="of:=[.AM40]/[.AP40]" office:value-type="percentage" office:value="0.00769" calcext:value-type="percentage">
            <text:p>0,77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Reino Unido</text:p>
          </table:table-cell>
          <table:table-cell table:style-name="ce5" office:value-type="float" office:value="44" calcext:value-type="float">
            <text:p>44</text:p>
          </table:table-cell>
          <table:table-cell table:style-name="ce8"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table:style-name="ce14" office:value-type="currency" office:currency="EUR" office:value="6.02" calcext:value-type="currency">
            <text:p>€ 6,02</text:p>
          </table:table-cell>
          <table:table-cell table:style-name="ce21" table:formula="of:=[.E41]/[.AP41]" office:value-type="percentage" office:value="0.00602" calcext:value-type="percentage">
            <text:p>0,60%</text:p>
          </table:table-cell>
          <table:table-cell table:style-name="ce25" office:value-type="currency" office:currency="USD" office:value="9.13" calcext:value-type="currency">
            <text:p>$9,13</text:p>
          </table:table-cell>
          <table:table-cell table:style-name="ce21" table:formula="of:=[.G41]/[.AP41]" office:value-type="percentage" office:value="0.00913" calcext:value-type="percentage">
            <text:p>0,91%</text:p>
          </table:table-cell>
          <table:table-cell table:style-name="ce90" office:value-type="currency" office:currency="AUD" office:value="5.32" calcext:value-type="currency">
            <text:p>$5,32</text:p>
          </table:table-cell>
          <table:table-cell table:style-name="ce21" table:formula="of:=[.I41]/[.AP41]" office:value-type="percentage" office:value="0.00532" calcext:value-type="percentage">
            <text:p>0,53%</text:p>
          </table:table-cell>
          <table:table-cell table:style-name="ce104" office:value-type="currency" office:currency="GBP" office:value="0" calcext:value-type="currency">
            <text:p>£0,00</text:p>
          </table:table-cell>
          <table:table-cell table:style-name="ce21" table:formula="of:=[.K41]/[.AP41]" office:value-type="percentage" office:value="0" calcext:value-type="percentage">
            <text:p>0,00%</text:p>
          </table:table-cell>
          <table:table-cell table:style-name="ce107" office:value-type="currency" office:currency="CAD" office:value="8.88" calcext:value-type="currency">
            <text:p>$8,88</text:p>
          </table:table-cell>
          <table:table-cell table:style-name="ce21" table:formula="of:=[.M41]/[.AP41]" office:value-type="percentage" office:value="0.00888" calcext:value-type="percentage">
            <text:p>0,89%</text:p>
          </table:table-cell>
          <table:table-cell table:style-name="ce111" office:value-type="currency" office:currency="DKK" office:value="8.19" calcext:value-type="currency">
            <text:p>kr. 8,19</text:p>
          </table:table-cell>
          <table:table-cell table:style-name="ce21" table:formula="of:=[.O41]/[.AP41]" office:value-type="percentage" office:value="0.00819" calcext:value-type="percentage">
            <text:p>0,82%</text:p>
          </table:table-cell>
          <table:table-cell table:style-name="ce114" office:value-type="currency" office:currency="PLN" office:value="7.29" calcext:value-type="currency">
            <text:p>7,29 zł</text:p>
          </table:table-cell>
          <table:table-cell table:style-name="ce21" table:formula="of:=[.Q41]/[.AP41]" office:value-type="percentage" office:value="0.00729" calcext:value-type="percentage">
            <text:p>0,73%</text:p>
          </table:table-cell>
          <table:table-cell table:style-name="ce117" office:value-type="currency" office:currency="SEK" office:value="11.17" calcext:value-type="currency">
            <text:p>11,17 kr</text:p>
          </table:table-cell>
          <table:table-cell table:style-name="ce21" table:formula="of:=[.S41]/[.AP41]" office:value-type="percentage" office:value="0.01117" calcext:value-type="percentage">
            <text:p>1,12%</text:p>
          </table:table-cell>
          <table:table-cell table:style-name="ce120" office:value-type="currency" office:currency="BRL" office:value="21.86" calcext:value-type="currency">
            <text:p>R$ 21,86</text:p>
          </table:table-cell>
          <table:table-cell table:style-name="ce21" table:formula="of:=[.U41]/[.AP41]" office:value-type="percentage" office:value="0.02186" calcext:value-type="percentage">
            <text:p>2,19%</text:p>
          </table:table-cell>
          <table:table-cell table:style-name="ce124" office:value-type="currency" office:currency="CZK" office:value="10.39" calcext:value-type="currency">
            <text:p>10,39 Kč</text:p>
          </table:table-cell>
          <table:table-cell table:style-name="ce21" table:formula="of:=[.W41]/[.AP41]" office:value-type="percentage" office:value="0.01039" calcext:value-type="percentage">
            <text:p>1,04%</text:p>
          </table:table-cell>
          <table:table-cell table:style-name="ce127" office:value-type="currency" office:currency="NOK" office:value="7.27" calcext:value-type="currency">
            <text:p>kr 7,27</text:p>
          </table:table-cell>
          <table:table-cell table:style-name="ce21" table:formula="of:=[.Y41]/[.AP41]" office:value-type="percentage" office:value="0.00727" calcext:value-type="percentage">
            <text:p>0,73%</text:p>
          </table:table-cell>
          <table:table-cell table:style-name="ce130" office:value-type="currency" office:currency="NZD" office:value="5.07" calcext:value-type="currency">
            <text:p>$5,07</text:p>
          </table:table-cell>
          <table:table-cell table:style-name="ce21" table:formula="of:=[.AA41]/[.AP41]" office:value-type="percentage" office:value="0.00507" calcext:value-type="percentage">
            <text:p>0,51%</text:p>
          </table:table-cell>
          <table:table-cell table:style-name="ce133" office:value-type="currency" office:currency="CHF" office:value="5.48" calcext:value-type="currency">
            <text:p>CHF 5,48</text:p>
          </table:table-cell>
          <table:table-cell table:style-name="ce21" table:formula="of:=[.AC41]/[.AP41]" office:value-type="percentage" office:value="0.00548" calcext:value-type="percentage">
            <text:p>0,55%</text:p>
          </table:table-cell>
          <table:table-cell table:style-name="ce137" office:value-type="currency" office:currency="JPY" office:value="76" calcext:value-type="currency">
            <text:p>￥76</text:p>
          </table:table-cell>
          <table:table-cell table:style-name="ce21" table:formula="of:=[.AE41]/[.AP41]" office:value-type="percentage" office:value="0.076" calcext:value-type="percentage">
            <text:p>7,60%</text:p>
          </table:table-cell>
          <table:table-cell table:style-name="ce142" office:value-type="currency" office:currency="RON" office:value="8.72" calcext:value-type="currency">
            <text:p>8,72 lei</text:p>
          </table:table-cell>
          <table:table-cell table:style-name="ce21" table:formula="of:=[.AG41]/[.AP41]" office:value-type="percentage" office:value="0.00872" calcext:value-type="percentage">
            <text:p>0,87%</text:p>
          </table:table-cell>
          <table:table-cell table:style-name="ce145" office:value-type="currency" office:currency="BGN" office:value="7.57" calcext:value-type="currency">
            <text:p>7,57 лв.</text:p>
          </table:table-cell>
          <table:table-cell table:style-name="ce21" table:formula="of:=[.AI41]/[.AP41]" office:value-type="percentage" office:value="0.00757" calcext:value-type="percentage">
            <text:p>0,76%</text:p>
          </table:table-cell>
          <table:table-cell table:style-name="ce148" office:value-type="currency" office:currency="TRY" office:value="31.29" calcext:value-type="currency">
            <text:p>₺31,29</text:p>
          </table:table-cell>
          <table:table-cell table:style-name="ce21" table:formula="of:=[.AK41]/[.AP41]" office:value-type="percentage" office:value="0.03129" calcext:value-type="percentage">
            <text:p>3,13%</text:p>
          </table:table-cell>
          <table:table-cell table:style-name="ce151" office:value-type="currency" office:currency="ILS" office:value="7.83" calcext:value-type="currency">
            <text:p>‎₪ 7,83</text:p>
          </table:table-cell>
          <table:table-cell table:style-name="ce21" table:formula="of:=[.AM41]/[.AP41]" office:value-type="percentage" office:value="0.00783" calcext:value-type="percentage">
            <text:p>0,78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República Tcheca</text:p>
          </table:table-cell>
          <table:table-cell table:style-name="ce5" office:value-type="float" office:value="420" calcext:value-type="float">
            <text:p>420</text:p>
          </table:table-cell>
          <table:table-cell table:style-name="ce8" office:value-type="string" calcext:value-type="string">
            <text:p>Coroa Checa</text:p>
          </table:table-cell>
          <table:table-cell office:value-type="string" calcext:value-type="string">
            <text:p>CZK</text:p>
          </table:table-cell>
          <table:table-cell table:style-name="ce14" office:value-type="currency" office:currency="EUR" office:value="6.43" calcext:value-type="currency">
            <text:p>€ 6,43</text:p>
          </table:table-cell>
          <table:table-cell table:style-name="ce21" table:formula="of:=[.E42]/[.AP42]" office:value-type="percentage" office:value="0.00643" calcext:value-type="percentage">
            <text:p>0,64%</text:p>
          </table:table-cell>
          <table:table-cell table:style-name="ce25" office:value-type="currency" office:currency="USD" office:value="9.54" calcext:value-type="currency">
            <text:p>$9,54</text:p>
          </table:table-cell>
          <table:table-cell table:style-name="ce21" table:formula="of:=[.G42]/[.AP42]" office:value-type="percentage" office:value="0.00954" calcext:value-type="percentage">
            <text:p>0,95%</text:p>
          </table:table-cell>
          <table:table-cell table:style-name="ce90" office:value-type="currency" office:currency="AUD" office:value="5.74" calcext:value-type="currency">
            <text:p>$5,74</text:p>
          </table:table-cell>
          <table:table-cell table:style-name="ce21" table:formula="of:=[.I42]/[.AP42]" office:value-type="percentage" office:value="0.00574" calcext:value-type="percentage">
            <text:p>0,57%</text:p>
          </table:table-cell>
          <table:table-cell table:style-name="ce104" office:value-type="currency" office:currency="GBP" office:value="5.01" calcext:value-type="currency">
            <text:p>£5,01</text:p>
          </table:table-cell>
          <table:table-cell table:style-name="ce21" table:formula="of:=[.K42]/[.AP42]" office:value-type="percentage" office:value="0.00501" calcext:value-type="percentage">
            <text:p>0,50%</text:p>
          </table:table-cell>
          <table:table-cell table:style-name="ce107" office:value-type="currency" office:currency="CAD" office:value="9.32" calcext:value-type="currency">
            <text:p>$9,32</text:p>
          </table:table-cell>
          <table:table-cell table:style-name="ce21" table:formula="of:=[.M42]/[.AP42]" office:value-type="percentage" office:value="0.00932" calcext:value-type="percentage">
            <text:p>0,93%</text:p>
          </table:table-cell>
          <table:table-cell table:style-name="ce111" office:value-type="currency" office:currency="DKK" office:value="8.68" calcext:value-type="currency">
            <text:p>kr. 8,68</text:p>
          </table:table-cell>
          <table:table-cell table:style-name="ce21" table:formula="of:=[.O42]/[.AP42]" office:value-type="percentage" office:value="0.00868" calcext:value-type="percentage">
            <text:p>0,87%</text:p>
          </table:table-cell>
          <table:table-cell table:style-name="ce114" office:value-type="currency" office:currency="PLN" office:value="7.77" calcext:value-type="currency">
            <text:p>7,77 zł</text:p>
          </table:table-cell>
          <table:table-cell table:style-name="ce21" table:formula="of:=[.Q42]/[.AP42]" office:value-type="percentage" office:value="0.00777" calcext:value-type="percentage">
            <text:p>0,78%</text:p>
          </table:table-cell>
          <table:table-cell table:style-name="ce117" office:value-type="currency" office:currency="SEK" office:value="11.63" calcext:value-type="currency">
            <text:p>11,63 kr</text:p>
          </table:table-cell>
          <table:table-cell table:style-name="ce21" table:formula="of:=[.S42]/[.AP42]" office:value-type="percentage" office:value="0.01163" calcext:value-type="percentage">
            <text:p>1,16%</text:p>
          </table:table-cell>
          <table:table-cell table:style-name="ce120" office:value-type="currency" office:currency="BRL" office:value="22.39" calcext:value-type="currency">
            <text:p>R$ 22,39</text:p>
          </table:table-cell>
          <table:table-cell table:style-name="ce21" table:formula="of:=[.U42]/[.AP42] + 0" office:value-type="percentage" office:value="0.02239" calcext:value-type="percentage">
            <text:p>2,24%</text:p>
          </table:table-cell>
          <table:table-cell table:style-name="ce124" office:value-type="currency" office:currency="CZK" office:value="0" calcext:value-type="currency">
            <text:p>0,00 Kč</text:p>
          </table:table-cell>
          <table:table-cell table:style-name="ce21" table:formula="of:=[.W42]/[.AP42]" office:value-type="percentage" office:value="0" calcext:value-type="percentage">
            <text:p>0,00%</text:p>
          </table:table-cell>
          <table:table-cell table:style-name="ce127" office:value-type="currency" office:currency="NOK" office:value="7.68" calcext:value-type="currency">
            <text:p>kr 7,68</text:p>
          </table:table-cell>
          <table:table-cell table:style-name="ce21" table:formula="of:=[.Y42]/[.AP42]" office:value-type="percentage" office:value="0.00768" calcext:value-type="percentage">
            <text:p>0,77%</text:p>
          </table:table-cell>
          <table:table-cell table:style-name="ce130" office:value-type="currency" office:currency="NZD" office:value="5.49" calcext:value-type="currency">
            <text:p>$5,49</text:p>
          </table:table-cell>
          <table:table-cell table:style-name="ce21" table:formula="of:=[.AA42]/[.AP42]" office:value-type="percentage" office:value="0.00549" calcext:value-type="percentage">
            <text:p>0,55%</text:p>
          </table:table-cell>
          <table:table-cell table:style-name="ce133" office:value-type="currency" office:currency="CHF" office:value="5.9" calcext:value-type="currency">
            <text:p>CHF 5,90</text:p>
          </table:table-cell>
          <table:table-cell table:style-name="ce21" table:formula="of:=[.AC42]/[.AP42]" office:value-type="percentage" office:value="0.0059" calcext:value-type="percentage">
            <text:p>0,59%</text:p>
          </table:table-cell>
          <table:table-cell table:style-name="ce137" office:value-type="currency" office:currency="JPY" office:value="78" calcext:value-type="currency">
            <text:p>￥78</text:p>
          </table:table-cell>
          <table:table-cell table:style-name="ce21" table:formula="of:=[.AE42]/[.AP42]" office:value-type="percentage" office:value="0.078" calcext:value-type="percentage">
            <text:p>7,80%</text:p>
          </table:table-cell>
          <table:table-cell table:style-name="ce142" office:value-type="currency" office:currency="RON" office:value="9.17" calcext:value-type="currency">
            <text:p>9,17 lei</text:p>
          </table:table-cell>
          <table:table-cell table:style-name="ce21" table:formula="of:=[.AG42]/[.AP42]" office:value-type="percentage" office:value="0.00917" calcext:value-type="percentage">
            <text:p>0,92%</text:p>
          </table:table-cell>
          <table:table-cell table:style-name="ce145" office:value-type="currency" office:currency="BGN" office:value="7.99" calcext:value-type="currency">
            <text:p>7,99 лв.</text:p>
          </table:table-cell>
          <table:table-cell table:style-name="ce21" table:formula="of:=[.AI42]/[.AP42]" office:value-type="percentage" office:value="0.00799" calcext:value-type="percentage">
            <text:p>0,80%</text:p>
          </table:table-cell>
          <table:table-cell table:style-name="ce148" office:value-type="currency" office:currency="TRY" office:value="31.54" calcext:value-type="currency">
            <text:p>₺31,54</text:p>
          </table:table-cell>
          <table:table-cell table:style-name="ce21" table:formula="of:=[.AK42]/[.AP42]" office:value-type="percentage" office:value="0.03154" calcext:value-type="percentage">
            <text:p>3,15%</text:p>
          </table:table-cell>
          <table:table-cell table:style-name="ce151" office:value-type="currency" office:currency="ILS" office:value="8.29" calcext:value-type="currency">
            <text:p>‎₪ 8,29</text:p>
          </table:table-cell>
          <table:table-cell table:style-name="ce21" table:formula="of:=[.AM42]/[.AP42]" office:value-type="percentage" office:value="0.00829" calcext:value-type="percentage">
            <text:p>0,83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Romênia</text:p>
          </table:table-cell>
          <table:table-cell table:style-name="ce5"/>
          <table:table-cell table:style-name="ce8" office:value-type="string" calcext:value-type="string">
            <text:p>Leu Romeno</text:p>
          </table:table-cell>
          <table:table-cell office:value-type="string" calcext:value-type="string">
            <text:p>RON</text:p>
          </table:table-cell>
          <table:table-cell table:style-name="ce14" office:value-type="currency" office:currency="EUR" office:value="6.78" calcext:value-type="currency">
            <text:p>€ 6,78</text:p>
          </table:table-cell>
          <table:table-cell table:style-name="ce18" table:formula="of:=[.E43]/[.AP43]" office:value-type="percentage" office:value="0.00678" calcext:value-type="percentage">
            <text:p>0,68%</text:p>
          </table:table-cell>
          <table:table-cell table:style-name="ce25" office:value-type="currency" office:currency="USD" office:value="9.89" calcext:value-type="currency">
            <text:p>$9,89</text:p>
          </table:table-cell>
          <table:table-cell table:style-name="ce18" table:formula="of:=[.G43]/[.AP43]" office:value-type="percentage" office:value="0.00989" calcext:value-type="percentage">
            <text:p>0,99%</text:p>
          </table:table-cell>
          <table:table-cell table:style-name="ce90" office:value-type="currency" office:currency="AUD" office:value="6.24" calcext:value-type="currency">
            <text:p>$6,24</text:p>
          </table:table-cell>
          <table:table-cell table:style-name="ce18" table:formula="of:=[.I43]/[.AP43]" office:value-type="percentage" office:value="0.00624" calcext:value-type="percentage">
            <text:p>0,62%</text:p>
          </table:table-cell>
          <table:table-cell table:style-name="ce104" office:value-type="currency" office:currency="GBP" office:value="5.32" calcext:value-type="currency">
            <text:p>£5,32</text:p>
          </table:table-cell>
          <table:table-cell table:style-name="ce18" table:formula="of:=[.K43]/[.AP43]" office:value-type="percentage" office:value="0.00532" calcext:value-type="percentage">
            <text:p>0,53%</text:p>
          </table:table-cell>
          <table:table-cell table:style-name="ce107" office:value-type="currency" office:currency="CAD" office:value="9.78" calcext:value-type="currency">
            <text:p>$9,78</text:p>
          </table:table-cell>
          <table:table-cell table:style-name="ce18" table:formula="of:=[.M43]/[.AP43]" office:value-type="percentage" office:value="0.00978" calcext:value-type="percentage">
            <text:p>0,98%</text:p>
          </table:table-cell>
          <table:table-cell table:style-name="ce111" office:value-type="currency" office:currency="DKK" office:value="10.64" calcext:value-type="currency">
            <text:p>kr. 10,64</text:p>
          </table:table-cell>
          <table:table-cell table:style-name="ce18" table:formula="of:=[.O43]/[.AP43]" office:value-type="percentage" office:value="0.01064" calcext:value-type="percentage">
            <text:p>1,06%</text:p>
          </table:table-cell>
          <table:table-cell table:style-name="ce114" office:value-type="currency" office:currency="PLN" office:value="8.95" calcext:value-type="currency">
            <text:p>8,95 zł</text:p>
          </table:table-cell>
          <table:table-cell table:style-name="ce18" table:formula="of:=[.Q43]/[.AP43]" office:value-type="percentage" office:value="0.00895" calcext:value-type="percentage">
            <text:p>0,90%</text:p>
          </table:table-cell>
          <table:table-cell table:style-name="ce117" office:value-type="currency" office:currency="SEK" office:value="14.33" calcext:value-type="currency">
            <text:p>14,33 kr</text:p>
          </table:table-cell>
          <table:table-cell table:style-name="ce18" table:formula="of:=[.S43]/[.AP43]" office:value-type="percentage" office:value="0.01433" calcext:value-type="percentage">
            <text:p>1,43%</text:p>
          </table:table-cell>
          <table:table-cell table:style-name="ce120" office:value-type="currency" office:currency="BRL" office:value="24.06" calcext:value-type="currency">
            <text:p>R$ 24,06</text:p>
          </table:table-cell>
          <table:table-cell table:style-name="ce18" table:formula="of:=[.U43]/[.AP43]" office:value-type="percentage" office:value="0.02406" calcext:value-type="percentage">
            <text:p>2,41%</text:p>
          </table:table-cell>
          <table:table-cell table:style-name="ce124" office:value-type="currency" office:currency="CZK" office:value="17.77" calcext:value-type="currency">
            <text:p>17,77 Kč</text:p>
          </table:table-cell>
          <table:table-cell table:style-name="ce18" table:formula="of:=[.W43]/[.AP43]" office:value-type="percentage" office:value="0.01777" calcext:value-type="percentage">
            <text:p>1,78%</text:p>
          </table:table-cell>
          <table:table-cell table:style-name="ce127" office:value-type="currency" office:currency="NOK" office:value="10.21" calcext:value-type="currency">
            <text:p>kr 10,21</text:p>
          </table:table-cell>
          <table:table-cell table:style-name="ce18" table:formula="of:=[.Y43]/[.AP43]" office:value-type="percentage" office:value="0.01021" calcext:value-type="percentage">
            <text:p>1,02%</text:p>
          </table:table-cell>
          <table:table-cell table:style-name="ce130" office:value-type="currency" office:currency="NZD" office:value="4.89" calcext:value-type="currency">
            <text:p>$4,89</text:p>
          </table:table-cell>
          <table:table-cell table:style-name="ce18" table:formula="of:=[.AA43]/[.AP43]" office:value-type="percentage" office:value="0.00489" calcext:value-type="percentage">
            <text:p>0,49%</text:p>
          </table:table-cell>
          <table:table-cell table:style-name="ce133" office:value-type="currency" office:currency="CHF" office:value="6.28" calcext:value-type="currency">
            <text:p>CHF 6,28</text:p>
          </table:table-cell>
          <table:table-cell table:style-name="ce18" table:formula="of:=[.AC43]/[.AP43]" office:value-type="percentage" office:value="0.00628" calcext:value-type="percentage">
            <text:p>0,63%</text:p>
          </table:table-cell>
          <table:table-cell table:style-name="ce137" office:value-type="currency" office:currency="JPY" office:value="108" calcext:value-type="currency">
            <text:p>￥108</text:p>
          </table:table-cell>
          <table:table-cell table:style-name="ce18" table:formula="of:=[.AE43]/[.AP43]" office:value-type="percentage" office:value="0.108" calcext:value-type="percentage">
            <text:p>10,80%</text:p>
          </table:table-cell>
          <table:table-cell table:style-name="ce142" office:value-type="currency" office:currency="RON" office:value="0" calcext:value-type="currency">
            <text:p>0,00 lei</text:p>
          </table:table-cell>
          <table:table-cell table:style-name="ce18" table:formula="of:=[.AG43]/[.AP43]" office:value-type="percentage" office:value="0" calcext:value-type="percentage">
            <text:p>0,00%</text:p>
          </table:table-cell>
          <table:table-cell table:style-name="ce145" office:value-type="currency" office:currency="BGN" office:value="8.58" calcext:value-type="currency">
            <text:p>8,58 лв.</text:p>
          </table:table-cell>
          <table:table-cell table:style-name="ce18" table:formula="of:=[.AI43]/[.AP43]" office:value-type="percentage" office:value="0.00858" calcext:value-type="percentage">
            <text:p>0,86%</text:p>
          </table:table-cell>
          <table:table-cell table:style-name="ce148" office:value-type="currency" office:currency="TRY" office:value="35.22" calcext:value-type="currency">
            <text:p>₺35,22</text:p>
          </table:table-cell>
          <table:table-cell table:style-name="ce18" table:formula="of:=[.AK43]/[.AP43]" office:value-type="percentage" office:value="0.03522" calcext:value-type="percentage">
            <text:p>3,52%</text:p>
          </table:table-cell>
          <table:table-cell table:style-name="ce151" office:value-type="currency" office:currency="ILS" office:value="9.23" calcext:value-type="currency">
            <text:p>‎₪ 9,23</text:p>
          </table:table-cell>
          <table:table-cell table:style-name="ce18" table:formula="of:=[.AM43]/[.AP43]" office:value-type="percentage" office:value="0.00923" calcext:value-type="percentage">
            <text:p>0,92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omê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vo Leu Romeneo</text:p>
          </table:table-cell>
          <table:table-cell office:value-type="string" calcext:value-type="string">
            <text:p>RON</text:p>
          </table:table-cell>
          <table:table-cell office:value-type="currency" office:currency="EUR" office:value="11.43" calcext:value-type="currency">
            <text:p>€ 11,43</text:p>
          </table:table-cell>
          <table:table-cell table:style-name="ce21" table:formula="of:=[.E44]/[.AP44]" office:value-type="percentage" office:value="0.01143" calcext:value-type="percentage">
            <text:p>1,14%</text:p>
          </table:table-cell>
          <table:table-cell office:value-type="currency" office:currency="USD" office:value="6.38" calcext:value-type="currency">
            <text:p>$6,38</text:p>
          </table:table-cell>
          <table:table-cell table:style-name="ce21" table:formula="of:=[.G44]/[.AP44]" office:value-type="percentage" office:value="0.00638" calcext:value-type="percentage">
            <text:p>0,64%</text:p>
          </table:table-cell>
          <table:table-cell office:value-type="currency" office:currency="AUD" office:value="6.24" calcext:value-type="currency">
            <text:p>$6,24</text:p>
          </table:table-cell>
          <table:table-cell table:style-name="ce21" table:formula="of:=[.I44]/[.AP44]" office:value-type="percentage" office:value="0.00624" calcext:value-type="percentage">
            <text:p>0,62%</text:p>
          </table:table-cell>
          <table:table-cell office:value-type="currency" office:currency="GBP" office:value="5.32" calcext:value-type="currency">
            <text:p>£5,32</text:p>
          </table:table-cell>
          <table:table-cell table:style-name="ce21" table:formula="of:=[.K44]/[.AP44]" office:value-type="percentage" office:value="0.00532" calcext:value-type="percentage">
            <text:p>0,53%</text:p>
          </table:table-cell>
          <table:table-cell office:value-type="currency" office:currency="CAD" office:value="7.48" calcext:value-type="currency">
            <text:p>$7,48</text:p>
          </table:table-cell>
          <table:table-cell table:style-name="ce21" table:formula="of:=[.M44]/[.AP44]" office:value-type="percentage" office:value="0.00748" calcext:value-type="percentage">
            <text:p>0,75%</text:p>
          </table:table-cell>
          <table:table-cell office:value-type="currency" office:currency="DKK" office:value="16.27" calcext:value-type="currency">
            <text:p>kr. 16,27</text:p>
          </table:table-cell>
          <table:table-cell table:style-name="ce21" table:formula="of:=[.O44]/[.AP44]" office:value-type="percentage" office:value="0.01627" calcext:value-type="percentage">
            <text:p>1,63%</text:p>
          </table:table-cell>
          <table:table-cell office:value-type="currency" office:currency="PLN" office:value="15.06" calcext:value-type="currency">
            <text:p>15,06 zł</text:p>
          </table:table-cell>
          <table:table-cell table:style-name="ce21" table:formula="of:=[.Q44]/[.AP44]" office:value-type="percentage" office:value="0.01506" calcext:value-type="percentage">
            <text:p>1,51%</text:p>
          </table:table-cell>
          <table:table-cell office:value-type="currency" office:currency="SEK" office:value="22.78" calcext:value-type="currency">
            <text:p>22,78 kr</text:p>
          </table:table-cell>
          <table:table-cell table:style-name="ce21" table:formula="of:=[.S44]/[.AP44]" office:value-type="percentage" office:value="0.02278" calcext:value-type="percentage">
            <text:p>2,28%</text:p>
          </table:table-cell>
          <table:table-cell office:value-type="currency" office:currency="BRL" office:value="24.06" calcext:value-type="currency">
            <text:p>R$ 24,06</text:p>
          </table:table-cell>
          <table:table-cell table:style-name="ce21" table:formula="of:=[.U44]/[.AP44]" office:value-type="percentage" office:value="0.02406" calcext:value-type="percentage">
            <text:p>2,41%</text:p>
          </table:table-cell>
          <table:table-cell office:value-type="currency" office:currency="CZK" office:value="25.17" calcext:value-type="currency">
            <text:p>25,17 Kč</text:p>
          </table:table-cell>
          <table:table-cell table:style-name="ce21" table:formula="of:=[.W44]/[.AP44]" office:value-type="percentage" office:value="0.02517" calcext:value-type="percentage">
            <text:p>2,52%</text:p>
          </table:table-cell>
          <table:table-cell office:value-type="currency" office:currency="NOK" office:value="14.17" calcext:value-type="currency">
            <text:p>kr 14,17</text:p>
          </table:table-cell>
          <table:table-cell table:style-name="ce21" table:formula="of:=[.Y44]/[.AP44]" office:value-type="percentage" office:value="0.01417" calcext:value-type="percentage">
            <text:p>1,42%</text:p>
          </table:table-cell>
          <table:table-cell office:value-type="currency" office:currency="NZD" office:value="6" calcext:value-type="currency">
            <text:p>$6,00</text:p>
          </table:table-cell>
          <table:table-cell table:style-name="ce21" table:formula="of:=[.AA44]/[.AP44]" office:value-type="percentage" office:value="0.006" calcext:value-type="percentage">
            <text:p>0,60%</text:p>
          </table:table-cell>
          <table:table-cell office:value-type="currency" office:currency="CHF" office:value="6.28" calcext:value-type="currency">
            <text:p>CHF 6,28</text:p>
          </table:table-cell>
          <table:table-cell table:style-name="ce21" table:formula="of:=[.AC44]/[.AP44]" office:value-type="percentage" office:value="0.00628" calcext:value-type="percentage">
            <text:p>0,63%</text:p>
          </table:table-cell>
          <table:table-cell office:value-type="currency" office:currency="JPY" office:value="108" calcext:value-type="currency">
            <text:p>￥108</text:p>
          </table:table-cell>
          <table:table-cell table:style-name="ce21" table:formula="of:=[.AE44]/[.AP44]" office:value-type="percentage" office:value="0.108" calcext:value-type="percentage">
            <text:p>10,80%</text:p>
          </table:table-cell>
          <table:table-cell office:value-type="currency" office:currency="RON" office:value="0" calcext:value-type="currency">
            <text:p>0,00 lei</text:p>
          </table:table-cell>
          <table:table-cell table:style-name="ce21" table:formula="of:=[.AG44]/[.AP44]" office:value-type="percentage" office:value="0" calcext:value-type="percentage">
            <text:p>0,00%</text:p>
          </table:table-cell>
          <table:table-cell office:value-type="currency" office:currency="BGN" office:value="14.12" calcext:value-type="currency">
            <text:p>14,12 лв.</text:p>
          </table:table-cell>
          <table:table-cell table:style-name="ce21" table:formula="of:=[.AI44]/[.AP44]" office:value-type="percentage" office:value="0.01412" calcext:value-type="percentage">
            <text:p>1,41%</text:p>
          </table:table-cell>
          <table:table-cell office:value-type="currency" office:currency="TRY" office:value="35.22" calcext:value-type="currency">
            <text:p>₺35,22</text:p>
          </table:table-cell>
          <table:table-cell table:style-name="ce21" table:formula="of:=[.AK44]/[.AP44]" office:value-type="percentage" office:value="0.03522" calcext:value-type="percentage">
            <text:p>3,52%</text:p>
          </table:table-cell>
          <table:table-cell office:value-type="currency" office:currency="ILS" office:value="9.23" calcext:value-type="currency">
            <text:p>‎₪ 9,23</text:p>
          </table:table-cell>
          <table:table-cell table:style-name="ce21" table:formula="of:=[.AM44]/[.AP44]" office:value-type="percentage" office:value="0.00923" calcext:value-type="percentage">
            <text:p>0,92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Suécia</text:p>
          </table:table-cell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Coroa Sueca</text:p>
          </table:table-cell>
          <table:table-cell office:value-type="string" calcext:value-type="string">
            <text:p>SEK</text:p>
          </table:table-cell>
          <table:table-cell table:style-name="ce14" office:value-type="currency" office:currency="EUR" office:value="5.79" calcext:value-type="currency">
            <text:p>€ 5,79</text:p>
          </table:table-cell>
          <table:table-cell table:style-name="ce21" table:formula="of:=[.E45]/[.AP45]" office:value-type="percentage" office:value="0.00579" calcext:value-type="percentage">
            <text:p>0,58%</text:p>
          </table:table-cell>
          <table:table-cell table:style-name="ce25" office:value-type="currency" office:currency="USD" office:value="8.91" calcext:value-type="currency">
            <text:p>$8,91</text:p>
          </table:table-cell>
          <table:table-cell table:style-name="ce21" table:formula="of:=[.G45]/[.AP45]" office:value-type="percentage" office:value="0.00891" calcext:value-type="percentage">
            <text:p>0,89%</text:p>
          </table:table-cell>
          <table:table-cell table:style-name="ce90" office:value-type="currency" office:currency="AUD" office:value="5.14" calcext:value-type="currency">
            <text:p>$5,14</text:p>
          </table:table-cell>
          <table:table-cell table:style-name="ce21" table:formula="of:=[.I45]/[.AP45]" office:value-type="percentage" office:value="0.00514" calcext:value-type="percentage">
            <text:p>0,51%</text:p>
          </table:table-cell>
          <table:table-cell table:style-name="ce104" office:value-type="currency" office:currency="GBP" office:value="4.36" calcext:value-type="currency">
            <text:p>£4,36</text:p>
          </table:table-cell>
          <table:table-cell table:style-name="ce21" table:formula="of:=[.K45]/[.AP45]" office:value-type="percentage" office:value="0.00436" calcext:value-type="percentage">
            <text:p>0,44%</text:p>
          </table:table-cell>
          <table:table-cell table:style-name="ce107" office:value-type="currency" office:currency="CAD" office:value="8.71" calcext:value-type="currency">
            <text:p>$8,71</text:p>
          </table:table-cell>
          <table:table-cell table:style-name="ce21" table:formula="of:=[.M45]/[.AP45]" office:value-type="percentage" office:value="0.00871" calcext:value-type="percentage">
            <text:p>0,87%</text:p>
          </table:table-cell>
          <table:table-cell table:style-name="ce111" office:value-type="currency" office:currency="DKK" office:value="8.42" calcext:value-type="currency">
            <text:p>kr. 8,42</text:p>
          </table:table-cell>
          <table:table-cell table:style-name="ce21" table:formula="of:=[.O45]/[.AP45]" office:value-type="percentage" office:value="0.00842" calcext:value-type="percentage">
            <text:p>0,84%</text:p>
          </table:table-cell>
          <table:table-cell table:style-name="ce114" office:value-type="currency" office:currency="PLN" office:value="7.31" calcext:value-type="currency">
            <text:p>7,31 zł</text:p>
          </table:table-cell>
          <table:table-cell table:style-name="ce21" table:formula="of:=[.Q45]/[.AP45]" office:value-type="percentage" office:value="0.00731" calcext:value-type="percentage">
            <text:p>0,73%</text:p>
          </table:table-cell>
          <table:table-cell table:style-name="ce117" office:value-type="currency" office:currency="SEK" office:value="0" calcext:value-type="currency">
            <text:p>0,00 kr</text:p>
          </table:table-cell>
          <table:table-cell table:style-name="ce21" table:formula="of:=[.S45]/[.AP45]" office:value-type="percentage" office:value="0" calcext:value-type="percentage">
            <text:p>0,00%</text:p>
          </table:table-cell>
          <table:table-cell table:style-name="ce120" office:value-type="currency" office:currency="BRL" office:value="22.12" calcext:value-type="currency">
            <text:p>R$ 22,12</text:p>
          </table:table-cell>
          <table:table-cell table:style-name="ce21" table:formula="of:=[.U45]/[.AP45]" office:value-type="percentage" office:value="0.02212" calcext:value-type="percentage">
            <text:p>2,21%</text:p>
          </table:table-cell>
          <table:table-cell table:style-name="ce124" office:value-type="currency" office:currency="CZK" office:value="12.04" calcext:value-type="currency">
            <text:p>12,04 Kč</text:p>
          </table:table-cell>
          <table:table-cell table:style-name="ce21" table:formula="of:=[.W45]/[.AP45]" office:value-type="percentage" office:value="0.01204" calcext:value-type="percentage">
            <text:p>1,20%</text:p>
          </table:table-cell>
          <table:table-cell table:style-name="ce127" office:value-type="currency" office:currency="NOK" office:value="7.55" calcext:value-type="currency">
            <text:p>kr 7,55</text:p>
          </table:table-cell>
          <table:table-cell table:style-name="ce21" table:formula="of:=[.Y45]/[.AP45]" office:value-type="percentage" office:value="0.00755" calcext:value-type="percentage">
            <text:p>0,76%</text:p>
          </table:table-cell>
          <table:table-cell table:style-name="ce130" office:value-type="currency" office:currency="NZD" office:value="6.06" calcext:value-type="currency">
            <text:p>$6,06</text:p>
          </table:table-cell>
          <table:table-cell table:style-name="ce21" table:formula="of:=[.AA45]/[.AP45]" office:value-type="percentage" office:value="0.00606" calcext:value-type="percentage">
            <text:p>0,61%</text:p>
          </table:table-cell>
          <table:table-cell table:style-name="ce133" office:value-type="currency" office:currency="CHF" office:value="5.27" calcext:value-type="currency">
            <text:p>CHF 5,27</text:p>
          </table:table-cell>
          <table:table-cell table:style-name="ce21" table:formula="of:=[.AC45]/[.AP45]" office:value-type="percentage" office:value="0.00527" calcext:value-type="percentage">
            <text:p>0,53%</text:p>
          </table:table-cell>
          <table:table-cell table:style-name="ce137" office:value-type="currency" office:currency="JPY" office:value="84" calcext:value-type="currency">
            <text:p>￥84</text:p>
          </table:table-cell>
          <table:table-cell table:style-name="ce21" table:formula="of:=[.AE45]/[.AP45]" office:value-type="percentage" office:value="0.084" calcext:value-type="percentage">
            <text:p>8,40%</text:p>
          </table:table-cell>
          <table:table-cell table:style-name="ce142" office:value-type="currency" office:currency="RON" office:value="8.74" calcext:value-type="currency">
            <text:p>8,74 lei</text:p>
          </table:table-cell>
          <table:table-cell table:style-name="ce21" table:formula="of:=[.AG45]/[.AP45]" office:value-type="percentage" office:value="0.00874" calcext:value-type="percentage">
            <text:p>0,87%</text:p>
          </table:table-cell>
          <table:table-cell table:style-name="ce145" office:value-type="currency" office:currency="BGN" office:value="7.4" calcext:value-type="currency">
            <text:p>7,40 лв.</text:p>
          </table:table-cell>
          <table:table-cell table:style-name="ce21" table:formula="of:=[.AI45]/[.AP45]" office:value-type="percentage" office:value="0.0074" calcext:value-type="percentage">
            <text:p>0,74%</text:p>
          </table:table-cell>
          <table:table-cell table:style-name="ce148" office:value-type="currency" office:currency="TRY" office:value="31.73" calcext:value-type="currency">
            <text:p>₺31,73</text:p>
          </table:table-cell>
          <table:table-cell table:style-name="ce21" table:formula="of:=[.AK45]/[.AP45]" office:value-type="percentage" office:value="0.03173" calcext:value-type="percentage">
            <text:p>3,17%</text:p>
          </table:table-cell>
          <table:table-cell table:style-name="ce151" office:value-type="currency" office:currency="ILS" office:value="7.75" calcext:value-type="currency">
            <text:p>‎₪ 7,75</text:p>
          </table:table-cell>
          <table:table-cell table:style-name="ce21" table:formula="of:=[.AM45]/[.AP45]" office:value-type="percentage" office:value="0.00775" calcext:value-type="percentage">
            <text:p>0,78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Suíça</text:p>
          </table:table-cell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Franco Suíço</text:p>
          </table:table-cell>
          <table:table-cell office:value-type="string" calcext:value-type="string">
            <text:p>CHF</text:p>
          </table:table-cell>
          <table:table-cell table:style-name="ce14" office:value-type="currency" office:currency="EUR" office:value="6.25" calcext:value-type="currency">
            <text:p>€ 6,25</text:p>
          </table:table-cell>
          <table:table-cell table:style-name="ce21" table:formula="of:=[.E46]/[.AP46]" office:value-type="percentage" office:value="0.00625" calcext:value-type="percentage">
            <text:p>0,63%</text:p>
          </table:table-cell>
          <table:table-cell table:style-name="ce25" office:value-type="currency" office:currency="USD" office:value="9.4" calcext:value-type="currency">
            <text:p>$9,40</text:p>
          </table:table-cell>
          <table:table-cell table:style-name="ce21" table:formula="of:=[.G46]/[.AP46]" office:value-type="percentage" office:value="0.0094" calcext:value-type="percentage">
            <text:p>0,94%</text:p>
          </table:table-cell>
          <table:table-cell table:style-name="ce90" office:value-type="currency" office:currency="AUD" office:value="5.64" calcext:value-type="currency">
            <text:p>$5,64</text:p>
          </table:table-cell>
          <table:table-cell table:style-name="ce21" table:formula="of:=[.I46]/[.AP46]" office:value-type="percentage" office:value="0.00564" calcext:value-type="percentage">
            <text:p>0,56%</text:p>
          </table:table-cell>
          <table:table-cell table:style-name="ce104" office:value-type="currency" office:currency="GBP" office:value="4.82" calcext:value-type="currency">
            <text:p>£4,82</text:p>
          </table:table-cell>
          <table:table-cell table:style-name="ce21" table:formula="of:=[.K46]/[.AP46]" office:value-type="percentage" office:value="0.00482" calcext:value-type="percentage">
            <text:p>0,48%</text:p>
          </table:table-cell>
          <table:table-cell table:style-name="ce107" office:value-type="currency" office:currency="CAD" office:value="9.2" calcext:value-type="currency">
            <text:p>$9,20</text:p>
          </table:table-cell>
          <table:table-cell table:style-name="ce21" table:formula="of:=[.M46]/[.AP46]" office:value-type="percentage" office:value="0.0092" calcext:value-type="percentage">
            <text:p>0,92%</text:p>
          </table:table-cell>
          <table:table-cell table:style-name="ce111" office:value-type="currency" office:currency="DKK" office:value="9.32" calcext:value-type="currency">
            <text:p>kr. 9,32</text:p>
          </table:table-cell>
          <table:table-cell table:style-name="ce21" table:formula="of:=[.O46]/[.AP46]" office:value-type="percentage" office:value="0.00932" calcext:value-type="percentage">
            <text:p>0,93%</text:p>
          </table:table-cell>
          <table:table-cell table:style-name="ce114" office:value-type="currency" office:currency="PLN" office:value="8.16" calcext:value-type="currency">
            <text:p>8,16 zł</text:p>
          </table:table-cell>
          <table:table-cell table:style-name="ce21" table:formula="of:=[.Q46]/[.AP46]" office:value-type="percentage" office:value="0.00816" calcext:value-type="percentage">
            <text:p>0,82%</text:p>
          </table:table-cell>
          <table:table-cell table:style-name="ce117" office:value-type="currency" office:currency="SEK" office:value="12.65" calcext:value-type="currency">
            <text:p>12,65 kr</text:p>
          </table:table-cell>
          <table:table-cell table:style-name="ce21" table:formula="of:=[.S46]/[.AP46]" office:value-type="percentage" office:value="0.01265" calcext:value-type="percentage">
            <text:p>1,27%</text:p>
          </table:table-cell>
          <table:table-cell table:style-name="ce120" office:value-type="currency" office:currency="BRL" office:value="23" calcext:value-type="currency">
            <text:p>R$ 23,00</text:p>
          </table:table-cell>
          <table:table-cell table:style-name="ce21" table:formula="of:=[.U46]/[.AP46]" office:value-type="percentage" office:value="0.023" calcext:value-type="percentage">
            <text:p>2,30%</text:p>
          </table:table-cell>
          <table:table-cell table:style-name="ce124" office:value-type="currency" office:currency="CZK" office:value="14.18" calcext:value-type="currency">
            <text:p>14,18 Kč</text:p>
          </table:table-cell>
          <table:table-cell table:style-name="ce21" table:formula="of:=[.W46]/[.AP46]" office:value-type="percentage" office:value="0.01418" calcext:value-type="percentage">
            <text:p>1,42%</text:p>
          </table:table-cell>
          <table:table-cell table:style-name="ce127" office:value-type="currency" office:currency="NOK" office:value="8.61" calcext:value-type="currency">
            <text:p>kr 8,61</text:p>
          </table:table-cell>
          <table:table-cell table:style-name="ce21" table:formula="of:=[.Y46]/[.AP46]" office:value-type="percentage" office:value="0.00861" calcext:value-type="percentage">
            <text:p>0,86%</text:p>
          </table:table-cell>
          <table:table-cell table:style-name="ce130" office:value-type="currency" office:currency="NZD" office:value="5.41" calcext:value-type="currency">
            <text:p>$5,41</text:p>
          </table:table-cell>
          <table:table-cell table:style-name="ce21" table:formula="of:=[.AA46]/[.AP46]" office:value-type="percentage" office:value="0.00541" calcext:value-type="percentage">
            <text:p>0,54%</text:p>
          </table:table-cell>
          <table:table-cell table:style-name="ce133" office:value-type="currency" office:currency="CHF" office:value="0" calcext:value-type="currency">
            <text:p>CHF 0,00</text:p>
          </table:table-cell>
          <table:table-cell table:style-name="ce21" table:formula="of:=[.AC46]/[.AP46]" office:value-type="percentage" office:value="0" calcext:value-type="percentage">
            <text:p>0,00%</text:p>
          </table:table-cell>
          <table:table-cell table:style-name="ce137" office:value-type="currency" office:currency="JPY" office:value="95" calcext:value-type="currency">
            <text:p>￥95</text:p>
          </table:table-cell>
          <table:table-cell table:style-name="ce21" table:formula="of:=[.AE46]/[.AP46]" office:value-type="percentage" office:value="0.095" calcext:value-type="percentage">
            <text:p>9,50%</text:p>
          </table:table-cell>
          <table:table-cell table:style-name="ce142" office:value-type="currency" office:currency="RON" office:value="9.46" calcext:value-type="currency">
            <text:p>9,46 lei</text:p>
          </table:table-cell>
          <table:table-cell table:style-name="ce21" table:formula="of:=[.AG46]/[.AP46]" office:value-type="percentage" office:value="0.00946" calcext:value-type="percentage">
            <text:p>0,95%</text:p>
          </table:table-cell>
          <table:table-cell table:style-name="ce145" office:value-type="currency" office:currency="BGN" office:value="7.94" calcext:value-type="currency">
            <text:p>7,94 лв.</text:p>
          </table:table-cell>
          <table:table-cell table:style-name="ce21" table:formula="of:=[.AI46]/[.AP46]" office:value-type="percentage" office:value="0.00794" calcext:value-type="percentage">
            <text:p>0,79%</text:p>
          </table:table-cell>
          <table:table-cell table:style-name="ce148" office:value-type="currency" office:currency="TRY" office:value="33.48" calcext:value-type="currency">
            <text:p>₺33,48</text:p>
          </table:table-cell>
          <table:table-cell table:style-name="ce21" table:formula="of:=[.AK46]/[.AP46]" office:value-type="percentage" office:value="0.03348" calcext:value-type="percentage">
            <text:p>3,35%</text:p>
          </table:table-cell>
          <table:table-cell table:style-name="ce151" office:value-type="currency" office:currency="ILS" office:value="8.55" calcext:value-type="currency">
            <text:p>‎₪ 8,55</text:p>
          </table:table-cell>
          <table:table-cell table:style-name="ce21" table:formula="of:=[.AM46]/[.AP46]" office:value-type="percentage" office:value="0.00855" calcext:value-type="percentage">
            <text:p>0,86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Tailândia</text:p>
          </table:table-cell>
          <table:table-cell table:style-name="ce5"/>
          <table:table-cell table:style-name="ce8" office:value-type="string" calcext:value-type="string">
            <text:p>Baht Tailandês</text:p>
          </table:table-cell>
          <table:table-cell office:value-type="string" calcext:value-type="string">
            <text:p>THB</text:p>
          </table:table-cell>
          <table:table-cell table:style-name="ce14" office:value-type="currency" office:currency="EUR" office:value="7.89" calcext:value-type="currency">
            <text:p>€ 7,89</text:p>
          </table:table-cell>
          <table:table-cell table:style-name="ce18" table:formula="of:=[.E47]/[.AP47]" office:value-type="percentage" office:value="0.00789" calcext:value-type="percentage">
            <text:p>0,79%</text:p>
          </table:table-cell>
          <table:table-cell table:style-name="ce25" office:value-type="currency" office:currency="USD" office:value="11.03" calcext:value-type="currency">
            <text:p>$11,03</text:p>
          </table:table-cell>
          <table:table-cell table:style-name="ce18" table:formula="of:=[.G47]/[.AP47]" office:value-type="percentage" office:value="0.01103" calcext:value-type="percentage">
            <text:p>1,10%</text:p>
          </table:table-cell>
          <table:table-cell table:style-name="ce90" office:value-type="currency" office:currency="AUD" office:value="7.48" calcext:value-type="currency">
            <text:p>$7,48</text:p>
          </table:table-cell>
          <table:table-cell table:style-name="ce18" table:formula="of:=[.I47]/[.AP47]" office:value-type="percentage" office:value="0.00748" calcext:value-type="percentage">
            <text:p>0,75%</text:p>
          </table:table-cell>
          <table:table-cell table:style-name="ce104" office:value-type="currency" office:currency="GBP" office:value="6.38" calcext:value-type="currency">
            <text:p>£6,38</text:p>
          </table:table-cell>
          <table:table-cell table:style-name="ce18" table:formula="of:=[.K47]/[.AP47]" office:value-type="percentage" office:value="0.00638" calcext:value-type="percentage">
            <text:p>0,64%</text:p>
          </table:table-cell>
          <table:table-cell table:style-name="ce107" office:value-type="currency" office:currency="CAD" office:value="10.96" calcext:value-type="currency">
            <text:p>$10,96</text:p>
          </table:table-cell>
          <table:table-cell table:style-name="ce18" table:formula="of:=[.M47]/[.AP47]" office:value-type="percentage" office:value="0.01096" calcext:value-type="percentage">
            <text:p>1,10%</text:p>
          </table:table-cell>
          <table:table-cell table:style-name="ce111" office:value-type="currency" office:currency="DKK" office:value="13.85" calcext:value-type="currency">
            <text:p>kr. 13,85</text:p>
          </table:table-cell>
          <table:table-cell table:style-name="ce18" table:formula="of:=[.O47]/[.AP47]" office:value-type="percentage" office:value="0.01385" calcext:value-type="percentage">
            <text:p>1,39%</text:p>
          </table:table-cell>
          <table:table-cell table:style-name="ce114" office:value-type="currency" office:currency="PLN" office:value="11.33" calcext:value-type="currency">
            <text:p>11,33 zł</text:p>
          </table:table-cell>
          <table:table-cell table:style-name="ce18" table:formula="of:=[.Q47]/[.AP47]" office:value-type="percentage" office:value="0.01133" calcext:value-type="percentage">
            <text:p>1,13%</text:p>
          </table:table-cell>
          <table:table-cell table:style-name="ce117" office:value-type="currency" office:currency="SEK" office:value="18.56" calcext:value-type="currency">
            <text:p>18,56 kr</text:p>
          </table:table-cell>
          <table:table-cell table:style-name="ce18" table:formula="of:=[.S47]/[.AP47]" office:value-type="percentage" office:value="0.01856" calcext:value-type="percentage">
            <text:p>1,86%</text:p>
          </table:table-cell>
          <table:table-cell table:style-name="ce120" office:value-type="currency" office:currency="BRL" office:value="26.16" calcext:value-type="currency">
            <text:p>R$ 26,16</text:p>
          </table:table-cell>
          <table:table-cell table:style-name="ce18" table:formula="of:=[.U47]/[.AP47]" office:value-type="percentage" office:value="0.02616" calcext:value-type="percentage">
            <text:p>2,62%</text:p>
          </table:table-cell>
          <table:table-cell table:style-name="ce124" office:value-type="currency" office:currency="CZK" office:value="26.23" calcext:value-type="currency">
            <text:p>26,23 Kč</text:p>
          </table:table-cell>
          <table:table-cell table:style-name="ce18" table:formula="of:=[.W47]/[.AP47]" office:value-type="percentage" office:value="0.02623" calcext:value-type="percentage">
            <text:p>2,62%</text:p>
          </table:table-cell>
          <table:table-cell table:style-name="ce127" office:value-type="currency" office:currency="NOK" office:value="14.39" calcext:value-type="currency">
            <text:p>kr 14,39</text:p>
          </table:table-cell>
          <table:table-cell table:style-name="ce18" table:formula="of:=[.Y47]/[.AP47]" office:value-type="percentage" office:value="0.01439" calcext:value-type="percentage">
            <text:p>1,44%</text:p>
          </table:table-cell>
          <table:table-cell table:style-name="ce130" office:value-type="currency" office:currency="NZD" office:value="12.1" calcext:value-type="currency">
            <text:p>$12,10</text:p>
          </table:table-cell>
          <table:table-cell table:style-name="ce18" table:formula="of:=[.AA47]/[.AP47]" office:value-type="percentage" office:value="0.0121" calcext:value-type="percentage">
            <text:p>1,21%</text:p>
          </table:table-cell>
          <table:table-cell table:style-name="ce133" office:value-type="currency" office:currency="CHF" office:value="7.37" calcext:value-type="currency">
            <text:p>CHF 7,37</text:p>
          </table:table-cell>
          <table:table-cell table:style-name="ce18" table:formula="of:=[.AC47]/[.AP47]" office:value-type="percentage" office:value="0.00737" calcext:value-type="percentage">
            <text:p>0,74%</text:p>
          </table:table-cell>
          <table:table-cell table:style-name="ce137" office:value-type="currency" office:currency="JPY" office:value="159" calcext:value-type="currency">
            <text:p>￥159</text:p>
          </table:table-cell>
          <table:table-cell table:style-name="ce18" table:formula="of:=[.AE47]/[.AP47]" office:value-type="percentage" office:value="0.159" calcext:value-type="percentage">
            <text:p>15,90%</text:p>
          </table:table-cell>
          <table:table-cell table:style-name="ce142" office:value-type="currency" office:currency="RON" office:value="12.9" calcext:value-type="currency">
            <text:p>12,90 lei</text:p>
          </table:table-cell>
          <table:table-cell table:style-name="ce18" table:formula="of:=[.AG47]/[.AP47]" office:value-type="percentage" office:value="0.0129" calcext:value-type="percentage">
            <text:p>1,29%</text:p>
          </table:table-cell>
          <table:table-cell table:style-name="ce145" office:value-type="currency" office:currency="BGN" office:value="9.99" calcext:value-type="currency">
            <text:p>9,99 лв.</text:p>
          </table:table-cell>
          <table:table-cell table:style-name="ce18" table:formula="of:=[.AI47]/[.AP47]" office:value-type="percentage" office:value="0.00999" calcext:value-type="percentage">
            <text:p>1,00%</text:p>
          </table:table-cell>
          <table:table-cell table:style-name="ce148" office:value-type="currency" office:currency="TRY" office:value="42.18" calcext:value-type="currency">
            <text:p>₺42,18</text:p>
          </table:table-cell>
          <table:table-cell table:style-name="ce18" table:formula="of:=[.AK47]/[.AP47]" office:value-type="percentage" office:value="0.04218" calcext:value-type="percentage">
            <text:p>4,22%</text:p>
          </table:table-cell>
          <table:table-cell table:style-name="ce151" office:value-type="currency" office:currency="ILS" office:value="11.18" calcext:value-type="currency">
            <text:p>‎₪ 11,18</text:p>
          </table:table-cell>
          <table:table-cell table:style-name="ce18" table:formula="of:=[.AM47]/[.AP47]" office:value-type="percentage" office:value="0.01118" calcext:value-type="percentage">
            <text:p>1,12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>
          <table:table-cell table:style-name="ce5" office:value-type="string" calcext:value-type="string">
            <text:p>Turquia</text:p>
          </table:table-cell>
          <table:table-cell table:style-name="ce5" office:value-type="float" office:value="90" calcext:value-type="float">
            <text:p>90</text:p>
          </table:table-cell>
          <table:table-cell table:style-name="ce8" office:value-type="string" calcext:value-type="string">
            <text:p>Lira Turca</text:p>
          </table:table-cell>
          <table:table-cell office:value-type="string" calcext:value-type="string">
            <text:p>TRY</text:p>
          </table:table-cell>
          <table:table-cell table:style-name="ce14" office:value-type="currency" office:currency="EUR" office:value="12.19" calcext:value-type="currency">
            <text:p>€ 12,19</text:p>
          </table:table-cell>
          <table:table-cell table:style-name="ce21" table:formula="of:=[.E48]/[.AP48]" office:value-type="percentage" office:value="0.01219" calcext:value-type="percentage">
            <text:p>1,22%</text:p>
          </table:table-cell>
          <table:table-cell table:style-name="ce25" office:value-type="currency" office:currency="USD" office:value="15.24" calcext:value-type="currency">
            <text:p>$15,24</text:p>
          </table:table-cell>
          <table:table-cell table:style-name="ce21" table:formula="of:=[.G48]/[.AP48]" office:value-type="percentage" office:value="0.01524" calcext:value-type="percentage">
            <text:p>1,52%</text:p>
          </table:table-cell>
          <table:table-cell table:style-name="ce90" office:value-type="currency" office:currency="AUD" office:value="12.24" calcext:value-type="currency">
            <text:p>$12,24</text:p>
          </table:table-cell>
          <table:table-cell table:style-name="ce21" table:formula="of:=[.I48]/[.AP48]" office:value-type="percentage" office:value="0.01224" calcext:value-type="percentage">
            <text:p>1,22%</text:p>
          </table:table-cell>
          <table:table-cell table:style-name="ce104" office:value-type="currency" office:currency="GBP" office:value="10.59" calcext:value-type="currency">
            <text:p>£10,59</text:p>
          </table:table-cell>
          <table:table-cell table:style-name="ce21" table:formula="of:=[.K48]/[.AP48]" office:value-type="percentage" office:value="0.01059" calcext:value-type="percentage">
            <text:p>1,06%</text:p>
          </table:table-cell>
          <table:table-cell table:style-name="ce107" office:value-type="currency" office:currency="CAD" office:value="14.9" calcext:value-type="currency">
            <text:p>$14,90</text:p>
          </table:table-cell>
          <table:table-cell table:style-name="ce21" table:formula="of:=[.M48]/[.AP48]" office:value-type="percentage" office:value="0.0149" calcext:value-type="percentage">
            <text:p>1,49%</text:p>
          </table:table-cell>
          <table:table-cell table:style-name="ce111" office:value-type="currency" office:currency="DKK" office:value="18.81" calcext:value-type="currency">
            <text:p>kr. 18,81</text:p>
          </table:table-cell>
          <table:table-cell table:style-name="ce21" table:formula="of:=[.O48]/[.AP48]" office:value-type="percentage" office:value="0.01881" calcext:value-type="percentage">
            <text:p>1,88%</text:p>
          </table:table-cell>
          <table:table-cell table:style-name="ce114" office:value-type="currency" office:currency="PLN" office:value="17.52" calcext:value-type="currency">
            <text:p>17,52 zł</text:p>
          </table:table-cell>
          <table:table-cell table:style-name="ce21" table:formula="of:=[.Q48]/[.AP48]" office:value-type="percentage" office:value="0.01752" calcext:value-type="percentage">
            <text:p>1,75%</text:p>
          </table:table-cell>
          <table:table-cell table:style-name="ce117" office:value-type="currency" office:currency="SEK" office:value="28.92" calcext:value-type="currency">
            <text:p>28,92 kr</text:p>
          </table:table-cell>
          <table:table-cell table:style-name="ce21" table:formula="of:=[.S48]/[.AP48]" office:value-type="percentage" office:value="0.02892" calcext:value-type="percentage">
            <text:p>2,89%</text:p>
          </table:table-cell>
          <table:table-cell table:style-name="ce120" office:value-type="currency" office:currency="BRL" office:value="34.65" calcext:value-type="currency">
            <text:p>R$ 34,65</text:p>
          </table:table-cell>
          <table:table-cell table:style-name="ce21" table:formula="of:=[.U48]/[.AP48]" office:value-type="percentage" office:value="0.03465" calcext:value-type="percentage">
            <text:p>3,47%</text:p>
          </table:table-cell>
          <table:table-cell table:style-name="ce124" office:value-type="currency" office:currency="CZK" office:value="33.49" calcext:value-type="currency">
            <text:p>33,49 Kč</text:p>
          </table:table-cell>
          <table:table-cell table:style-name="ce21" table:formula="of:=[.W48]/[.AP48]" office:value-type="percentage" office:value="0.03349" calcext:value-type="percentage">
            <text:p>3,35%</text:p>
          </table:table-cell>
          <table:table-cell table:style-name="ce127" office:value-type="currency" office:currency="NOK" office:value="24.82" calcext:value-type="currency">
            <text:p>kr 24,82</text:p>
          </table:table-cell>
          <table:table-cell table:style-name="ce21" table:formula="of:=[.Y48]/[.AP48]" office:value-type="percentage" office:value="0.02482" calcext:value-type="percentage">
            <text:p>2,48%</text:p>
          </table:table-cell>
          <table:table-cell table:style-name="ce130" office:value-type="currency" office:currency="NZD" office:value="12.66" calcext:value-type="currency">
            <text:p>$12,66</text:p>
          </table:table-cell>
          <table:table-cell table:style-name="ce21" table:formula="of:=[.AA48]/[.AP48]" office:value-type="percentage" office:value="0.01266" calcext:value-type="percentage">
            <text:p>1,27%</text:p>
          </table:table-cell>
          <table:table-cell table:style-name="ce133" office:value-type="currency" office:currency="CHF" office:value="11.14" calcext:value-type="currency">
            <text:p>CHF 11,14</text:p>
          </table:table-cell>
          <table:table-cell table:style-name="ce21" table:formula="of:=[.AC48]/[.AP48]" office:value-type="percentage" office:value="0.01114" calcext:value-type="percentage">
            <text:p>1,11%</text:p>
          </table:table-cell>
          <table:table-cell table:style-name="ce137" office:value-type="currency" office:currency="JPY" office:value="242" calcext:value-type="currency">
            <text:p>￥242</text:p>
          </table:table-cell>
          <table:table-cell table:style-name="ce21" table:formula="of:=[.AE48]/[.AP48]" office:value-type="percentage" office:value="0.242" calcext:value-type="percentage">
            <text:p>24,20%</text:p>
          </table:table-cell>
          <table:table-cell table:style-name="ce142" office:value-type="currency" office:currency="RON" office:value="17.42" calcext:value-type="currency">
            <text:p>17,42 lei</text:p>
          </table:table-cell>
          <table:table-cell table:style-name="ce21" table:formula="of:=[.AG48]/[.AP48]" office:value-type="percentage" office:value="0.01742" calcext:value-type="percentage">
            <text:p>1,74%</text:p>
          </table:table-cell>
          <table:table-cell table:style-name="ce145" office:value-type="currency" office:currency="BGN" office:value="14.94" calcext:value-type="currency">
            <text:p>14,94 лв.</text:p>
          </table:table-cell>
          <table:table-cell table:style-name="ce21" table:formula="of:=[.AI48]/[.AP48]" office:value-type="percentage" office:value="0.01494" calcext:value-type="percentage">
            <text:p>1,49%</text:p>
          </table:table-cell>
          <table:table-cell office:value-type="currency" office:currency="TRY" office:value="0" calcext:value-type="currency">
            <text:p>₺0,00</text:p>
          </table:table-cell>
          <table:table-cell table:style-name="ce21" table:formula="of:=[.AK48]/[.AP48]" office:value-type="percentage" office:value="0" calcext:value-type="percentage">
            <text:p>0,00%</text:p>
          </table:table-cell>
          <table:table-cell table:style-name="ce151" office:value-type="currency" office:currency="ILS" office:value="16.27" calcext:value-type="currency">
            <text:p>‎₪ 16,27</text:p>
          </table:table-cell>
          <table:table-cell table:style-name="ce21" table:formula="of:=[.AM48]/[.AP48]" office:value-type="percentage" office:value="0.01627" calcext:value-type="percentage">
            <text:p>1,63%</text:p>
          </table:table-cell>
          <table:table-cell table:style-name="ce5"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office:value-type="string" calcext:value-type="string">
            <text:p>Ucrânia</text:p>
          </table:table-cell>
          <table:table-cell/>
          <table:table-cell office:value-type="string" calcext:value-type="string">
            <text:p>Grívnia Ucraniana</text:p>
          </table:table-cell>
          <table:table-cell office:value-type="string" calcext:value-type="string">
            <text:p>UAH</text:p>
          </table:table-cell>
          <table:table-cell office:value-type="currency" office:currency="EUR" office:value="12.08" calcext:value-type="currency">
            <text:p>€ 12,08</text:p>
          </table:table-cell>
          <table:table-cell table:style-name="ce18" table:formula="of:=[.E49]/[.AP49]" office:value-type="percentage" office:value="0.01208" calcext:value-type="percentage">
            <text:p>1,21%</text:p>
          </table:table-cell>
          <table:table-cell office:value-type="currency" office:currency="USD" office:value="7.03" calcext:value-type="currency">
            <text:p>$7,03</text:p>
          </table:table-cell>
          <table:table-cell table:style-name="ce18" table:formula="of:=[.G49]/[.AP49]" office:value-type="percentage" office:value="0.00703" calcext:value-type="percentage">
            <text:p>0,70%</text:p>
          </table:table-cell>
          <table:table-cell office:value-type="currency" office:currency="AUD" office:value="6.7" calcext:value-type="currency">
            <text:p>$6,70</text:p>
          </table:table-cell>
          <table:table-cell table:style-name="ce18" table:formula="of:=[.I49]/[.AP49]" office:value-type="percentage" office:value="0.0067" calcext:value-type="percentage">
            <text:p>0,67%</text:p>
          </table:table-cell>
          <table:table-cell office:value-type="currency" office:currency="GBP" office:value="6.02" calcext:value-type="currency">
            <text:p>£6,02</text:p>
          </table:table-cell>
          <table:table-cell table:style-name="ce18" table:formula="of:=[.K49]/[.AP49]" office:value-type="percentage" office:value="0.00602" calcext:value-type="percentage">
            <text:p>0,60%</text:p>
          </table:table-cell>
          <table:table-cell office:value-type="currency" office:currency="CAD" office:value="7.97" calcext:value-type="currency">
            <text:p>$7,97</text:p>
          </table:table-cell>
          <table:table-cell table:style-name="ce18" table:formula="of:=[.M49]/[.AP49]" office:value-type="percentage" office:value="0.00797" calcext:value-type="percentage">
            <text:p>0,80%</text:p>
          </table:table-cell>
          <table:table-cell office:value-type="currency" office:currency="DKK" office:value="14.8" calcext:value-type="currency">
            <text:p>kr. 14,80</text:p>
          </table:table-cell>
          <table:table-cell table:style-name="ce18" table:formula="of:=[.O49]/[.AP49]" office:value-type="percentage" office:value="0.0148" calcext:value-type="percentage">
            <text:p>1,48%</text:p>
          </table:table-cell>
          <table:table-cell office:value-type="currency" office:currency="PLN" office:value="14.56" calcext:value-type="currency">
            <text:p>14,56 zł</text:p>
          </table:table-cell>
          <table:table-cell table:style-name="ce18" table:formula="of:=[.Q49]/[.AP49]" office:value-type="percentage" office:value="0.01456" calcext:value-type="percentage">
            <text:p>1,46%</text:p>
          </table:table-cell>
          <table:table-cell office:value-type="currency" office:currency="SEK" office:value="20.32" calcext:value-type="currency">
            <text:p>20,32 kr</text:p>
          </table:table-cell>
          <table:table-cell table:style-name="ce18" table:formula="of:=[.S49]/[.AP49]" office:value-type="percentage" office:value="0.02032" calcext:value-type="percentage">
            <text:p>2,03%</text:p>
          </table:table-cell>
          <table:table-cell office:value-type="currency" office:currency="BRL" office:value="22.95" calcext:value-type="currency">
            <text:p>R$ 22,95</text:p>
          </table:table-cell>
          <table:table-cell table:style-name="ce18" table:formula="of:=[.U49]/[.AP49]" office:value-type="percentage" office:value="0.02295" calcext:value-type="percentage">
            <text:p>2,30%</text:p>
          </table:table-cell>
          <table:table-cell office:value-type="currency" office:currency="CZK" office:value="17.66" calcext:value-type="currency">
            <text:p>17,66 Kč</text:p>
          </table:table-cell>
          <table:table-cell table:style-name="ce18" table:formula="of:=[.W49]/[.AP49]" office:value-type="percentage" office:value="0.01766" calcext:value-type="percentage">
            <text:p>1,77%</text:p>
          </table:table-cell>
          <table:table-cell office:value-type="currency" office:currency="NOK" office:value="11.93" calcext:value-type="currency">
            <text:p>kr 11,93</text:p>
          </table:table-cell>
          <table:table-cell table:style-name="ce18" table:formula="of:=[.Y49]/[.AP49]" office:value-type="percentage" office:value="0.01193" calcext:value-type="percentage">
            <text:p>1,19%</text:p>
          </table:table-cell>
          <table:table-cell office:value-type="currency" office:currency="NZD" office:value="6.44" calcext:value-type="currency">
            <text:p>$6,44</text:p>
          </table:table-cell>
          <table:table-cell table:style-name="ce18" table:formula="of:=[.AA49]/[.AP49]" office:value-type="percentage" office:value="0.00644" calcext:value-type="percentage">
            <text:p>0,64%</text:p>
          </table:table-cell>
          <table:table-cell office:value-type="currency" office:currency="CHF" office:value="6.9" calcext:value-type="currency">
            <text:p>CHF 6,90</text:p>
          </table:table-cell>
          <table:table-cell table:style-name="ce18" table:formula="of:=[.AC49]/[.AP49]" office:value-type="percentage" office:value="0.0069" calcext:value-type="percentage">
            <text:p>0,69%</text:p>
          </table:table-cell>
          <table:table-cell office:value-type="currency" office:currency="JPY" office:value="68" calcext:value-type="currency">
            <text:p>￥68</text:p>
          </table:table-cell>
          <table:table-cell table:style-name="ce18" table:formula="of:=[.AE49]/[.AP49]" office:value-type="percentage" office:value="0.068" calcext:value-type="percentage">
            <text:p>6,80%</text:p>
          </table:table-cell>
          <table:table-cell office:value-type="currency" office:currency="RON" office:value="14.7" calcext:value-type="currency">
            <text:p>14,70 lei</text:p>
          </table:table-cell>
          <table:table-cell table:style-name="ce18" table:formula="of:=[.AG49]/[.AP49]" office:value-type="percentage" office:value="0.0147" calcext:value-type="percentage">
            <text:p>1,47%</text:p>
          </table:table-cell>
          <table:table-cell office:value-type="currency" office:currency="BGN" office:value="14.44" calcext:value-type="currency">
            <text:p>14,44 лв.</text:p>
          </table:table-cell>
          <table:table-cell table:style-name="ce18" table:formula="of:=[.AI49]/[.AP49]" office:value-type="percentage" office:value="0.01444" calcext:value-type="percentage">
            <text:p>1,44%</text:p>
          </table:table-cell>
          <table:table-cell office:value-type="currency" office:currency="TRY" office:value="31.33" calcext:value-type="currency">
            <text:p>₺31,33</text:p>
          </table:table-cell>
          <table:table-cell table:style-name="ce18" table:formula="of:=[.AK49]/[.AP49]" office:value-type="percentage" office:value="0.03133" calcext:value-type="percentage">
            <text:p>3,13%</text:p>
          </table:table-cell>
          <table:table-cell office:value-type="currency" office:currency="ILS" office:value="9.06" calcext:value-type="currency">
            <text:p>‎₪ 9,06</text:p>
          </table:table-cell>
          <table:table-cell table:style-name="ce18" table:formula="of:=[.AM49]/[.AP49]" office:value-type="percentage" office:value="0.00906" calcext:value-type="percentage">
            <text:p>0,91%</text:p>
          </table:table-cell>
          <table:table-cell table:style-name="ce153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visibility="filter">
          <table:table-cell table:style-name="ce5" office:value-type="string" calcext:value-type="string">
            <text:p>Uruguai</text:p>
          </table:table-cell>
          <table:table-cell table:style-name="ce5"/>
          <table:table-cell table:style-name="ce8" office:value-type="string" calcext:value-type="string">
            <text:p>Peso Uruguaio</text:p>
          </table:table-cell>
          <table:table-cell office:value-type="string" calcext:value-type="string">
            <text:p>UYU</text:p>
          </table:table-cell>
          <table:table-cell table:style-name="ce14" office:value-type="currency" office:currency="EUR" office:value="26.5" calcext:value-type="currency">
            <text:p>€ 26,50</text:p>
          </table:table-cell>
          <table:table-cell table:style-name="ce18" table:formula="of:=[.E50]/[.AP50]" office:value-type="percentage" office:value="0.0265" calcext:value-type="percentage">
            <text:p>2,65%</text:p>
          </table:table-cell>
          <table:table-cell table:style-name="ce25" office:value-type="currency" office:currency="USD" office:value="29.46" calcext:value-type="currency">
            <text:p>$29,46</text:p>
          </table:table-cell>
          <table:table-cell table:style-name="ce18" table:formula="of:=[.G50]/[.AP50]" office:value-type="percentage" office:value="0.02946" calcext:value-type="percentage">
            <text:p>2,95%</text:p>
          </table:table-cell>
          <table:table-cell table:style-name="ce90" office:value-type="currency" office:currency="AUD" office:value="28.1" calcext:value-type="currency">
            <text:p>$28,10</text:p>
          </table:table-cell>
          <table:table-cell table:style-name="ce18" table:formula="of:=[.I50]/[.AP50]" office:value-type="percentage" office:value="0.0281" calcext:value-type="percentage">
            <text:p>2,81%</text:p>
          </table:table-cell>
          <table:table-cell table:style-name="ce104" office:value-type="currency" office:currency="GBP" office:value="24.77" calcext:value-type="currency">
            <text:p>£24,77</text:p>
          </table:table-cell>
          <table:table-cell table:style-name="ce18" table:formula="of:=[.K50]/[.AP50]" office:value-type="percentage" office:value="0.02477" calcext:value-type="percentage">
            <text:p>2,48%</text:p>
          </table:table-cell>
          <table:table-cell table:style-name="ce107" office:value-type="currency" office:currency="CAD" office:value="14.16" calcext:value-type="currency">
            <text:p>$14,16</text:p>
          </table:table-cell>
          <table:table-cell table:style-name="ce18" table:formula="of:=[.M50]/[.AP50]" office:value-type="percentage" office:value="0.01416" calcext:value-type="percentage">
            <text:p>1,42%</text:p>
          </table:table-cell>
          <table:table-cell table:style-name="ce111" office:value-type="currency" office:currency="DKK" office:value="19.3" calcext:value-type="currency">
            <text:p>kr. 19,30</text:p>
          </table:table-cell>
          <table:table-cell table:style-name="ce18" table:formula="of:=[.O50]/[.AP50]" office:value-type="percentage" office:value="0.0193" calcext:value-type="percentage">
            <text:p>1,93%</text:p>
          </table:table-cell>
          <table:table-cell table:style-name="ce114" office:value-type="currency" office:currency="PLN" office:value="40.11" calcext:value-type="currency">
            <text:p>40,11 zł</text:p>
          </table:table-cell>
          <table:table-cell table:style-name="ce18" table:formula="of:=[.Q50]/[.AP50]" office:value-type="percentage" office:value="0.04011" calcext:value-type="percentage">
            <text:p>4,01%</text:p>
          </table:table-cell>
          <table:table-cell table:style-name="ce117" office:value-type="currency" office:currency="SEK" office:value="67.31" calcext:value-type="currency">
            <text:p>67,31 kr</text:p>
          </table:table-cell>
          <table:table-cell table:style-name="ce18" table:formula="of:=[.S50]/[.AP50]" office:value-type="percentage" office:value="0.06731" calcext:value-type="percentage">
            <text:p>6,73%</text:p>
          </table:table-cell>
          <table:table-cell table:style-name="ce120" office:value-type="currency" office:currency="BRL" office:value="56.81" calcext:value-type="currency">
            <text:p>R$ 56,81</text:p>
          </table:table-cell>
          <table:table-cell table:style-name="ce18" table:formula="of:=[.U50]/[.AP50]" office:value-type="percentage" office:value="0.05681" calcext:value-type="percentage">
            <text:p>5,68%</text:p>
          </table:table-cell>
          <table:table-cell table:style-name="ce124" office:value-type="currency" office:currency="CZK" office:value="123.61" calcext:value-type="currency">
            <text:p>123,61 Kč</text:p>
          </table:table-cell>
          <table:table-cell table:style-name="ce18" table:formula="of:=[.W50]/[.AP50]" office:value-type="percentage" office:value="0.12361" calcext:value-type="percentage">
            <text:p>12,36%</text:p>
          </table:table-cell>
          <table:table-cell table:style-name="ce127" office:value-type="currency" office:currency="NOK" office:value="60.1" calcext:value-type="currency">
            <text:p>kr 60,10</text:p>
          </table:table-cell>
          <table:table-cell table:style-name="ce18" table:formula="of:=[.Y50]/[.AP50]" office:value-type="percentage" office:value="0.0601" calcext:value-type="percentage">
            <text:p>6,01%</text:p>
          </table:table-cell>
          <table:table-cell table:style-name="ce130" office:value-type="currency" office:currency="NZD" office:value="28.1" calcext:value-type="currency">
            <text:p>$28,10</text:p>
          </table:table-cell>
          <table:table-cell table:style-name="ce18" table:formula="of:=[.AA50]/[.AP50]" office:value-type="percentage" office:value="0.0281" calcext:value-type="percentage">
            <text:p>2,81%</text:p>
          </table:table-cell>
          <table:table-cell table:style-name="ce133" office:value-type="currency" office:currency="CHF" office:value="26.4" calcext:value-type="currency">
            <text:p>CHF 26,40</text:p>
          </table:table-cell>
          <table:table-cell table:style-name="ce18" table:formula="of:=[.AC50]/[.AP50]" office:value-type="percentage" office:value="0.0264" calcext:value-type="percentage">
            <text:p>2,64%</text:p>
          </table:table-cell>
          <table:table-cell table:style-name="ce137" office:value-type="currency" office:currency="JPY" office:value="546" calcext:value-type="currency">
            <text:p>￥546</text:p>
          </table:table-cell>
          <table:table-cell table:style-name="ce18" table:formula="of:=[.AE50]/[.AP50]" office:value-type="percentage" office:value="0.546" calcext:value-type="percentage">
            <text:p>54,60%</text:p>
          </table:table-cell>
          <table:table-cell table:style-name="ce142" office:value-type="currency" office:currency="RON" office:value="43.13" calcext:value-type="currency">
            <text:p>43,13 lei</text:p>
          </table:table-cell>
          <table:table-cell table:style-name="ce18" table:formula="of:=[.AG50]/[.AP50]" office:value-type="percentage" office:value="0.04313" calcext:value-type="percentage">
            <text:p>4,31%</text:p>
          </table:table-cell>
          <table:table-cell table:style-name="ce145" office:value-type="currency" office:currency="BGN" office:value="31.62" calcext:value-type="currency">
            <text:p>31,62 лв.</text:p>
          </table:table-cell>
          <table:table-cell table:style-name="ce18" table:formula="of:=[.AI50]/[.AP50]" office:value-type="percentage" office:value="0.03162" calcext:value-type="percentage">
            <text:p>3,16%</text:p>
          </table:table-cell>
          <table:table-cell table:style-name="ce148" office:value-type="currency" office:currency="TRY" office:value="92.18" calcext:value-type="currency">
            <text:p>₺92,18</text:p>
          </table:table-cell>
          <table:table-cell table:style-name="ce18" table:formula="of:=[.AK50]/[.AP50]" office:value-type="percentage" office:value="0.09218" calcext:value-type="percentage">
            <text:p>9,22%</text:p>
          </table:table-cell>
          <table:table-cell table:style-name="ce151" office:value-type="currency" office:currency="ILS" office:value="38.68" calcext:value-type="currency">
            <text:p>‎₪ 38,68</text:p>
          </table:table-cell>
          <table:table-cell table:style-name="ce18" table:formula="of:=[.AM50]/[.AP50]" office:value-type="percentage" office:value="0.03868" calcext:value-type="percentage">
            <text:p>3,87%</text:p>
          </table:table-cell>
          <table:table-cell table:style-name="ce5" office:value-type="string" calcext:value-type="string">
            <text:p>F</text:p>
          </table:table-cell>
          <table:table-cell office:value-type="float" office:value="1000" calcext:value-type="float">
            <text:p>1000</text:p>
          </table:table-cell>
          <table:table-cell table:number-columns-repeated="98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AP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42P0" style:volatile="true" number:language="pt" number:country="BR">
      <number:currency-symbol number:language="de" number:country="LI">CHF</number:currency-symbol>
      <number:text> </number:text>
      <number:number number:decimal-places="2" number:min-decimal-places="2" number:min-integer-digits="1" number:grouping="true"/>
    </number:currency-style>
    <number:currency-style style:name="N10142" number:language="pt" number:country="BR">
      <style:text-properties fo:color="#ff0000"/>
      <number:currency-symbol number:language="de" number:country="LI">CHF</number:currency-symbol>
      <number:text>-</number:text>
      <number:number number:decimal-places="2" number:min-decimal-places="2" number:min-integer-digits="1" number:grouping="true"/>
      <style:map style:condition="value()&gt;=0" style:apply-style-name="N10142P0"/>
    </number:currency-style>
    <number:currency-style style:name="N10140P0" style:volatile="true" number:language="pt" number:country="BR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40" number:language="pt" number:country="BR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40P0"/>
    </number:currency-style>
    <number:currency-style style:name="N10138P0" style:volatile="true" number:language="pt" number:country="BR">
      <number:currency-symbol number:language="he" number:country="IL">‎₪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pt" number:country="BR">
      <style:text-properties fo:color="#ff0000"/>
      <number:currency-symbol number:language="he" number:country="IL">‎₪</number:currency-symbol>
      <number:text> -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6P0" style:volatile="true" number:language="pt" number:country="BR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36" number:language="pt" number:country="BR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36P0"/>
    </number:currency-style>
    <number:currency-style style:name="N10134P0" style:volatile="true" number:language="pt" number:country="B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4" number:language="pt" number:country="B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4P0"/>
    </number:currency-style>
    <number:currency-style style:name="N10108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108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108P0"/>
    </number:currency-style>
    <number:currency-style style:name="N10110P0" style:volatile="true" number:language="pt" number:country="BR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pt" number:country="BR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pt" number:country="BR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14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14P0"/>
    </number:currency-style>
    <number:currency-style style:name="N10116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16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16P0"/>
    </number:currency-style>
    <number:currency-style style:name="N10118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8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8P0"/>
    </number:currency-style>
    <number:currency-style style:name="N10120P0" style:volatile="true" number:language="pt" number:country="BR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pt" number:country="BR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pt" number:country="B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22" number:language="pt" number:country="B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pt" number:country="BR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24" number:language="pt" number:country="BR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24P0"/>
    </number:currency-style>
    <number:currency-style style:name="N10126P0" style:volatile="true" number:language="pt" number:country="BR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26" number:language="pt" number:country="BR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26P0"/>
    </number:currency-style>
    <number:currency-style style:name="N10128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8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8P0"/>
    </number:currency-style>
    <number:currency-style style:name="N10130P0" style:volatile="true" number:language="pt" number:country="BR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pt" number:country="BR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132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00:49.537665580</meta:creation-date>
    <dc:date>2024-01-23T10:12:07.801149943</dc:date>
    <meta:editing-duration>PT2H52M7S</meta:editing-duration>
    <meta:editing-cycles>26</meta:editing-cycles>
    <meta:generator>LibreOffice/7.3.7.2$Linux_X86_64 LibreOffice_project/30$Build-2</meta:generator>
    <meta:document-statistic meta:table-count="1" meta:cell-count="2085" meta:object-count="0"/>
  </office:meta>
</office:document-meta>
</file>